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Cascadia Code Light" svg:font-family="'Cascadia Code Light'" style:font-family-generic="modern" style:font-pitch="fixed"/>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pitch="variable"/>
    <style:font-face style:name="Courier New1" svg:font-family="'Courier New'"/>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marker-end="Arrow_20_short" draw:fill="gradient" draw:fill-gradient-name="Gradient_20_1" draw:gradient-step-count="0" draw:textarea-horizontal-align="justify" draw:textarea-vertical-align="middle" draw:auto-grow-height="false" fo:min-height="7.402cm" fo:min-width="14.74cm" style:writing-mode="lr-tb" loext:decorative="false"/>
      <style:paragraph-properties style:writing-mode="lr-tb"/>
    </style:style>
    <style:style style:name="gr2" style:family="graphic" style:parent-style-name="objectwithoutfill">
      <style:graphic-properties svg:stroke-width="0.035cm" svg:stroke-color="#000000" draw:marker-start-width="0.252cm" draw:marker-end="Arrowheads_20_26" draw:marker-end-width="0.254cm" draw:fill="none" draw:textarea-vertical-align="middle" fo:padding-top="0.142cm" fo:padding-bottom="0.142cm" fo:padding-left="0.267cm" fo:padding-right="0.267cm" loext:decorative="false"/>
    </style:style>
    <style:style style:name="gr3" style:family="graphic" style:parent-style-name="standard">
      <style:graphic-properties svg:stroke-width="0.018cm" svg:stroke-color="#000000" draw:marker-start-width="0.227cm" draw:marker-end-width="0.227cm" draw:fill="solid" draw:fill-color="#b4c7dc" draw:textarea-horizontal-align="justify" draw:textarea-vertical-align="top" draw:auto-grow-height="false" fo:min-height="7.032cm" fo:min-width="3.52cm" fo:padding-top="0.134cm" fo:padding-bottom="0.134cm" fo:padding-left="0.259cm" fo:padding-right="0.259cm" loext:decorative="false"/>
      <style:paragraph-properties style:writing-mode="lr-tb"/>
    </style:style>
    <style:style style:name="gr4" style:family="graphic" style:parent-style-name="standard">
      <style:graphic-properties svg:stroke-width="0.018cm" svg:stroke-color="#000000" draw:marker-start-width="0.227cm" draw:marker-end-width="0.227cm" draw:fill-color="#ffffd7" draw:textarea-horizontal-align="justify" draw:textarea-vertical-align="top" draw:auto-grow-height="false" fo:min-height="1.509cm" fo:min-width="2.886cm" fo:padding-top="0.102cm" fo:padding-bottom="0.102cm" fo:padding-left="0.102cm" fo:padding-right="0.102cm" style:writing-mode="lr-tb" loext:decorative="false"/>
      <style:paragraph-properties style:writing-mode="lr-tb"/>
    </style:style>
    <style:style style:name="gr5" style:family="graphic" style:parent-style-name="standard" style:list-style-name="L1">
      <style:graphic-properties svg:stroke-width="0.018cm" svg:stroke-color="#000000" draw:marker-start-width="0.227cm" draw:marker-end-width="0.227cm" draw:fill-color="#ffffff" draw:textarea-horizontal-align="justify" draw:textarea-vertical-align="top" draw:auto-grow-height="false" fo:min-height="1.574cm" fo:min-width="2.572cm" fo:padding-top="0.102cm" fo:padding-bottom="0.102cm" fo:padding-left="0.102cm" fo:padding-right="0.102cm" style:writing-mode="lr-tb" loext:decorative="false"/>
      <style:paragraph-properties style:writing-mode="lr-tb"/>
    </style:style>
    <style:style style:name="gr6" style:family="graphic" style:parent-style-name="objectwithoutfill">
      <style:graphic-properties svg:stroke-width="0.035cm" svg:stroke-color="#000000" draw:marker-start-width="0.252cm" draw:marker-end="Triangle" draw:marker-end-width="0.252cm" draw:fill="none" draw:textarea-vertical-align="middle" fo:padding-top="0.142cm" fo:padding-bottom="0.142cm" fo:padding-left="0.267cm" fo:padding-right="0.267cm" loext:decorative="false"/>
    </style:style>
    <style:style style:name="gr7" style:family="graphic" style:parent-style-name="objectwithoutfill">
      <style:graphic-properties svg:stroke-width="0.212cm" svg:stroke-color="#000000" draw:marker-start-width="0.517cm" draw:marker-end="Arrowheads_20_24" draw:marker-end-width="0.492cm" draw:fill="none" draw:textarea-vertical-align="middle" fo:padding-top="0.23cm" fo:padding-bottom="0.23cm" fo:padding-left="0.355cm" fo:padding-right="0.355cm" loext:decorative="false"/>
    </style:style>
    <style:style style:name="gr8" style:family="graphic">
      <style:graphic-properties loext:decorative="false"/>
    </style:style>
    <style:style style:name="gr9" style:family="graphic" style:parent-style-name="standard">
      <style:graphic-properties draw:stroke="none" svg:stroke-width="0.018cm" draw:marker-start-width="0.227cm" draw:marker-end-width="0.227cm" draw:fill="none" draw:textarea-vertical-align="middle" fo:min-height="0.547cm" fo:min-width="2.54cm" fo:padding-top="0cm" fo:padding-bottom="0cm" fo:padding-left="0.141cm" fo:padding-right="0.141cm" loext:decorative="false"/>
      <style:paragraph-properties style:writing-mode="lr-tb"/>
    </style:style>
    <style:style style:name="gr10" style:family="graphic" style:parent-style-name="objectwithoutfill">
      <style:graphic-properties svg:stroke-width="0.053cm" svg:stroke-color="#000000" draw:marker-start-width="0.279cm" draw:marker-end="Arrowheads_20_25" draw:marker-end-width="0.279cm" draw:fill="none" draw:textarea-vertical-align="middle" fo:padding-top="0.151cm" fo:padding-bottom="0.151cm" fo:padding-left="0.276cm" fo:padding-right="0.276cm" loext:decorative="false"/>
    </style:style>
    <style:style style:name="gr11"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65cm" fo:padding-top="0cm" fo:padding-bottom="0cm" fo:padding-left="0cm" fo:padding-right="0cm" draw:shadow-offset-x="0.203cm" draw:shadow-offset-y="0.203cm" loext:decorative="false"/>
      <style:paragraph-properties style:writing-mode="lr-tb"/>
    </style:style>
    <style:style style:name="gr12" style:family="graphic" style:parent-style-name="standard">
      <style:graphic-properties draw:stroke="none" svg:stroke-width="0.018cm" draw:marker-start-width="0.227cm" draw:marker-end-width="0.227cm" draw:fill="none" draw:textarea-vertical-align="middle" fo:min-height="0.68cm" fo:min-width="2.54cm" fo:padding-top="0cm" fo:padding-bottom="0cm" fo:padding-left="0.141cm" fo:padding-right="0.141cm" loext:decorative="false"/>
      <style:paragraph-properties style:writing-mode="lr-tb"/>
    </style:style>
    <style:style style:name="gr13"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1.357cm" fo:min-width="2.198cm" fo:padding-top="0.102cm" fo:padding-bottom="0.102cm" fo:padding-left="0.102cm" fo:padding-right="0.102cm" loext:decorative="false"/>
      <style:paragraph-properties style:writing-mode="lr-tb"/>
    </style:style>
    <style:style style:name="gr14" style:family="graphic" style:parent-style-name="standard" style:list-style-name="L1">
      <style:graphic-properties svg:stroke-width="0.018cm" svg:stroke-color="#000000" draw:marker-start-width="0.227cm" draw:marker-end-width="0.227cm" draw:fill-color="#ffffff" draw:textarea-horizontal-align="justify" draw:textarea-vertical-align="top" draw:auto-grow-height="false" fo:min-height="2.062cm" fo:min-width="2.896cm" fo:padding-top="0.102cm" fo:padding-bottom="0.102cm" fo:padding-left="0.102cm" fo:padding-right="0.102cm" style:writing-mode="lr-tb" loext:decorative="false"/>
      <style:paragraph-properties style:writing-mode="lr-tb"/>
    </style:style>
    <style:style style:name="gr15" style:family="graphic" style:parent-style-name="standard">
      <style:graphic-properties svg:stroke-width="0.018cm" svg:stroke-color="#000000" draw:marker-start-width="0.227cm" draw:marker-end-width="0.227cm" draw:fill-color="#ffffd7" draw:textarea-horizontal-align="justify" draw:textarea-vertical-align="top" draw:auto-grow-height="false" fo:min-height="1.71cm" fo:min-width="2.886cm" fo:padding-top="0.102cm" fo:padding-bottom="0.102cm" fo:padding-left="0.102cm" fo:padding-right="0.102cm" style:writing-mode="lr-tb" loext:decorative="false"/>
      <style:paragraph-properties style:writing-mode="lr-tb"/>
    </style:style>
    <style:style style:name="gr16" style:family="graphic" style:parent-style-name="standard">
      <style:graphic-properties svg:stroke-width="0.018cm" svg:stroke-color="#000000" draw:marker-start-width="0.227cm" draw:marker-end-width="0.227cm" draw:fill-color="#dddddd" draw:textarea-horizontal-align="justify" draw:textarea-vertical-align="middle" draw:auto-grow-height="false" fo:min-height="0.706cm" fo:min-width="1.524cm" fo:padding-top="0.102cm" fo:padding-bottom="0.102cm" fo:padding-left="0.102cm" fo:padding-right="0.102cm" style:writing-mode="lr-tb" loext:decorative="false"/>
      <style:paragraph-properties style:writing-mode="lr-tb"/>
    </style:style>
    <style:style style:name="gr17"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0.72cm" fo:min-width="2.609cm" fo:padding-top="0.102cm" fo:padding-bottom="0.102cm" fo:padding-left="0.102cm" fo:padding-right="0.102cm" loext:decorative="false"/>
      <style:paragraph-properties style:writing-mode="lr-tb"/>
    </style:style>
    <style:style style:name="gr18" style:family="graphic" style:parent-style-name="standard">
      <style:graphic-properties svg:stroke-width="0.018cm" svg:stroke-color="#000000" draw:marker-start-width="0.227cm" draw:marker-end-width="0.227cm" draw:fill-color="#cccccc" draw:textarea-horizontal-align="justify" draw:textarea-vertical-align="middle" draw:auto-grow-height="false" fo:min-height="0.831cm" fo:min-width="1.112cm" fo:padding-top="0.134cm" fo:padding-bottom="0.134cm" fo:padding-left="0.259cm" fo:padding-right="0.259cm" style:writing-mode="lr-tb" loext:decorative="false"/>
      <style:paragraph-properties style:writing-mode="lr-tb"/>
    </style:style>
    <style:style style:name="gr19" style:family="graphic" style:parent-style-name="standard" style:list-style-name="L1">
      <style:graphic-properties svg:stroke-width="0.018cm" svg:stroke-color="#000000" draw:marker-start-width="0.227cm" draw:marker-end-width="0.227cm" draw:fill-color="#ffffd7" draw:textarea-horizontal-align="justify" draw:textarea-vertical-align="top" draw:auto-grow-height="false" fo:min-height="0.959cm" fo:min-width="1.788cm" fo:padding-top="0.102cm" fo:padding-bottom="0.102cm" fo:padding-left="0.102cm" fo:padding-right="0.102cm" style:writing-mode="lr-tb" loext:decorative="false"/>
      <style:paragraph-properties style:writing-mode="lr-tb"/>
    </style:style>
    <style:style style:name="gr20" style:family="graphic" style:parent-style-name="standard" style:list-style-name="L1">
      <style:graphic-properties svg:stroke-width="0.018cm" svg:stroke-color="#000000" draw:marker-start-width="0.227cm" draw:marker-end-width="0.227cm" draw:fill-color="#eeeeee" draw:textarea-horizontal-align="justify" draw:textarea-vertical-align="top" draw:auto-grow-height="false" fo:min-height="1.222cm" fo:min-width="2.974cm" fo:padding-top="0.102cm" fo:padding-bottom="0.102cm" fo:padding-left="0.102cm" fo:padding-right="0.102cm" loext:decorative="false"/>
      <style:paragraph-properties style:writing-mode="lr-tb"/>
    </style:style>
    <style:style style:name="gr21" style:family="graphic" style:parent-style-name="objectwithoutfill">
      <style:graphic-properties svg:stroke-width="0.106cm" svg:stroke-color="#000000" draw:marker-start-width="0.358cm" draw:marker-end="Arrowheads_20_26" draw:marker-end-width="0.36cm" draw:fill="none" draw:textarea-vertical-align="middle" fo:padding-top="0.177cm" fo:padding-bottom="0.177cm" fo:padding-left="0.302cm" fo:padding-right="0.302cm" loext:decorative="false"/>
    </style:style>
    <style:style style:name="gr22" style:family="graphic" style:parent-style-name="standard">
      <style:graphic-properties svg:stroke-width="0.018cm" svg:stroke-color="#000000" draw:marker-start-width="0.227cm" draw:marker-end-width="0.227cm" draw:fill-color="#dedce6" draw:textarea-horizontal-align="justify" draw:textarea-vertical-align="middle" draw:auto-grow-height="false" fo:min-height="0.623cm" fo:min-width="1.309cm" fo:padding-top="0.134cm" fo:padding-bottom="0.134cm" fo:padding-left="0.259cm" fo:padding-right="0.259cm" loext:decorative="false"/>
      <style:paragraph-properties style:writing-mode="lr-tb"/>
    </style:style>
    <style:style style:name="gr23" style:family="graphic" style:parent-style-name="standard">
      <style:graphic-properties svg:stroke-width="0.018cm" svg:stroke-color="#000000" draw:marker-start-width="0.227cm" draw:marker-end-width="0.227cm" draw:fill-color="#dedce6" draw:textarea-horizontal-align="justify" draw:textarea-vertical-align="middle" draw:auto-grow-height="false" fo:min-height="0.623cm" fo:min-width="1.162cm" fo:padding-top="0.134cm" fo:padding-bottom="0.134cm" fo:padding-left="0.259cm" fo:padding-right="0.259cm" loext:decorative="false"/>
      <style:paragraph-properties style:writing-mode="lr-tb"/>
    </style:style>
    <style:style style:name="gr24" style:family="graphic" style:parent-style-name="standard">
      <style:graphic-properties draw:marker-end="Arrow_20_short" draw:fill="gradient" draw:fill-gradient-name="Gradient_20_1" draw:gradient-step-count="0" draw:textarea-horizontal-align="justify" draw:textarea-vertical-align="middle" draw:auto-grow-height="false" fo:min-height="9.914cm" fo:min-width="14.74cm" style:writing-mode="lr-tb" loext:decorative="false"/>
      <style:paragraph-properties style:writing-mode="lr-tb"/>
    </style:style>
    <style:style style:name="gr25" style:family="graphic" style:parent-style-name="standard">
      <style:graphic-properties draw:stroke="none" draw:marker-end="Triangle_20_unfilled" draw:marker-end-width="0.305cm" draw:fill="solid" draw:fill-color="#ffcc99" draw:shadow="hidden" loext:decorative="false"/>
    </style:style>
    <style:style style:name="gr26" style:family="graphic" style:parent-style-name="standard">
      <style:graphic-properties draw:stroke="solid" svg:stroke-width="0.025cm" svg:stroke-color="#000000" draw:marker-end="Triangle_20_unfilled" draw:marker-end-width="0.305cm" svg:stroke-opacity="100%" draw:stroke-linejoin="round" svg:stroke-linecap="round" draw:fill="none" fo:padding-top="0.137cm" fo:padding-bottom="0.137cm" fo:padding-left="0.262cm" fo:padding-right="0.262cm" loext:decorative="false"/>
    </style:style>
    <style:style style:name="gr27" style:family="graphic" style:parent-style-name="standard">
      <style:graphic-properties draw:stroke="none" draw:marker-end="Triangle_20_unfilled" draw:marker-end-width="0.305cm" draw:fill="solid" draw:fill-color="#ccffff" draw:shadow="hidden" loext:decorative="false"/>
    </style:style>
    <style:style style:name="gr28" style:family="graphic" style:parent-style-name="standard">
      <style:graphic-properties draw:stroke="none" draw:marker-end="Triangle_20_unfilled" draw:marker-end-width="0.305cm" draw:fill="none" draw:textarea-vertical-align="top" fo:min-height="0.937cm" fo:min-width="2.54cm" fo:padding-top="0.141cm" fo:padding-bottom="0.141cm" fo:padding-left="0.141cm" fo:padding-right="0.141cm" loext:decorative="false"/>
    </style:style>
    <style:style style:name="gr29" style:family="graphic" style:parent-style-name="standard">
      <style:graphic-properties draw:stroke="none" draw:marker-end="Triangle_20_unfilled" draw:marker-end-width="0.305cm" draw:fill="none" draw:textarea-vertical-align="middle" fo:min-height="0.382cm" fo:min-width="2.54cm" fo:padding-top="0.141cm" fo:padding-bottom="0.141cm" fo:padding-left="0.141cm" fo:padding-right="0.141cm" loext:decorative="false"/>
      <style:paragraph-properties style:writing-mode="lr-tb"/>
    </style:style>
    <style:style style:name="gr30" style:family="graphic" style:parent-style-name="standard">
      <style:graphic-properties draw:stroke="none" draw:marker-end="Triangle_20_unfilled" draw:marker-end-width="0.305cm" draw:fill="none" draw:textarea-vertical-align="middle" fo:min-height="0.615cm" fo:min-width="2.54cm" fo:padding-top="0.141cm" fo:padding-bottom="0.141cm" fo:padding-left="0.141cm" fo:padding-right="0.141cm" loext:decorative="false"/>
      <style:paragraph-properties style:writing-mode="lr-tb"/>
    </style:style>
    <style:style style:name="gr31" style:family="graphic" style:parent-style-name="standard">
      <style:graphic-properties draw:stroke="none" draw:marker-end="Triangle_20_unfilled" draw:marker-end-width="0.305cm" draw:fill="solid" draw:fill-color="#00ffff" draw:shadow="hidden" loext:decorative="false"/>
    </style:style>
    <style:style style:name="gr32" style:family="graphic" style:parent-style-name="standard">
      <style:graphic-properties draw:stroke="none" draw:marker-end="Triangle_20_unfilled" draw:marker-end-width="0.305cm" draw:fill="solid" draw:fill-color="#33cccc" draw:shadow="hidden" loext:decorative="false"/>
    </style:style>
    <style:style style:name="gr33" style:family="graphic" style:parent-style-name="standard">
      <style:graphic-properties draw:stroke="none" draw:marker-end="Triangle_20_unfilled" draw:marker-end-width="0.305cm" draw:fill="solid" draw:fill-color="#ffff99" draw:shadow="hidden" loext:decorative="false"/>
    </style:style>
    <style:style style:name="gr34" style:family="graphic" style:parent-style-name="standard">
      <style:graphic-properties draw:stroke="none" draw:marker-end="Triangle_20_unfilled" draw:marker-end-width="0.305cm" draw:fill="solid" draw:fill-color="#c0c0c0" draw:shadow="hidden" loext:decorative="false"/>
    </style:style>
    <style:style style:name="gr35" style:family="graphic" style:parent-style-name="standard">
      <style:graphic-properties draw:stroke="none" draw:marker-end="Triangle_20_unfilled" draw:marker-end-width="0.305cm" draw:fill="none" draw:textarea-vertical-align="middle" fo:min-height="0.763cm" fo:min-width="2.54cm" fo:padding-top="0.141cm" fo:padding-bottom="0.141cm" fo:padding-left="0.141cm" fo:padding-right="0.141cm" loext:decorative="false"/>
      <style:paragraph-properties style:writing-mode="lr-tb"/>
    </style:style>
    <style:style style:name="gr36"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1.324cm" fo:min-width="0cm" fo:padding-top="0.139cm" fo:padding-bottom="0.139cm" fo:padding-left="0.264cm" fo:padding-right="0.264cm" loext:decorative="false"/>
    </style:style>
    <style:style style:name="gr37" style:family="graphic" style:parent-style-name="standard">
      <style:graphic-properties draw:stroke="none" draw:fill="none" draw:textarea-vertical-align="middle" fo:min-height="0.719cm" fo:min-width="2.54cm" fo:padding-top="0cm" fo:padding-bottom="0cm" fo:padding-left="0.141cm" fo:padding-right="0.141cm" loext:decorative="false"/>
      <style:paragraph-properties style:writing-mode="lr-tb"/>
    </style:style>
    <style:style style:name="gr38" style:family="graphic" style:parent-style-name="standard">
      <style:graphic-properties draw:marker-end="Arrow_20_short" draw:fill="gradient" draw:fill-gradient-name="Gradient_20_1" draw:gradient-step-count="0" draw:textarea-horizontal-align="justify" draw:textarea-vertical-align="middle" draw:auto-grow-height="false" fo:min-height="4.889cm" fo:min-width="14.74cm" style:writing-mode="lr-tb" loext:decorative="false"/>
      <style:paragraph-properties style:writing-mode="lr-tb"/>
    </style:style>
    <style:style style:name="gr39" style:family="graphic">
      <style:graphic-properties style:writing-mode="lr-tb" loext:decorative="false"/>
    </style:style>
    <style:style style:name="gr40" style:family="graphic" style:parent-style-name="standard">
      <style:graphic-properties draw:stroke="none" draw:fill="solid" draw:fill-color="#00ccff" draw:shadow="hidden" loext:decorative="false"/>
    </style:style>
    <style:style style:name="gr41"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loext:decorative="false"/>
    </style:style>
    <style:style style:name="gr42" style:family="graphic" style:parent-style-name="standard">
      <style:graphic-properties draw:stroke="none" draw:fill="none" draw:textarea-vertical-align="top" fo:min-height="3.951cm" fo:min-width="2.54cm" fo:padding-top="0.141cm" fo:padding-bottom="0.141cm" fo:padding-left="0.141cm" fo:padding-right="0.141cm" loext:decorative="false"/>
      <style:paragraph-properties style:writing-mode="lr-tb"/>
    </style:style>
    <style:style style:name="gr43" style:family="graphic" style:parent-style-name="standard">
      <style:graphic-properties draw:stroke="none" draw:fill="solid" draw:fill-color="#ffff00" draw:textarea-vertical-align="top" draw:shadow="hidden" loext:decorative="false"/>
    </style:style>
    <style:style style:name="gr44" style:family="graphic" style:parent-style-name="standard">
      <style:graphic-properties draw:stroke="solid" svg:stroke-width="0.025cm" svg:stroke-color="#000000" svg:stroke-opacity="100%" draw:stroke-linejoin="round" svg:stroke-linecap="round" draw:fill="none" draw:fill-color="#ffff00" draw:textarea-vertical-align="top" fo:padding-top="0.137cm" fo:padding-bottom="0.137cm" fo:padding-left="0.262cm" fo:padding-right="0.262cm" loext:decorative="false"/>
    </style:style>
    <style:style style:name="gr45" style:family="graphic" style:parent-style-name="standard">
      <style:graphic-properties draw:stroke="none" draw:fill="none" draw:fill-color="#ffff00" draw:textarea-vertical-align="top" fo:min-height="3.672cm" fo:min-width="2.54cm" fo:padding-top="0.141cm" fo:padding-bottom="0.141cm" fo:padding-left="0.141cm" fo:padding-right="0.141cm" loext:decorative="false"/>
      <style:paragraph-properties style:writing-mode="lr-tb"/>
    </style:style>
    <style:style style:name="gr46" style:family="graphic" style:parent-style-name="standard">
      <style:graphic-properties svg:stroke-width="0.028cm" svg:stroke-color="#000000" draw:marker-start-width="0.242cm" draw:marker-end-width="0.242cm" draw:fill-color="#b2b2b2" draw:textarea-horizontal-align="justify" draw:textarea-vertical-align="middle" draw:auto-grow-height="false" fo:min-height="0.183cm" fo:min-width="1.092cm" fo:padding-top="0.139cm" fo:padding-bottom="0.139cm" fo:padding-left="0.264cm" fo:padding-right="0.264cm" style:writing-mode="lr-tb" loext:decorative="false"/>
      <style:paragraph-properties style:writing-mode="lr-tb"/>
    </style:style>
    <style:style style:name="gr47"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183cm" fo:min-width="1.292cm" fo:padding-top="0.139cm" fo:padding-bottom="0.139cm" fo:padding-left="0.264cm" fo:padding-right="0.264cm" style:writing-mode="lr-tb" loext:decorative="false"/>
      <style:paragraph-properties style:writing-mode="lr-tb"/>
    </style:style>
    <style:style style:name="gr48"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183cm" fo:min-width="1.005cm" fo:padding-top="0.139cm" fo:padding-bottom="0.139cm" fo:padding-left="0.264cm" fo:padding-right="0.264cm" style:writing-mode="lr-tb" loext:decorative="false"/>
      <style:paragraph-properties style:writing-mode="lr-tb"/>
    </style:style>
    <style:style style:name="gr49" style:family="graphic" style:parent-style-name="standard">
      <style:graphic-properties svg:stroke-width="0.028cm" svg:stroke-color="#000000" draw:marker-start-width="0.242cm" draw:marker-end-width="0.242cm" draw:fill-color="#cccccc" draw:textarea-horizontal-align="justify" draw:textarea-vertical-align="middle" draw:auto-grow-height="false" fo:min-height="0.183cm" fo:min-width="0.8cm" fo:padding-top="0.139cm" fo:padding-bottom="0.139cm" fo:padding-left="0.264cm" fo:padding-right="0.264cm" style:writing-mode="lr-tb" loext:decorative="false"/>
      <style:paragraph-properties style:writing-mode="lr-tb"/>
    </style:style>
    <style:style style:name="gr50" style:family="graphic" style:parent-style-name="standard">
      <style:graphic-properties svg:stroke-width="0.028cm" svg:stroke-color="#000000" draw:marker-start-width="0.242cm" draw:marker-end-width="0.242cm" draw:fill-color="#dddddd" draw:textarea-horizontal-align="justify" draw:textarea-vertical-align="middle" draw:auto-grow-height="false" fo:min-height="0.073cm" fo:min-width="1.162cm" fo:padding-top="0.139cm" fo:padding-bottom="0.139cm" fo:padding-left="0.264cm" fo:padding-right="0.264cm" style:writing-mode="lr-tb" loext:decorative="false"/>
      <style:paragraph-properties style:writing-mode="lr-tb"/>
    </style:style>
    <style:style style:name="gr51" style:family="graphic" style:parent-style-name="standard">
      <style:graphic-properties svg:stroke-width="0.028cm" svg:stroke-color="#000000" draw:marker-start-width="0.242cm" draw:marker-end-width="0.242cm" draw:fill-color="#999999" draw:textarea-horizontal-align="justify" draw:textarea-vertical-align="middle" draw:auto-grow-height="false" fo:min-height="0.183cm" fo:min-width="1.092cm" fo:padding-top="0.139cm" fo:padding-bottom="0.139cm" fo:padding-left="0.264cm" fo:padding-right="0.264cm" style:writing-mode="lr-tb" loext:decorative="false"/>
      <style:paragraph-properties style:writing-mode="lr-tb"/>
    </style:style>
    <style:style style:name="gr52" style:family="graphic" style:parent-style-name="standard">
      <style:graphic-properties svg:stroke-width="0.028cm" svg:stroke-color="#000000" draw:marker-start-width="0.242cm" draw:marker-end-width="0.242cm" draw:fill-color="#eeeeee" draw:textarea-horizontal-align="justify" draw:textarea-vertical-align="middle" draw:auto-grow-height="false" fo:min-height="0.183cm" fo:min-width="0.8cm" fo:padding-top="0.139cm" fo:padding-bottom="0.139cm" fo:padding-left="0.264cm" fo:padding-right="0.264cm" style:writing-mode="lr-tb" loext:decorative="false"/>
      <style:paragraph-properties style:writing-mode="lr-tb"/>
    </style:style>
    <style:style style:name="gr53" style:family="graphic" style:parent-style-name="standard">
      <style:graphic-properties svg:stroke-width="0.028cm" svg:stroke-color="#000000" draw:marker-start-width="0.242cm" draw:marker-end-width="0.242cm" draw:fill-color="#eeeeee" draw:textarea-horizontal-align="justify" draw:textarea-vertical-align="middle" draw:auto-grow-height="false" fo:min-height="0.108cm" fo:min-width="0.8cm" fo:padding-top="0.139cm" fo:padding-bottom="0.139cm" fo:padding-left="0.264cm" fo:padding-right="0.264cm" style:writing-mode="lr-tb" loext:decorative="false"/>
      <style:paragraph-properties style:writing-mode="lr-tb"/>
    </style:style>
    <style:style style:name="gr54" style:family="graphic" style:parent-style-name="standard">
      <style:graphic-properties svg:stroke-width="0.028cm" svg:stroke-color="#000000" draw:marker-start-width="0.242cm" draw:marker-end-width="0.242cm" draw:fill-color="#ffffff" draw:textarea-horizontal-align="justify" draw:textarea-vertical-align="middle" draw:auto-grow-height="false" fo:min-height="0.031cm" fo:min-width="0cm" fo:padding-top="0.139cm" fo:padding-bottom="0.139cm" fo:padding-left="0.264cm" fo:padding-right="0.264cm" fo:wrap-option="wrap" loext:decorative="false"/>
    </style:style>
    <style:style style:name="gr55"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56" style:family="graphic" style:parent-style-name="objectwithoutfill">
      <style:graphic-properties draw:stroke="dash" draw:stroke-dash="Long_20_Dash" svg:stroke-width="0.028cm" svg:stroke-color="#383d3c" draw:marker-start-width="0.242cm" draw:marker-end="Arrowheads_20_14" draw:marker-end-width="0.356cm" draw:fill="none" draw:textarea-vertical-align="middle" fo:padding-top="0.139cm" fo:padding-bottom="0.139cm" fo:padding-left="0.264cm" fo:padding-right="0.264cm" loext:decorative="false"/>
    </style:style>
    <style:style style:name="gr57" style:family="graphic" style:parent-style-name="objectwithoutfill">
      <style:graphic-properties draw:stroke="dash" draw:stroke-dash="Long_20_Dash" svg:stroke-width="0.028cm" svg:stroke-color="#666666" draw:marker-start-width="0.242cm" draw:marker-end="" draw:marker-end-width="0.356cm" draw:fill="none" draw:textarea-vertical-align="middle" fo:padding-top="0.139cm" fo:padding-bottom="0.139cm" fo:padding-left="0.264cm" fo:padding-right="0.264cm" loext:decorative="false"/>
    </style:style>
    <style:style style:name="gr58" style:family="graphic" style:parent-style-name="standard">
      <style:graphic-properties draw:stroke="none" draw:fill="none" draw:textarea-vertical-align="middle" fo:min-height="0.36cm" fo:min-width="2.54cm" fo:padding-top="0cm" fo:padding-bottom="0cm" fo:padding-left="0.141cm" fo:padding-right="0.141cm" loext:decorative="false"/>
      <style:paragraph-properties style:writing-mode="lr-tb"/>
    </style:style>
    <style:style style:name="gr59" style:family="graphic" style:parent-style-name="objectwithoutfill">
      <style:graphic-properties draw:stroke="dash" draw:stroke-dash="Long_20_Dash" svg:stroke-width="0.028cm" svg:stroke-color="#383d3c" draw:marker-start-width="0.242cm" draw:marker-end="" draw:marker-end-width="0.356cm" draw:fill="none" draw:textarea-vertical-align="middle" fo:padding-top="0.139cm" fo:padding-bottom="0.139cm" fo:padding-left="0.264cm" fo:padding-right="0.264cm" loext:decorative="false"/>
    </style:style>
    <style:style style:name="gr60" style:family="graphic" style:parent-style-name="standard">
      <style:graphic-properties draw:marker-end="Arrow_20_short" draw:fill="gradient" draw:fill-gradient-name="Gradient_20_1" draw:gradient-step-count="0" draw:textarea-horizontal-align="justify" draw:textarea-vertical-align="middle" draw:auto-grow-height="false" fo:min-height="4.83cm" fo:min-width="14.74cm" style:writing-mode="lr-tb" loext:decorative="false"/>
      <style:paragraph-properties style:writing-mode="lr-tb"/>
    </style:style>
    <style:style style:name="gr61" style:family="graphic" style:parent-style-name="standard">
      <style:graphic-properties draw:stroke="solid" svg:stroke-width="0.018cm" svg:stroke-color="#000000" draw:marker-start-width="0.19cm" draw:marker-end="Half_20_Circle_20_unfilled" draw:marker-end-width="0.559cm" draw:marker-end-center="true" svg:stroke-opacity="100%" draw:stroke-linejoin="round" svg:stroke-linecap="round" draw:fill="none" fo:padding-top="0.134cm" fo:padding-bottom="0.134cm" fo:padding-left="0.259cm" fo:padding-right="0.259cm" loext:decorative="false"/>
    </style:style>
    <style:style style:name="gr62" style:family="graphic" style:parent-style-name="standard">
      <style:graphic-properties draw:stroke="solid" svg:stroke-width="0.028cm" svg:stroke-color="#000000" draw:marker-start-width="0.205cm" draw:marker-end="Circle_20_unfilled" draw:marker-end-width="0.324cm" draw:marker-end-center="true" svg:stroke-opacity="100%" draw:stroke-linejoin="round" svg:stroke-linecap="round" draw:fill="none" fo:padding-top="0.139cm" fo:padding-bottom="0.139cm" fo:padding-left="0.264cm" fo:padding-right="0.264cm" loext:decorative="false"/>
    </style:style>
    <style:style style:name="gr63" style:family="graphic" style:parent-style-name="standard">
      <style:graphic-properties draw:stroke="solid" svg:stroke-width="0.018cm" draw:marker-start-width="0.227cm" draw:marker-end-width="0.227cm" draw:fill="solid" draw:fill-color="#c0c0ff" fo:padding-top="0.134cm" fo:padding-bottom="0.134cm" fo:padding-left="0.259cm" fo:padding-right="0.259cm" draw:shadow="hidden" loext:decorative="false"/>
    </style:style>
    <style:style style:name="gr64" style:family="graphic" style:parent-style-name="standard">
      <style:graphic-properties draw:stroke="solid" svg:stroke-width="0.018cm" svg:stroke-color="#000000" draw:marker-start-width="0.227cm" draw:marker-end-width="0.227cm" svg:stroke-opacity="100%" draw:stroke-linejoin="round" svg:stroke-linecap="round" draw:fill="solid" draw:fill-color="#c0c0ff" draw:textarea-vertical-align="middle" fo:padding-top="0.134cm" fo:padding-bottom="0.134cm" fo:padding-left="0.259cm" fo:padding-right="0.259cm" loext:decorative="false"/>
      <style:paragraph-properties style:writing-mode="lr-tb"/>
    </style:style>
    <style:style style:name="gr65" style:family="graphic" style:parent-style-name="standard">
      <style:graphic-properties draw:stroke="solid" svg:stroke-width="0.018cm" svg:stroke-color="#000000" draw:marker-start-width="0.227cm" draw:marker-end="Arrow_20_short" draw:marker-end-width="0.227cm" draw:fill="gradient" draw:fill-gradient-name="Gradient_20_40" draw:gradient-step-count="0" draw:textarea-horizontal-align="justify" draw:textarea-vertical-align="bottom" draw:auto-grow-height="false" fo:min-height="0.673cm" fo:min-width="13.698cm" fo:padding-top="0.134cm" fo:padding-bottom="0.134cm" fo:padding-left="0.259cm" fo:padding-right="0.259cm" style:writing-mode="lr-tb" loext:decorative="false"/>
      <style:paragraph-properties style:writing-mode="lr-tb"/>
    </style:style>
    <style:style style:name="gr66" style:family="graphic" style:parent-style-name="standard">
      <style:graphic-properties draw:stroke="solid" svg:stroke-width="0.018cm" svg:stroke-color="#000000" draw:marker-start-width="0.227cm" draw:marker-end="Arrow_20_short" draw:marker-end-width="0.227cm" draw:fill="gradient" draw:fill-gradient-name="Gradient_20_5" draw:gradient-step-count="0" draw:textarea-horizontal-align="justify" draw:textarea-vertical-align="bottom" draw:auto-grow-height="false" fo:min-height="0.601cm" fo:min-width="11.404cm" fo:padding-top="0.134cm" fo:padding-bottom="0.134cm" fo:padding-left="0.259cm" fo:padding-right="0.259cm" style:writing-mode="lr-tb" loext:decorative="false"/>
      <style:paragraph-properties style:writing-mode="lr-tb"/>
    </style:style>
    <style:style style:name="gr67" style:family="graphic" style:parent-style-name="standard">
      <style:graphic-properties draw:stroke="none" svg:stroke-width="0.018cm" draw:marker-start-width="0.227cm" draw:marker-end-width="0.227cm" draw:fill="none" draw:textarea-vertical-align="middle" fo:min-height="0.751cm" fo:min-width="2.54cm" fo:padding-top="0cm" fo:padding-bottom="0cm" fo:padding-left="0.141cm" fo:padding-right="0.141cm" loext:decorative="false"/>
      <style:paragraph-properties style:writing-mode="lr-tb"/>
    </style:style>
    <style:style style:name="gr68" style:family="graphic" style:parent-style-name="standard">
      <style:graphic-properties draw:stroke="solid" svg:stroke-width="0.018cm" draw:marker-start-width="0.227cm" draw:marker-end-width="0.227cm" draw:fill="solid" draw:fill-color="#ffff00" fo:padding-top="0.134cm" fo:padding-bottom="0.134cm" fo:padding-left="0.259cm" fo:padding-right="0.259cm" draw:shadow="hidden" loext:decorative="false"/>
    </style:style>
    <style:style style:name="gr69" style:family="graphic" style:parent-style-name="standard">
      <style:graphic-properties draw:stroke="solid" svg:stroke-width="0.018cm" svg:stroke-color="#000000" draw:marker-start-width="0.227cm" draw:marker-end-width="0.227cm" svg:stroke-opacity="100%" draw:stroke-linejoin="round" svg:stroke-linecap="round" draw:fill="solid" draw:fill-color="#ffff00" draw:textarea-vertical-align="middle" fo:padding-top="0.134cm" fo:padding-bottom="0.134cm" fo:padding-left="0.259cm" fo:padding-right="0.259cm" loext:decorative="false"/>
      <style:paragraph-properties style:writing-mode="lr-tb"/>
    </style:style>
    <style:style style:name="gr70" style:family="graphic" style:parent-style-name="objectwithoutfill">
      <style:graphic-properties svg:stroke-width="0.018cm" svg:stroke-color="#000000" draw:marker-start="Triangle_20_unfilled" draw:marker-start-width="0.239cm" draw:marker-end="" draw:marker-end-width="0.227cm" draw:fill="none" draw:textarea-vertical-align="middle" fo:padding-top="0.134cm" fo:padding-bottom="0.134cm" fo:padding-left="0.259cm" fo:padding-right="0.259cm" loext:decorative="false"/>
    </style:style>
    <style:style style:name="gr71"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325cm" fo:padding-top="0cm" fo:padding-bottom="0cm" fo:padding-left="0.259cm" fo:padding-right="0.259cm" style:writing-mode="lr-tb" loext:decorative="false"/>
      <style:paragraph-properties style:writing-mode="lr-tb"/>
    </style:style>
    <style:style style:name="gr72"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0.801cm" fo:padding-top="0cm" fo:padding-bottom="0cm" fo:padding-left="0.259cm" fo:padding-right="0.259cm" style:writing-mode="lr-tb" loext:decorative="false"/>
      <style:paragraph-properties style:writing-mode="lr-tb"/>
    </style:style>
    <style:style style:name="gr73"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061cm" fo:padding-top="0cm" fo:padding-bottom="0cm" fo:padding-left="0.259cm" fo:padding-right="0.259cm" style:writing-mode="lr-tb" loext:decorative="false"/>
      <style:paragraph-properties style:writing-mode="lr-tb"/>
    </style:style>
    <style:style style:name="gr74" style:family="graphic" style:parent-style-name="standard">
      <style:graphic-properties svg:stroke-width="0.018cm" svg:stroke-color="#808080" draw:marker-start-width="0.227cm" draw:marker-end-width="0.227cm" draw:fill="none" draw:fill-color="#ffd7d7" loext:fill-use-slide-background="false" draw:textarea-horizontal-align="justify" draw:textarea-vertical-align="middle" draw:auto-grow-height="false" fo:min-height="0.566cm" fo:min-width="1.609cm" fo:padding-top="0cm" fo:padding-bottom="0cm" fo:padding-left="0.259cm" fo:padding-right="0.259cm" style:writing-mode="lr-tb" loext:decorative="false"/>
      <style:paragraph-properties style:writing-mode="lr-tb"/>
    </style:style>
    <style:style style:name="gr75"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loext:decorative="false"/>
    </style:style>
    <style:style style:name="gr76"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19cm" fo:padding-top="0cm" fo:padding-bottom="0cm" fo:padding-left="0cm" fo:padding-right="0cm" draw:shadow-offset-x="0.203cm" draw:shadow-offset-y="0.203cm" loext:decorative="false"/>
      <style:paragraph-properties style:writing-mode="lr-tb"/>
    </style:style>
    <style:style style:name="gr77" style:family="graphic" style:parent-style-name="standard">
      <style:graphic-properties draw:stroke="solid" svg:stroke-width="0.018cm" draw:marker-start-width="0.227cm" draw:marker-end-width="0.227cm" draw:fill="solid" draw:fill-color="#dddddd" fo:padding-top="0.134cm" fo:padding-bottom="0.134cm" fo:padding-left="0.259cm" fo:padding-right="0.259cm" draw:shadow="hidden" loext:decorative="false"/>
    </style:style>
    <style:style style:name="gr78" style:family="graphic" style:parent-style-name="standard">
      <style:graphic-properties draw:stroke="solid" svg:stroke-width="0.018cm" svg:stroke-color="#000000" draw:marker-start-width="0.227cm" draw:marker-end-width="0.227cm" svg:stroke-opacity="100%" draw:stroke-linejoin="round" svg:stroke-linecap="round" draw:fill="solid" draw:fill-color="#dddddd" draw:textarea-vertical-align="middle" fo:padding-top="0.134cm" fo:padding-bottom="0.134cm" fo:padding-left="0.259cm" fo:padding-right="0.259cm" loext:decorative="false"/>
      <style:paragraph-properties style:writing-mode="lr-tb"/>
    </style:style>
    <style:style style:name="gr79" style:family="graphic" style:parent-style-name="standard">
      <style:graphic-properties draw:stroke="solid" svg:stroke-width="0.018cm" svg:stroke-color="#000000" draw:marker-start-width="0.227cm" draw:marker-end-width="0.227cm" svg:stroke-opacity="100%" draw:stroke-linejoin="round" svg:stroke-linecap="round" draw:fill="solid" draw:fill-color="#dddddd" draw:textarea-vertical-align="middle" fo:padding-top="0.134cm" fo:padding-bottom="0.134cm" fo:padding-left="0.259cm" fo:padding-right="0.259cm" loext:decorative="false"/>
    </style:style>
    <style:style style:name="gr80" style:family="graphic" style:parent-style-name="standard">
      <style:graphic-properties draw:stroke="none" svg:stroke-width="0.018cm" draw:marker-start-width="0.227cm" draw:marker-end-width="0.227cm" draw:fill="none" draw:textarea-vertical-align="middle" fo:min-height="0.46cm" fo:min-width="2.54cm" fo:padding-top="0cm" fo:padding-bottom="0cm" fo:padding-left="0.141cm" fo:padding-right="0.141cm" loext:decorative="false"/>
      <style:paragraph-properties style:writing-mode="lr-tb"/>
    </style:style>
    <style:style style:name="gr81" style:family="graphic" style:parent-style-name="standard">
      <style:graphic-properties draw:stroke="solid" svg:stroke-width="0.018cm" svg:stroke-color="#000000" draw:marker-start-width="0.227cm" draw:marker-end-width="0.227cm" draw:fill="solid" draw:fill-color="#ffff00" fo:padding-top="0.134cm" fo:padding-bottom="0.134cm" fo:padding-left="0.259cm" fo:padding-right="0.259cm" draw:shadow="hidden" loext:decorative="false"/>
    </style:style>
    <style:style style:name="gr82" style:family="graphic" style:parent-style-name="standard">
      <style:graphic-properties draw:stroke="none" svg:stroke-width="0.018cm" draw:marker-start-width="0.227cm" draw:marker-end-width="0.227cm" draw:fill="none" draw:textarea-vertical-align="middle" fo:min-height="0.415cm" fo:min-width="2.54cm" fo:padding-top="0cm" fo:padding-bottom="0cm" fo:padding-left="0.141cm" fo:padding-right="0.141cm" loext:decorative="false"/>
      <style:paragraph-properties style:writing-mode="lr-tb"/>
    </style:style>
    <style:style style:name="gr83" style:family="graphic" style:parent-style-name="standard">
      <style:graphic-properties draw:marker-end="Arrow_20_short" draw:fill="gradient" draw:fill-gradient-name="Gradient_20_1" draw:gradient-step-count="0" draw:textarea-horizontal-align="justify" draw:textarea-vertical-align="middle" draw:auto-grow-height="false" fo:min-height="6.1cm" fo:min-width="14.74cm" style:writing-mode="lr-tb" loext:decorative="false"/>
      <style:paragraph-properties style:writing-mode="lr-tb"/>
    </style:style>
    <style:style style:name="gr84" style:family="graphic" style:parent-style-name="standard">
      <style:graphic-properties draw:stroke="solid" svg:stroke-width="0.053cm" svg:stroke-color="#000000" draw:marker-start-width="0.242cm" draw:marker-end="Half_20_Circle_20_unfilled" draw:marker-end-width="0.499cm" draw:marker-end-center="true" svg:stroke-opacity="100%" draw:stroke-linejoin="round" svg:stroke-linecap="round" draw:fill="none" fo:padding-top="0.151cm" fo:padding-bottom="0.151cm" fo:padding-left="0.276cm" fo:padding-right="0.276cm" loext:decorative="false"/>
    </style:style>
    <style:style style:name="gr85" style:family="graphic" style:parent-style-name="standard">
      <style:graphic-properties draw:stroke="solid" svg:stroke-width="0.018cm" svg:stroke-color="#000000" draw:marker-start-width="0.19cm" draw:marker-end="Circle_20_unfilled" draw:marker-end-width="0.309cm" draw:marker-end-center="true" svg:stroke-opacity="100%" draw:stroke-linejoin="round" svg:stroke-linecap="round" draw:fill="none" fo:padding-top="0.134cm" fo:padding-bottom="0.134cm" fo:padding-left="0.259cm" fo:padding-right="0.259cm" loext:decorative="false"/>
    </style:style>
    <style:style style:name="gr86" style:family="graphic" style:parent-style-name="standard">
      <style:graphic-properties draw:stroke="solid" svg:stroke-width="0.053cm" svg:stroke-color="#000000" draw:marker-start-width="0.242cm" draw:marker-end="Circle_20_unfilled" draw:marker-end-width="0.361cm" draw:marker-end-center="true" svg:stroke-opacity="100%" draw:stroke-linejoin="round" svg:stroke-linecap="round" draw:fill="none" fo:padding-top="0.151cm" fo:padding-bottom="0.151cm" fo:padding-left="0.276cm" fo:padding-right="0.276cm" loext:decorative="false"/>
    </style:style>
    <style:style style:name="gr87" style:family="graphic" style:parent-style-name="standard">
      <style:graphic-properties draw:stroke="solid" svg:stroke-width="0.018cm" svg:stroke-color="#000000" draw:marker-start-width="0.227cm" draw:marker-end="Arrow_20_short" draw:marker-end-width="0.227cm" draw:fill="gradient" draw:fill-gradient-name="Gradient_20_40" draw:gradient-step-count="0" draw:textarea-horizontal-align="justify" draw:textarea-vertical-align="bottom" draw:auto-grow-height="false" fo:min-height="0.927cm" fo:min-width="13.698cm" fo:padding-top="0.134cm" fo:padding-bottom="0.134cm" fo:padding-left="0.259cm" fo:padding-right="0.259cm" style:writing-mode="lr-tb" loext:decorative="false"/>
      <style:paragraph-properties style:writing-mode="lr-tb"/>
    </style:style>
    <style:style style:name="gr88" style:family="graphic" style:parent-style-name="standard">
      <style:graphic-properties draw:stroke="solid" svg:stroke-width="0.018cm" svg:stroke-color="#000000" draw:marker-start-width="0.227cm" draw:marker-end="Arrow_20_short" draw:marker-end-width="0.227cm" draw:fill="gradient" draw:fill-gradient-name="Gradient_20_5" draw:gradient-step-count="0" draw:textarea-horizontal-align="justify" draw:textarea-vertical-align="bottom" draw:auto-grow-height="false" fo:min-height="1.078cm" fo:min-width="11.655cm" fo:padding-top="0.134cm" fo:padding-bottom="0.134cm" fo:padding-left="0.259cm" fo:padding-right="0.259cm" style:writing-mode="lr-tb" loext:decorative="false"/>
      <style:paragraph-properties style:writing-mode="lr-tb"/>
    </style:style>
    <style:style style:name="gr89" style:family="graphic" style:parent-style-name="standard">
      <style:graphic-properties draw:stroke="none" svg:stroke-width="0.018cm" draw:marker-start-width="0.227cm" draw:marker-end-width="0.227cm" draw:fill="none" draw:textarea-vertical-align="middle" fo:min-height="0.36cm" fo:min-width="2.54cm" fo:padding-top="0cm" fo:padding-bottom="0cm" fo:padding-left="0.141cm" fo:padding-right="0.141cm" loext:decorative="false"/>
      <style:paragraph-properties style:writing-mode="lr-tb"/>
    </style:style>
    <style:style style:name="gr90" style:family="graphic" style:parent-style-name="objectwithoutfill">
      <style:graphic-properties svg:stroke-width="0.018cm" svg:stroke-color="#000000" draw:marker-start="Line" draw:marker-start-width="0.227cm" draw:marker-end="Diamond" draw:marker-end-width="0.227cm" draw:fill="none" draw:textarea-vertical-align="middle" fo:padding-top="0.134cm" fo:padding-bottom="0.134cm" fo:padding-left="0.259cm" fo:padding-right="0.259cm" loext:decorative="false"/>
    </style:style>
    <style:style style:name="gr91" style:family="graphic" style:parent-style-name="objectwithoutfill">
      <style:graphic-properties draw:stroke="dash" draw:stroke-dash="Dash" svg:stroke-width="0.018cm" svg:stroke-color="#000000" draw:marker-start="Line" draw:marker-start-width="0.227cm" draw:marker-end="" draw:marker-end-width="0.227cm" draw:fill="none" draw:textarea-vertical-align="middle" fo:padding-top="0.134cm" fo:padding-bottom="0.134cm" fo:padding-left="0.259cm" fo:padding-right="0.259cm" loext:decorative="false"/>
    </style:style>
    <style:style style:name="gr92" style:family="graphic" style:parent-style-name="standard">
      <style:graphic-properties draw:stroke="solid" svg:stroke-width="0.018cm" svg:stroke-color="#000000" draw:marker-start-width="0.19cm" draw:marker-end="Half_20_Circle_20_unfilled" draw:marker-end-width="0.447cm" draw:marker-end-center="true" svg:stroke-opacity="100%" draw:stroke-linejoin="round" svg:stroke-linecap="round" draw:fill="none" fo:padding-top="0.134cm" fo:padding-bottom="0.134cm" fo:padding-left="0.259cm" fo:padding-right="0.259cm" loext:decorative="false"/>
    </style:style>
    <style:style style:name="gr93" style:family="graphic" style:parent-style-name="standard" style:list-style-name="L1">
      <style:graphic-properties draw:stroke="none" svg:stroke-width="0.018cm" draw:marker-start-width="0.227cm" draw:marker-end-width="0.227cm" draw:fill="none" draw:textarea-vertical-align="middle" fo:min-height="0.383cm" fo:min-width="2.54cm" fo:padding-top="0cm" fo:padding-bottom="0cm" fo:padding-left="0.141cm" fo:padding-right="0.141cm" loext:decorative="false"/>
      <style:paragraph-properties style:writing-mode="lr-tb"/>
    </style:style>
    <style:style style:name="gr94" style:family="graphic" style:parent-style-name="standard">
      <style:graphic-properties svg:stroke-width="0.018cm" svg:stroke-color="#000000" draw:marker-start-width="0.227cm" draw:marker-end-width="0.227cm" draw:fill="solid" draw:fill-color="#eeeeee"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5" style:family="graphic" style:parent-style-name="standard">
      <style:graphic-properties svg:stroke-width="0.018cm" svg:stroke-color="#000000" draw:marker-start-width="0.227cm" draw:marker-end-width="0.227cm" draw:fill="solid" draw:fill-color="#ffd7d7"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6"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0.728cm" fo:min-width="1.055cm" fo:padding-top="0cm" fo:padding-bottom="0cm" fo:padding-left="0.259cm" fo:padding-right="0.259cm" style:writing-mode="lr-tb" loext:decorative="false"/>
      <style:paragraph-properties style:writing-mode="lr-tb"/>
    </style:style>
    <style:style style:name="gr97"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0.728cm" fo:min-width="1.401cm" fo:padding-top="0cm" fo:padding-bottom="0cm" fo:padding-left="0.259cm" fo:padding-right="0.259cm" style:writing-mode="lr-tb" loext:decorative="false"/>
      <style:paragraph-properties style:writing-mode="lr-tb"/>
    </style:style>
    <style:style style:name="gr98"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0.728cm" fo:min-width="1.325cm" fo:padding-top="0cm" fo:padding-bottom="0cm" fo:padding-left="0.259cm" fo:padding-right="0.259cm" style:writing-mode="lr-tb" loext:decorative="false"/>
      <style:paragraph-properties style:writing-mode="lr-tb"/>
    </style:style>
    <style:style style:name="gr99" style:family="graphic" style:parent-style-name="standard">
      <style:graphic-properties draw:stroke="none" svg:stroke-width="0.018cm" draw:marker-start-width="0.227cm" draw:marker-end-width="0.227cm" draw:fill="none" draw:textarea-vertical-align="middle" fo:min-height="0.719cm" fo:min-width="2.54cm" fo:padding-top="0cm" fo:padding-bottom="0cm" fo:padding-left="0.141cm" fo:padding-right="0.141cm" loext:decorative="false"/>
      <style:paragraph-properties style:writing-mode="lr-tb"/>
    </style:style>
    <style:style style:name="gr100" style:family="graphic" style:parent-style-name="standard">
      <style:graphic-properties svg:stroke-width="0.018cm" draw:marker-start-width="0.227cm" draw:marker-end="Arrow_20_short" draw:marker-end-width="0.227cm" draw:fill="gradient" draw:fill-gradient-name="Gradient_20_1" draw:gradient-step-count="0" draw:textarea-horizontal-align="justify" draw:textarea-vertical-align="middle" draw:auto-grow-height="false" fo:min-height="10.56cm" fo:min-width="14.722cm" fo:padding-top="0.134cm" fo:padding-bottom="0.134cm" fo:padding-left="0.259cm" fo:padding-right="0.259cm" style:writing-mode="lr-tb" loext:decorative="false"/>
      <style:paragraph-properties style:writing-mode="lr-tb"/>
    </style:style>
    <style:style style:name="gr101" style:family="graphic" style:parent-style-name="standard">
      <style:graphic-properties draw:stroke="solid" svg:stroke-width="0.018cm" svg:stroke-color="#000000" draw:marker-start-width="0.227cm" draw:marker-end="Arrow_20_short" draw:marker-end-width="0.227cm" draw:fill="solid" draw:fill-color="#ffff00" draw:gradient-step-count="0" draw:textarea-horizontal-align="justify" draw:textarea-vertical-align="bottom" draw:auto-grow-height="false" fo:min-height="7.734cm" fo:min-width="14.017cm" fo:padding-top="0.134cm" fo:padding-bottom="0.134cm" fo:padding-left="0.259cm" fo:padding-right="0.259cm" style:writing-mode="lr-tb" loext:decorative="false"/>
      <style:paragraph-properties style:writing-mode="lr-tb"/>
    </style:style>
    <style:style style:name="gr102"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bottom" draw:auto-grow-height="false" fo:min-height="3.497cm" fo:min-width="13.187cm" fo:padding-top="0.134cm" fo:padding-bottom="0.134cm" fo:padding-left="0.259cm" fo:padding-right="0.259cm" style:writing-mode="lr-tb" loext:decorative="false"/>
      <style:paragraph-properties style:writing-mode="lr-tb"/>
    </style:style>
    <style:style style:name="gr103"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bottom" draw:auto-grow-height="false" fo:min-height="2.309cm" fo:min-width="13.199cm" fo:padding-top="0.134cm" fo:padding-bottom="0.134cm" fo:padding-left="0.259cm" fo:padding-right="0.259cm" style:writing-mode="lr-tb" loext:decorative="false"/>
      <style:paragraph-properties style:writing-mode="lr-tb"/>
    </style:style>
    <style:style style:name="gr104"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1.619cm" fo:min-width="1.952cm" fo:padding-top="0cm" fo:padding-bottom="0cm" fo:padding-left="0.259cm" fo:padding-right="0.259cm" style:writing-mode="lr-tb" loext:decorative="false"/>
      <style:paragraph-properties style:writing-mode="lr-tb"/>
    </style:style>
    <style:style style:name="gr105" style:family="graphic" style:parent-style-name="objectwithoutfill">
      <style:graphic-properties svg:stroke-width="0.018cm" svg:stroke-color="#000000" draw:marker-start-width="0.227cm" draw:marker-end-width="0.227cm" draw:fill="solid" draw:fill-color="#ddddff" draw:textarea-vertical-align="middle" fo:padding-top="0cm" fo:padding-bottom="0cm" fo:padding-left="0.259cm" fo:padding-right="0.259cm" loext:decorative="false"/>
    </style:style>
    <style:style style:name="gr106"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1.619cm" fo:min-width="1.952cm" fo:padding-top="0cm" fo:padding-bottom="0cm" fo:padding-left="0.259cm" fo:padding-right="0.259cm" style:writing-mode="lr-tb" loext:decorative="false"/>
      <style:paragraph-properties style:writing-mode="lr-tb"/>
    </style:style>
    <style:style style:name="gr107" style:family="graphic" style:parent-style-name="objectwithoutfill">
      <style:graphic-properties svg:stroke-width="0.018cm" svg:stroke-color="#000000" draw:marker-start-width="0.227cm" draw:marker-end-width="0.227cm" draw:fill="solid" draw:fill-color="#ffa6a6" draw:textarea-vertical-align="middle" fo:padding-top="0cm" fo:padding-bottom="0cm" fo:padding-left="0.259cm" fo:padding-right="0.259cm" loext:decorative="false"/>
    </style:style>
    <style:style style:name="gr108"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bottom" draw:auto-grow-height="false" fo:min-height="1.337cm" fo:min-width="14.278cm" fo:padding-top="0.134cm" fo:padding-bottom="0.134cm" fo:padding-left="0.259cm" fo:padding-right="0.259cm" style:writing-mode="lr-tb" loext:decorative="false"/>
      <style:paragraph-properties style:writing-mode="lr-tb"/>
    </style:style>
    <style:style style:name="gr10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808cm" fo:min-width="1.937cm" fo:padding-top="0cm" fo:padding-bottom="0cm" fo:padding-left="0.259cm" fo:padding-right="0.259cm" style:writing-mode="lr-tb" loext:decorative="false"/>
      <style:paragraph-properties style:writing-mode="lr-tb"/>
    </style:style>
    <style:style style:name="gr110" style:family="graphic" style:parent-style-name="objectwithoutfill">
      <style:graphic-properties svg:stroke-width="0.018cm" svg:stroke-color="#000000" draw:marker-start-width="0.227cm" draw:marker-end-width="0.227cm" draw:fill="solid" draw:fill-color="#dddddd" draw:textarea-vertical-align="middle" fo:padding-top="0cm" fo:padding-bottom="0cm" fo:padding-left="0.259cm" fo:padding-right="0.259cm" loext:decorative="false"/>
    </style:style>
    <style:style style:name="gr111"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3.093cm" fo:min-width="3.888cm" fo:padding-top="0cm" fo:padding-bottom="0cm" fo:padding-left="0.259cm" fo:padding-right="0.259cm" style:writing-mode="lr-tb" loext:decorative="false"/>
      <style:paragraph-properties style:writing-mode="lr-tb"/>
    </style:style>
    <style:style style:name="gr112" style:family="graphic" style:parent-style-name="objectwithoutfill">
      <style:graphic-properties svg:stroke-width="0.053cm" svg:stroke-color="#000000" draw:marker-start-width="0.279cm" draw:marker-end="Triangle_20_unfilled" draw:marker-end-width="0.342cm" draw:fill="none" draw:textarea-vertical-align="middle" fo:padding-top="0.151cm" fo:padding-bottom="0.151cm" fo:padding-left="0.276cm" fo:padding-right="0.276cm" loext:decorative="false"/>
    </style:style>
    <style:style style:name="gr113"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14"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15" style:family="graphic" style:parent-style-name="objectwithoutfill">
      <style:graphic-properties svg:stroke-width="0.018cm" svg:stroke-color="#000000" draw:marker-start-width="0.227cm" draw:marker-end="Triangle_20_unfilled" draw:marker-end-width="0.29cm" draw:fill="none" draw:textarea-vertical-align="middle" fo:padding-top="0.134cm" fo:padding-bottom="0.134cm" fo:padding-left="0.259cm" fo:padding-right="0.259cm" loext:decorative="false"/>
    </style:style>
    <style:style style:name="gr116" style:family="graphic" style:parent-style-name="objectwithoutfill">
      <style:graphic-properties svg:stroke-width="0.018cm" svg:stroke-color="#000000" draw:marker-start="Diamond" draw:marker-start-width="0.227cm" draw:marker-end="Line_20_short" draw:marker-end-width="0.227cm" draw:fill="none" draw:textarea-vertical-align="middle" fo:padding-top="0.134cm" fo:padding-bottom="0.134cm" fo:padding-left="0.259cm" fo:padding-right="0.259cm" loext:decorative="false"/>
    </style:style>
    <style:style style:name="gr117" style:family="graphic" style:parent-style-name="objectwithoutfill">
      <style:graphic-properties draw:stroke="dash" draw:stroke-dash="Dash" svg:stroke-width="0.018cm" svg:stroke-color="#808080" draw:marker-start-width="0.227cm" draw:marker-end="Line" draw:marker-end-width="0.29cm" svg:stroke-linecap="butt" draw:fill="none" draw:textarea-vertical-align="middle" fo:padding-top="0.134cm" fo:padding-bottom="0.134cm" fo:padding-left="0.259cm" fo:padding-right="0.259cm" loext:decorative="false"/>
    </style:style>
    <style:style style:name="gr118"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19" style:family="graphic" style:parent-style-name="standard" style:list-style-name="L1">
      <style:graphic-properties svg:stroke-width="0.018cm" svg:stroke-color="#000000" draw:marker-start-width="0.227cm" draw:marker-end-width="0.227cm" draw:fill="solid" draw:fill-color="#ffa6a6" draw:textarea-horizontal-align="justify" draw:textarea-vertical-align="top" draw:auto-grow-height="false" fo:min-height="0.578cm" fo:min-width="1.691cm" fo:padding-top="0.134cm" fo:padding-bottom="0.134cm" fo:padding-left="0.259cm" fo:padding-right="0.259cm" style:writing-mode="lr-tb" loext:decorative="false"/>
      <style:paragraph-properties style:writing-mode="lr-tb"/>
    </style:style>
    <style:style style:name="gr120" style:family="graphic" style:parent-style-name="objectwithoutfill">
      <style:graphic-properties svg:stroke-width="0.018cm" svg:stroke-color="#000000" draw:marker-start-width="0.227cm" draw:marker-end-width="0.227cm" draw:fill="solid" draw:fill-color="#ffa6a6" draw:textarea-vertical-align="middle" fo:padding-top="0.134cm" fo:padding-bottom="0.134cm" fo:padding-left="0.259cm" fo:padding-right="0.259cm" loext:decorative="false"/>
    </style:style>
    <style:style style:name="gr121" style:family="graphic" style:parent-style-name="standard">
      <style:graphic-properties svg:stroke-width="0.018cm" svg:stroke-color="#000000" draw:marker-start-width="0.227cm" draw:marker-end-width="0.227cm" draw:fill="solid" draw:fill-color="#eeeeee" draw:textarea-horizontal-align="justify" draw:textarea-vertical-align="top" draw:auto-grow-height="false" fo:min-height="1.827cm" fo:min-width="1.952cm" fo:padding-top="0cm" fo:padding-bottom="0cm" fo:padding-left="0.259cm" fo:padding-right="0.259cm" style:writing-mode="lr-tb" loext:decorative="false"/>
      <style:paragraph-properties style:writing-mode="lr-tb"/>
    </style:style>
    <style:style style:name="gr122" style:family="graphic" style:parent-style-name="objectwithoutfill">
      <style:graphic-properties svg:stroke-width="0.018cm" svg:stroke-color="#000000" draw:marker-start-width="0.227cm" draw:marker-end-width="0.227cm" draw:fill="solid" draw:fill-color="#eeeeee" draw:textarea-vertical-align="middle" fo:padding-top="0cm" fo:padding-bottom="0cm" fo:padding-left="0.259cm" fo:padding-right="0.259cm" loext:decorative="false"/>
    </style:style>
    <style:style style:name="gr123" style:family="graphic" style:parent-style-name="objectwithoutfill">
      <style:graphic-properties draw:stroke="dash" draw:stroke-dash="Dash" svg:stroke-width="0.018cm" svg:stroke-color="#808080" draw:marker-start="Dimension_20_Lines" draw:marker-start-width="0.227cm" draw:marker-end="Line" draw:marker-end-width="0.239cm" svg:stroke-linecap="butt" draw:fill="none" draw:textarea-vertical-align="middle" fo:padding-top="0.134cm" fo:padding-bottom="0.134cm" fo:padding-left="0.259cm" fo:padding-right="0.259cm" loext:decorative="false"/>
    </style:style>
    <style:style style:name="gr124" style:family="graphic" style:parent-style-name="standard">
      <style:graphic-properties svg:stroke-width="0.018cm" svg:stroke-color="#000000" draw:marker-start-width="0.227cm" draw:marker-end-width="0.227cm" draw:fill="solid" draw:fill-color="#ffffff" draw:textarea-horizontal-align="justify" draw:textarea-vertical-align="top" draw:auto-grow-height="false" fo:min-height="2.833cm" fo:min-width="1.952cm" fo:padding-top="0cm" fo:padding-bottom="0cm" fo:padding-left="0.259cm" fo:padding-right="0.259cm" style:writing-mode="lr-tb" loext:decorative="false"/>
      <style:paragraph-properties style:writing-mode="lr-tb"/>
    </style:style>
    <style:style style:name="gr125" style:family="graphic" style:parent-style-name="objectwithoutfill">
      <style:graphic-properties svg:stroke-width="0.018cm" svg:stroke-color="#000000" draw:marker-start-width="0.227cm" draw:marker-end-width="0.227cm" draw:fill="solid" draw:fill-color="#ffffff" draw:textarea-vertical-align="middle" fo:padding-top="0cm" fo:padding-bottom="0cm" fo:padding-left="0.259cm" fo:padding-right="0.259cm" loext:decorative="false"/>
    </style:style>
    <style:style style:name="gr126" style:family="graphic" style:parent-style-name="standard">
      <style:graphic-properties svg:stroke-width="0.018cm" svg:stroke-color="#000000" draw:marker-start-width="0.227cm" draw:marker-end-width="0.227cm" draw:fill="solid" draw:fill-color="#ddddff" draw:textarea-horizontal-align="justify" draw:textarea-vertical-align="top" draw:auto-grow-height="false" fo:min-height="2.228cm" fo:min-width="3.888cm" fo:padding-top="0cm" fo:padding-bottom="0cm" fo:padding-left="0.259cm" fo:padding-right="0.259cm" style:writing-mode="lr-tb" loext:decorative="false"/>
      <style:paragraph-properties style:writing-mode="lr-tb"/>
    </style:style>
    <style:style style:name="gr12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222cm" fo:min-width="1.201cm" fo:padding-top="0cm" fo:padding-bottom="0cm" fo:padding-left="0.259cm" fo:padding-right="0.259cm" style:writing-mode="lr-tb" loext:decorative="false"/>
      <style:paragraph-properties style:writing-mode="lr-tb"/>
    </style:style>
    <style:style style:name="gr128" style:family="graphic" style:parent-style-name="standard" style:list-style-name="L1">
      <style:graphic-properties draw:stroke="none" svg:stroke-width="0.018cm" draw:marker-start-width="0.227cm" draw:marker-end-width="0.227cm" draw:fill="none" draw:textarea-vertical-align="middle" fo:min-height="0.387cm" fo:min-width="2.54cm" fo:padding-top="0cm" fo:padding-bottom="0cm" fo:padding-left="0.141cm" fo:padding-right="0.141cm" loext:decorative="false"/>
      <style:paragraph-properties style:writing-mode="lr-tb"/>
    </style:style>
    <style:style style:name="gr129" style:family="graphic" style:parent-style-name="standard" style:list-style-name="L1">
      <style:graphic-properties svg:stroke-width="0.018cm" svg:stroke-color="#000000" draw:marker-start-width="0.227cm" draw:marker-end-width="0.227cm" draw:fill="solid" draw:fill-color="#ddddff" draw:textarea-horizontal-align="justify" draw:textarea-vertical-align="top" draw:auto-grow-height="false" fo:min-height="0.578cm" fo:min-width="1.691cm" fo:padding-top="0.134cm" fo:padding-bottom="0.134cm" fo:padding-left="0.259cm" fo:padding-right="0.259cm" style:writing-mode="lr-tb" loext:decorative="false"/>
      <style:paragraph-properties style:writing-mode="lr-tb"/>
    </style:style>
    <style:style style:name="gr130" style:family="graphic" style:parent-style-name="objectwithoutfill">
      <style:graphic-properties svg:stroke-width="0.018cm" svg:stroke-color="#000000" draw:marker-start-width="0.227cm" draw:marker-end-width="0.227cm" draw:fill="solid" draw:fill-color="#ddddff" draw:textarea-vertical-align="middle" fo:padding-top="0.134cm" fo:padding-bottom="0.134cm" fo:padding-left="0.259cm" fo:padding-right="0.259cm" loext:decorative="false"/>
    </style:style>
    <style:style style:name="gr131" style:family="graphic" style:parent-style-name="objectwithoutfill">
      <style:graphic-properties draw:stroke="dash" draw:stroke-dash="Dash" svg:stroke-width="0.018cm" svg:stroke-color="#000000" draw:marker-start-width="0.227cm" draw:marker-end="Line" draw:marker-end-width="0.29cm" svg:stroke-linecap="butt" draw:fill="none" draw:textarea-vertical-align="middle" fo:padding-top="0.134cm" fo:padding-bottom="0.134cm" fo:padding-left="0.259cm" fo:padding-right="0.259cm" loext:decorative="false"/>
    </style:style>
    <style:style style:name="gr132"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33" style:family="graphic" style:parent-style-name="standard" style:list-style-name="L1">
      <style:graphic-properties draw:stroke="none" svg:stroke-width="0.018cm" draw:marker-start-width="0.227cm" draw:marker-end-width="0.227cm" draw:fill="none" draw:textarea-vertical-align="middle" fo:min-height="0.406cm" fo:min-width="2.54cm" fo:padding-top="0cm" fo:padding-bottom="0cm" fo:padding-left="0.141cm" fo:padding-right="0.141cm" loext:decorative="false"/>
      <style:paragraph-properties style:writing-mode="lr-tb"/>
    </style:style>
    <style:style style:name="gr134"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222cm" fo:min-width="1.201cm" fo:padding-top="0cm" fo:padding-bottom="0cm" fo:padding-left="0.259cm" fo:padding-right="0.259cm" style:writing-mode="lr-tb" loext:decorative="false"/>
      <style:paragraph-properties style:writing-mode="lr-tb"/>
    </style:style>
    <style:style style:name="gr135" style:family="graphic" style:parent-style-name="standard">
      <style:graphic-properties draw:marker-start="Arrowheads_20_18" draw:fill="gradient" draw:fill-gradient-name="Gradient_20_1" draw:gradient-step-count="0" draw:textarea-horizontal-align="justify" draw:textarea-vertical-align="middle" draw:auto-grow-height="false" fo:min-height="6.735cm" fo:min-width="14.74cm" style:writing-mode="lr-tb" loext:decorative="false"/>
      <style:paragraph-properties style:writing-mode="lr-tb"/>
    </style:style>
    <style:style style:name="gr136" style:family="graphic" style:parent-style-name="standard">
      <style:graphic-properties draw:stroke="dash" draw:stroke-dash="Dash_5f_0" svg:stroke-width="0.025cm" svg:stroke-color="#000000" draw:marker-end="Marker_5f_1" draw:marker-end-width="0.319cm" draw:marker-end-center="true" svg:stroke-opacity="100%" draw:stroke-linejoin="round" svg:stroke-linecap="round" draw:fill="none" fo:padding-top="0.137cm" fo:padding-bottom="0.137cm" fo:padding-left="0.262cm" fo:padding-right="0.262cm" loext:decorative="false"/>
    </style:style>
    <style:style style:name="gr137" style:family="graphic" style:parent-style-name="objectwithoutfill">
      <style:graphic-properties svg:stroke-width="0.018cm" svg:stroke-color="#000000" draw:marker-start-width="0.227cm" draw:marker-end="Line" draw:marker-end-width="0.254cm" draw:fill="none" draw:textarea-vertical-align="middle" fo:padding-top="0.134cm" fo:padding-bottom="0.134cm" fo:padding-left="0.259cm" fo:padding-right="0.259cm" loext:decorative="false"/>
      <style:paragraph-properties style:writing-mode="lr-tb"/>
    </style:style>
    <style:style style:name="gr138" style:family="graphic" style:parent-style-name="standard" style:list-style-name="L1">
      <style:graphic-properties draw:stroke="none" svg:stroke-width="0.018cm" draw:marker-start-width="0.227cm" draw:marker-end-width="0.227cm" draw:fill="none" draw:textarea-vertical-align="middle" fo:min-height="0.379cm" fo:min-width="2.54cm" fo:padding-top="0cm" fo:padding-bottom="0cm" fo:padding-left="0.141cm" fo:padding-right="0.141cm" loext:decorative="false"/>
      <style:paragraph-properties style:writing-mode="lr-tb"/>
    </style:style>
    <style:style style:name="gr139"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57cm" fo:padding-top="0cm" fo:padding-bottom="0cm" fo:padding-left="0cm" fo:padding-right="0cm" draw:shadow-offset-x="0.203cm" draw:shadow-offset-y="0.203cm" loext:decorative="false"/>
      <style:paragraph-properties style:writing-mode="lr-tb"/>
    </style:style>
    <style:style style:name="gr140" style:family="graphic" style:parent-style-name="standard">
      <style:graphic-properties draw:stroke="none" svg:stroke-width="0.018cm" svg:stroke-color="#000000" draw:marker-start-width="0.227cm" draw:marker-end-width="0.227cm" draw:fill="solid" draw:fill-color="#000000" draw:fill-image-width="2.54cm" draw:fill-image-height="2.54cm" style:repeat="repeat" draw:fill-image-ref-point-x="0%" draw:fill-image-ref-point-y="0%" draw:fill-image-ref-point="center" draw:tile-repeat-offset="0% vertical" draw:textarea-vertical-align="middle" draw:auto-grow-height="true" draw:auto-grow-width="false" fo:min-height="0.36cm" fo:padding-top="0cm" fo:padding-bottom="0cm" fo:padding-left="0cm" fo:padding-right="0cm" draw:shadow-offset-x="0.203cm" draw:shadow-offset-y="0.203cm" loext:decorative="false"/>
      <style:paragraph-properties style:writing-mode="lr-tb"/>
    </style:style>
    <style:style style:name="gr141" style:family="graphic" style:parent-style-name="standard">
      <style:graphic-properties draw:stroke="none" svg:stroke-width="0.018cm" svg:stroke-color="#000000" draw:marker-start-width="0.227cm" draw:marker-end-width="0.227cm" draw:fill="solid" draw:fill-color="#729fcf" loext:fill-use-slide-background="false" draw:textarea-horizontal-align="justify" draw:textarea-vertical-align="top" draw:auto-grow-height="false" fo:min-height="1.403cm" fo:min-width="12.169cm" fo:padding-top="0.051cm" fo:padding-bottom="0.051cm" fo:padding-left="0.127cm" fo:padding-right="0.127cm" style:writing-mode="lr-tb" loext:decorative="false"/>
      <style:paragraph-properties style:writing-mode="lr-tb"/>
    </style:style>
    <style:style style:name="gr142" style:family="graphic" style:parent-style-name="objectwithoutfill">
      <style:graphic-properties svg:stroke-width="0.018cm" svg:stroke-color="#000000" draw:marker-start="Arrowheads_20_19" draw:marker-start-width="0.254cm" draw:marker-end="" draw:marker-end-width="0.254cm" draw:fill="none" draw:textarea-vertical-align="middle" fo:padding-top="0.134cm" fo:padding-bottom="0.134cm" fo:padding-left="0.259cm" fo:padding-right="0.259cm" loext:decorative="false"/>
      <style:paragraph-properties style:writing-mode="lr-tb"/>
    </style:style>
    <style:style style:name="gr143" style:family="graphic" style:parent-style-name="objectwithoutfill">
      <style:graphic-properties draw:stroke="dash" draw:stroke-dash="Long_20_Dash" svg:stroke-width="0.018cm" svg:stroke-color="#333333" draw:marker-start-width="0.227cm" draw:marker-end-width="0.227cm" svg:stroke-linecap="butt" draw:fill="none" draw:textarea-vertical-align="middle" fo:padding-top="0.134cm" fo:padding-bottom="0.134cm" fo:padding-left="0.259cm" fo:padding-right="0.259cm" loext:decorative="false"/>
    </style:style>
    <style:style style:name="gr144" style:family="graphic" style:parent-style-name="standard">
      <style:graphic-properties svg:stroke-width="0.018cm" svg:stroke-color="#000000" draw:marker-start-width="0.227cm" draw:marker-end-width="0.227cm" draw:fill="none" draw:fill-color="#729fcf" loext:fill-use-slide-background="false" draw:textarea-horizontal-align="justify" draw:textarea-vertical-align="top" draw:auto-grow-height="false" fo:min-height="1.403cm" fo:min-width="12.169cm" fo:padding-top="0.051cm" fo:padding-bottom="0.051cm" fo:padding-left="0.127cm" fo:padding-right="0.127cm" style:writing-mode="lr-tb" loext:decorative="false"/>
      <style:paragraph-properties style:writing-mode="lr-tb"/>
    </style:style>
    <style:style style:name="gr145" style:family="graphic" style:parent-style-name="standard">
      <style:graphic-properties draw:stroke="none" draw:fill="solid" draw:fill-color="#ffff00" draw:textarea-vertical-align="middle" draw:shadow="hidden" loext:decorative="false"/>
    </style:style>
    <style:style style:name="gr146" style:family="graphic" style:parent-style-name="standard">
      <style:graphic-properties draw:stroke="solid" svg:stroke-width="0.025cm" svg:stroke-color="#000000" svg:stroke-opacity="100%" draw:stroke-linejoin="round" svg:stroke-linecap="round" draw:fill="none" draw:fill-color="#ffff00" fo:padding-top="0.137cm" fo:padding-bottom="0.137cm" fo:padding-left="0.262cm" fo:padding-right="0.262cm" loext:decorative="false"/>
    </style:style>
    <style:style style:name="gr147" style:family="graphic" style:parent-style-name="standard">
      <style:graphic-properties draw:stroke="none" draw:fill="solid" draw:fill-color="#ff9900" draw:shadow="hidden" loext:decorative="false"/>
    </style:style>
    <style:style style:name="gr148" style:family="graphic" style:parent-style-name="standard">
      <style:graphic-properties draw:stroke="none" draw:fill="none" draw:textarea-vertical-align="middle" fo:min-height="0.382cm" fo:min-width="2.54cm" fo:padding-top="0.141cm" fo:padding-bottom="0.141cm" fo:padding-left="0.141cm" fo:padding-right="0.141cm" loext:decorative="false"/>
      <style:paragraph-properties style:writing-mode="lr-tb"/>
    </style:style>
    <style:style style:name="gr149" style:family="graphic" style:parent-style-name="standard">
      <style:graphic-properties draw:stroke="none" draw:fill="solid" draw:fill-color="#ffff00" draw:shadow="hidden" loext:decorative="false"/>
    </style:style>
    <style:style style:name="gr150" style:family="graphic" style:parent-style-name="standard">
      <style:graphic-properties draw:stroke="none" draw:fill="none" draw:fill-color="#ffff00" draw:textarea-vertical-align="middle" fo:min-height="0.382cm" fo:min-width="2.54cm" fo:padding-top="0.141cm" fo:padding-bottom="0.141cm" fo:padding-left="0.141cm" fo:padding-right="0.141cm" loext:decorative="false"/>
      <style:paragraph-properties style:writing-mode="lr-tb"/>
    </style:style>
    <style:style style:name="gr151" style:family="graphic" style:parent-style-name="standard">
      <style:graphic-properties draw:marker-end="Arrow_20_short" draw:fill="gradient" draw:fill-gradient-name="Gradient_20_1" draw:gradient-step-count="0" draw:textarea-horizontal-align="justify" draw:textarea-vertical-align="middle" draw:auto-grow-height="false" fo:min-height="6.735cm" fo:min-width="14.74cm" style:writing-mode="lr-tb" loext:decorative="false"/>
      <style:paragraph-properties style:writing-mode="lr-tb"/>
    </style:style>
    <style:style style:name="gr152"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top" draw:auto-grow-height="false" fo:min-height="4.568cm" fo:min-width="14.278cm" fo:padding-top="0.051cm" fo:padding-bottom="0.051cm" fo:padding-left="0.259cm" fo:padding-right="0.259cm" style:writing-mode="lr-tb" loext:decorative="false"/>
      <style:paragraph-properties style:writing-mode="lr-tb"/>
    </style:style>
    <style:style style:name="gr153" style:family="graphic" style:parent-style-name="standard">
      <style:graphic-properties svg:stroke-width="0.018cm" svg:stroke-color="#000000" draw:marker-start-width="0.227cm" draw:marker-end-width="0.227cm" draw:fill="solid" draw:fill-color="#b4c7dc" draw:textarea-horizontal-align="justify" draw:textarea-vertical-align="top" draw:auto-grow-height="false" fo:min-height="2.077cm" fo:min-width="2.878cm" fo:padding-top="0.127cm" fo:padding-bottom="0cm" fo:padding-left="0.259cm" fo:padding-right="0.259cm" style:writing-mode="lr-tb" loext:decorative="false"/>
      <style:paragraph-properties style:writing-mode="lr-tb"/>
    </style:style>
    <style:style style:name="gr154" style:family="graphic" style:parent-style-name="objectwithoutfill">
      <style:graphic-properties svg:stroke-width="0.018cm" svg:stroke-color="#000000" draw:marker-start-width="0.227cm" draw:marker-end-width="0.227cm" draw:fill="solid" draw:fill-color="#b4c7dc" draw:textarea-vertical-align="middle" fo:padding-top="0.127cm" fo:padding-bottom="0cm" fo:padding-left="0.259cm" fo:padding-right="0.259cm" loext:decorative="false"/>
    </style:style>
    <style:style style:name="gr155" style:family="graphic" style:parent-style-name="standard">
      <style:graphic-properties draw:stroke="solid" svg:stroke-width="0.018cm" svg:stroke-color="#000000" draw:marker-start-width="0.227cm" draw:marker-end="Arrow_20_short" draw:marker-end-width="0.227cm" draw:fill="gradient" draw:fill-color="#ffff00" draw:fill-gradient-name="Gradient_20_44" draw:gradient-step-count="0" draw:textarea-horizontal-align="justify" draw:textarea-vertical-align="top" draw:auto-grow-height="false" fo:min-height="1.687cm" fo:min-width="14.266cm" fo:padding-top="0.051cm" fo:padding-bottom="0.051cm" fo:padding-left="0.259cm" fo:padding-right="0.259cm" style:writing-mode="lr-tb" loext:decorative="false"/>
      <style:paragraph-properties style:writing-mode="lr-tb"/>
    </style:style>
    <style:style style:name="gr156" style:family="graphic" style:parent-style-name="standard">
      <style:graphic-properties svg:stroke-width="0.018cm" svg:stroke-color="#000000" draw:marker-start-width="0.227cm" draw:marker-end-width="0.227cm" draw:fill="solid" draw:fill-color="#ffffff" loext:fill-use-slide-background="false" draw:textarea-horizontal-align="justify" draw:textarea-vertical-align="middle" draw:auto-grow-height="false" fo:min-height="0.196cm" fo:min-width="0cm" fo:padding-top="0.134cm" fo:padding-bottom="0.134cm" fo:padding-left="0.259cm" fo:padding-right="0.259cm" loext:decorative="false"/>
    </style:style>
    <style:style style:name="gr157" style:family="graphic" style:parent-style-name="standard">
      <style:graphic-properties svg:stroke-width="0.018cm" svg:stroke-color="#000000" draw:marker-start-width="0.227cm" draw:marker-end-width="0.227cm" draw:fill="solid" draw:fill-color="#ffffff" loext:fill-use-slide-background="false" draw:textarea-horizontal-align="justify" draw:textarea-vertical-align="middle" draw:auto-grow-height="false" fo:min-height="0cm" fo:min-width="0cm" fo:padding-top="0.134cm" fo:padding-bottom="0.134cm" fo:padding-left="0.259cm" fo:padding-right="0.259cm" loext:decorative="false"/>
    </style:style>
    <style:style style:name="gr15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724cm" fo:min-width="2.6cm" fo:padding-top="0cm" fo:padding-bottom="0cm" fo:padding-left="0.127cm" fo:padding-right="0.127cm" style:writing-mode="lr-tb" loext:decorative="false"/>
      <style:paragraph-properties style:writing-mode="lr-tb"/>
    </style:style>
    <style:style style:name="gr15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116cm" fo:min-width="1.869cm" fo:padding-top="0cm" fo:padding-bottom="0cm" fo:padding-left="0.127cm" fo:padding-right="0.127cm" style:writing-mode="lr-tb" loext:decorative="false"/>
      <style:paragraph-properties style:writing-mode="lr-tb"/>
    </style:style>
    <style:style style:name="gr160"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61" style:family="graphic" style:parent-style-name="objectwithoutfill">
      <style:graphic-properties svg:stroke-width="0.028cm" svg:stroke-color="#000000" draw:marker-start="Diamond" draw:marker-start-width="0.242cm" draw:marker-end="Arrowheads_20_16" draw:marker-end-width="0.242cm" draw:fill="none" draw:textarea-vertical-align="middle" fo:padding-top="0.139cm" fo:padding-bottom="0.139cm" fo:padding-left="0.264cm" fo:padding-right="0.264cm" loext:decorative="false"/>
    </style:style>
    <style:style style:name="gr162"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011cm" fo:min-width="2.959cm" fo:padding-top="0cm" fo:padding-bottom="0cm" fo:padding-left="0.127cm" fo:padding-right="0.127cm" style:writing-mode="lr-tb" loext:decorative="false"/>
      <style:paragraph-properties style:writing-mode="lr-tb"/>
    </style:style>
    <style:style style:name="gr163" style:family="graphic" style:parent-style-name="standard">
      <style:graphic-properties svg:stroke-width="0.018cm" svg:stroke-color="#000000" draw:marker-start-width="0.227cm" draw:marker-end-width="0.227cm" draw:fill="solid" draw:fill-color="#ffa6a6" draw:textarea-horizontal-align="justify" draw:textarea-vertical-align="top" draw:auto-grow-height="false" fo:min-height="1.384cm" fo:min-width="2.878cm" fo:padding-top="0.127cm" fo:padding-bottom="0cm" fo:padding-left="0.259cm" fo:padding-right="0.259cm" style:writing-mode="lr-tb" loext:decorative="false"/>
      <style:paragraph-properties style:writing-mode="lr-tb"/>
    </style:style>
    <style:style style:name="gr164"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941cm" fo:min-width="2.6cm" fo:padding-top="0cm" fo:padding-bottom="0cm" fo:padding-left="0.127cm" fo:padding-right="0.127cm" style:writing-mode="lr-tb" loext:decorative="false"/>
      <style:paragraph-properties style:writing-mode="lr-tb"/>
    </style:style>
    <style:style style:name="gr16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054cm" fo:min-width="3.024cm" fo:padding-top="0cm" fo:padding-bottom="0cm" fo:padding-left="0.127cm" fo:padding-right="0.127cm" style:writing-mode="lr-tb" loext:decorative="false"/>
      <style:paragraph-properties style:writing-mode="lr-tb"/>
    </style:style>
    <style:style style:name="gr166"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2.535cm" fo:min-width="3.069cm" fo:padding-top="0cm" fo:padding-bottom="0cm" fo:padding-left="0.127cm" fo:padding-right="0.127cm" style:writing-mode="lr-tb" loext:decorative="false"/>
      <style:paragraph-properties style:writing-mode="lr-tb"/>
    </style:style>
    <style:style style:name="gr16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34cm" fo:min-width="2.94cm" fo:padding-top="0cm" fo:padding-bottom="0cm" fo:padding-left="0.127cm" fo:padding-right="0.127cm" style:writing-mode="lr-tb" loext:decorative="false"/>
      <style:paragraph-properties style:writing-mode="lr-tb"/>
    </style:style>
    <style:style style:name="gr16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445cm" fo:min-width="2.889cm" fo:padding-top="0cm" fo:padding-bottom="0cm" fo:padding-left="0.127cm" fo:padding-right="0.127cm" style:writing-mode="lr-tb" loext:decorative="false"/>
      <style:paragraph-properties style:writing-mode="lr-tb"/>
    </style:style>
    <style:style style:name="gr169"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24cm" fo:min-width="3.391cm" fo:padding-top="0cm" fo:padding-bottom="0cm" fo:padding-left="0.127cm" fo:padding-right="0.127cm" style:writing-mode="lr-tb" loext:decorative="false"/>
      <style:paragraph-properties style:writing-mode="lr-tb"/>
    </style:style>
    <style:style style:name="gr170"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1"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2"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409cm" fo:min-width="2.235cm" fo:padding-top="0cm" fo:padding-bottom="0cm" fo:padding-left="0.127cm" fo:padding-right="0.127cm" style:writing-mode="lr-tb" loext:decorative="false"/>
      <style:paragraph-properties style:writing-mode="lr-tb"/>
    </style:style>
    <style:style style:name="gr173" style:family="graphic" style:parent-style-name="objectwithoutfill">
      <style:graphic-properties svg:stroke-width="0.028cm" svg:stroke-color="#000000" draw:marker-start="Diamond" draw:marker-start-width="0.242cm" draw:marker-end="Arrowheads_20_17" draw:marker-end-width="0.242cm" draw:fill="none" draw:textarea-vertical-align="middle" fo:padding-top="0.139cm" fo:padding-bottom="0.139cm" fo:padding-left="0.264cm" fo:padding-right="0.264cm" loext:decorative="false"/>
    </style:style>
    <style:style style:name="gr174"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54cm" fo:min-width="2.736cm" fo:padding-top="0cm" fo:padding-bottom="0cm" fo:padding-left="0.127cm" fo:padding-right="0.127cm" style:writing-mode="lr-tb" loext:decorative="false"/>
      <style:paragraph-properties style:writing-mode="lr-tb"/>
    </style:style>
    <style:style style:name="gr17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1.898cm" fo:min-width="2.28cm" fo:padding-top="0cm" fo:padding-bottom="0cm" fo:padding-left="0.127cm" fo:padding-right="0.127cm" style:writing-mode="lr-tb" loext:decorative="false"/>
      <style:paragraph-properties style:writing-mode="lr-tb"/>
    </style:style>
    <style:style style:name="gr176"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7" style:family="graphic" style:parent-style-name="standard" style:list-style-name="L1">
      <style:graphic-properties svg:stroke-width="0.018cm" svg:stroke-color="#000000" draw:marker-start-width="0.227cm" draw:marker-end-width="0.227cm" draw:fill="solid" draw:fill-color="#b2b2b2"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348cm" fo:min-width="3.324cm" fo:padding-top="0cm" fo:padding-bottom="0cm" fo:padding-left="0.127cm" fo:padding-right="0.127cm" style:writing-mode="lr-tb" loext:decorative="false"/>
      <style:paragraph-properties style:writing-mode="lr-tb"/>
    </style:style>
    <style:style style:name="gr179" style:family="graphic" style:parent-style-name="standard">
      <style:graphic-properties draw:marker-end="Arrow_20_short" draw:fill="gradient" draw:fill-gradient-name="Gradient_20_1" draw:gradient-step-count="0" draw:textarea-horizontal-align="justify" draw:textarea-vertical-align="middle" draw:auto-grow-height="false" fo:min-height="3.56cm" fo:min-width="14.74cm" style:writing-mode="lr-tb" loext:decorative="false"/>
      <style:paragraph-properties style:writing-mode="lr-tb"/>
    </style:style>
    <style:style style:name="gr180" style:family="graphic" style:parent-style-name="standard">
      <style:graphic-properties draw:stroke="solid" svg:stroke-width="0.018cm" svg:stroke-color="#000000" draw:marker-start-width="0.227cm" draw:marker-end="Arrow_20_short" draw:marker-end-width="0.227cm" draw:fill="solid" draw:fill-color="#c0c0ff" draw:gradient-step-count="0" draw:textarea-horizontal-align="justify" draw:textarea-vertical-align="top" draw:auto-grow-height="false" fo:min-height="3.41cm" fo:min-width="14.278cm" fo:padding-top="0.051cm" fo:padding-bottom="0.051cm" fo:padding-left="0.259cm" fo:padding-right="0.259cm" style:writing-mode="lr-tb" loext:decorative="false"/>
      <style:paragraph-properties style:writing-mode="lr-tb"/>
    </style:style>
    <style:style style:name="gr181"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454cm" fo:min-width="2.352cm" fo:padding-top="0cm" fo:padding-bottom="0cm" fo:padding-left="0.127cm" fo:padding-right="0.127cm" style:writing-mode="lr-tb" loext:decorative="false"/>
      <style:paragraph-properties style:writing-mode="lr-tb"/>
    </style:style>
    <style:style style:name="gr182" style:family="graphic" style:parent-style-name="standard" style:list-style-name="L1">
      <style:graphic-properties svg:stroke-width="0.018cm" svg:stroke-color="#000000" draw:marker-start-width="0.227cm" draw:marker-end-width="0.227cm" draw:fill="solid" draw:fill-color="#ffd7d7" draw:textarea-horizontal-align="justify" draw:textarea-vertical-align="middle" draw:auto-grow-height="false" fo:min-height="0.694cm" fo:min-width="2.352cm" fo:padding-top="0cm" fo:padding-bottom="0cm" fo:padding-left="0.127cm" fo:padding-right="0.127cm" style:writing-mode="lr-tb" loext:decorative="false"/>
      <style:paragraph-properties style:writing-mode="lr-tb"/>
    </style:style>
    <style:style style:name="gr183"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94cm" fo:min-width="2.352cm" fo:padding-top="0cm" fo:padding-bottom="0cm" fo:padding-left="0.127cm" fo:padding-right="0.127cm" style:writing-mode="lr-tb" loext:decorative="false"/>
      <style:paragraph-properties style:writing-mode="lr-tb"/>
    </style:style>
    <style:style style:name="gr184" style:family="graphic" style:parent-style-name="standard" style:list-style-name="L1">
      <style:graphic-properties svg:stroke-width="0.018cm" svg:stroke-color="#000000" draw:marker-start-width="0.227cm" draw:marker-end-width="0.227cm" draw:fill="solid" draw:fill-color="#ffd7d7" draw:textarea-horizontal-align="justify" draw:textarea-vertical-align="middle" draw:auto-grow-height="false" fo:min-height="0.698cm" fo:min-width="2.352cm" fo:padding-top="0cm" fo:padding-bottom="0cm" fo:padding-left="0.127cm" fo:padding-right="0.127cm" style:writing-mode="lr-tb" loext:decorative="false"/>
      <style:paragraph-properties style:writing-mode="lr-tb"/>
    </style:style>
    <style:style style:name="gr185"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391cm" fo:min-width="3.793cm" fo:padding-top="0cm" fo:padding-bottom="0cm" fo:padding-left="0.127cm" fo:padding-right="0.127cm" style:writing-mode="lr-tb" loext:decorative="false"/>
      <style:paragraph-properties style:writing-mode="lr-tb"/>
    </style:style>
    <style:style style:name="gr186" style:family="graphic" style:parent-style-name="standard" style:list-style-name="L1">
      <style:graphic-properties svg:stroke-width="0.018cm" svg:stroke-color="#000000" draw:marker-start-width="0.227cm" draw:marker-end-width="0.227cm" draw:fill="solid" draw:fill-color="#dee6ef" draw:textarea-horizontal-align="justify" draw:textarea-vertical-align="middle" draw:auto-grow-height="false" fo:min-height="0.602cm" fo:min-width="3.793cm" fo:padding-top="0cm" fo:padding-bottom="0cm" fo:padding-left="0.127cm" fo:padding-right="0.127cm" style:writing-mode="lr-tb" loext:decorative="false"/>
      <style:paragraph-properties style:writing-mode="lr-tb"/>
    </style:style>
    <style:style style:name="gr187"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02cm" fo:min-width="3.793cm" fo:padding-top="0cm" fo:padding-bottom="0cm" fo:padding-left="0.127cm" fo:padding-right="0.127cm" style:writing-mode="lr-tb" loext:decorative="false"/>
      <style:paragraph-properties style:writing-mode="lr-tb"/>
    </style:style>
    <style:style style:name="gr188"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604cm" fo:min-width="3.793cm" fo:padding-top="0cm" fo:padding-bottom="0cm" fo:padding-left="0.127cm" fo:padding-right="0.127cm" style:writing-mode="lr-tb" loext:decorative="false"/>
      <style:paragraph-properties style:writing-mode="lr-tb"/>
    </style:style>
    <style:style style:name="gr189" style:family="graphic" style:parent-style-name="objectwithoutfill">
      <style:graphic-properties svg:stroke-width="0.028cm" draw:marker-start-width="0.242cm" draw:marker-end="Arrowheads_20_20" draw:marker-end-width="0.254cm" draw:fill="none" draw:textarea-vertical-align="middle" fo:padding-top="0.139cm" fo:padding-bottom="0.139cm" fo:padding-left="0.264cm" fo:padding-right="0.264cm" loext:decorative="false"/>
    </style:style>
    <style:style style:name="gr190" style:family="graphic" style:parent-style-name="objectwithoutfill">
      <style:graphic-properties svg:stroke-width="0.028cm" draw:marker-start-width="0.242cm" draw:marker-end="Arrowheads_20_21" draw:marker-end-width="0.254cm" draw:fill="none" draw:textarea-vertical-align="middle" fo:padding-top="0.139cm" fo:padding-bottom="0.139cm" fo:padding-left="0.264cm" fo:padding-right="0.264cm" loext:decorative="false"/>
    </style:style>
    <style:style style:name="gr191" style:family="graphic" style:parent-style-name="objectwithoutfill">
      <style:graphic-properties svg:stroke-width="0.028cm" draw:marker-start-width="0.242cm" draw:marker-end="Arrowheads_20_22" draw:marker-end-width="0.254cm" draw:fill="none" draw:textarea-vertical-align="middle" fo:padding-top="0.139cm" fo:padding-bottom="0.139cm" fo:padding-left="0.264cm" fo:padding-right="0.264cm" loext:decorative="false"/>
    </style:style>
    <style:style style:name="gr192" style:family="graphic" style:parent-style-name="standard" style:list-style-name="L1">
      <style:graphic-properties svg:stroke-width="0.018cm" svg:stroke-color="#000000" draw:marker-start-width="0.227cm" draw:marker-end-width="0.227cm" draw:fill="solid" draw:fill-color="#808080" draw:textarea-horizontal-align="justify" draw:textarea-vertical-align="top" draw:auto-grow-height="false" fo:min-height="0.596cm" fo:min-width="2.113cm" fo:padding-top="0cm" fo:padding-bottom="0cm" fo:padding-left="0.127cm" fo:padding-right="0.127cm" style:writing-mode="lr-tb" loext:decorative="false"/>
      <style:paragraph-properties style:writing-mode="lr-tb"/>
    </style:style>
    <style:style style:name="gr193" style:family="graphic" style:parent-style-name="objectwithoutfill">
      <style:graphic-properties svg:stroke-width="0.028cm" draw:marker-start-width="0.242cm" draw:marker-end="Arrowheads_20_23" draw:marker-end-width="0.254cm" draw:fill="none" draw:textarea-vertical-align="middle" fo:padding-top="0.139cm" fo:padding-bottom="0.139cm" fo:padding-left="0.264cm" fo:padding-right="0.264cm" loext:decorative="false"/>
    </style:style>
    <style:style style:name="gr194"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195"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196"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7"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8" style:family="graphic" style:parent-style-name="standard" style:list-style-name="L1">
      <style:graphic-properties svg:stroke-width="0.018cm" svg:stroke-color="#000000" draw:marker-start-width="0.227cm" draw:marker-end-width="0.227cm" draw:fill="solid" draw:fill-color="#ffff00" draw:textarea-horizontal-align="justify" draw:textarea-vertical-align="top" draw:auto-grow-height="false" fo:min-height="0.224cm" fo:min-width="1.108cm" fo:padding-top="0cm" fo:padding-bottom="0cm" fo:padding-left="0.127cm" fo:padding-right="0.127cm" style:writing-mode="lr-tb" loext:decorative="false"/>
      <style:paragraph-properties style:writing-mode="lr-tb"/>
    </style:style>
    <style:style style:name="gr199"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200" style:family="graphic" style:parent-style-name="standard" style:list-style-name="L1">
      <style:graphic-properties svg:stroke-width="0.018cm" svg:stroke-color="#000000" draw:marker-start-width="0.227cm" draw:marker-end-width="0.227cm" draw:fill="solid" draw:fill-color="#ffffff" draw:textarea-horizontal-align="justify" draw:textarea-vertical-align="top" draw:auto-grow-height="false" fo:min-height="0.225cm" fo:min-width="1.108cm" fo:padding-top="0cm" fo:padding-bottom="0cm" fo:padding-left="0.127cm" fo:padding-right="0.127cm" style:writing-mode="lr-tb" loext:decorative="false"/>
      <style:paragraph-properties style:writing-mode="lr-tb"/>
    </style:style>
    <style:style style:name="gr201" style:family="graphic" style:parent-style-name="standard" style:list-style-name="L1">
      <style:graphic-properties svg:stroke-width="0.018cm" svg:stroke-color="#000000" draw:marker-start-width="0.227cm" draw:marker-end-width="0.227cm" draw:fill="none" draw:fill-color="#ffffff" loext:fill-use-slide-background="false" draw:textarea-horizontal-align="justify" draw:textarea-vertical-align="top" draw:auto-grow-height="false" fo:min-height="0.383cm" fo:min-width="2.063cm" fo:padding-top="0cm" fo:padding-bottom="0cm" fo:padding-left="0.127cm" fo:padding-right="0.127cm" style:writing-mode="lr-tb" loext:decorative="false"/>
      <style:paragraph-properties style:writing-mode="lr-tb"/>
    </style:style>
    <style:style style:name="P1" style:family="paragraph">
      <loext:graphic-properties draw:fill="gradient" draw:fill-gradient-name="Gradient_20_1" draw:gradient-step-count="0"/>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solid" draw:fill-color="#b4c7dc"/>
      <style:paragraph-properties fo:text-align="start"/>
      <style:text-properties style:font-name="Consolas" fo:font-size="6pt" style:font-size-asian="6pt" style:font-size-complex="6pt"/>
    </style:style>
    <style:style style:name="P5" style:family="paragraph">
      <style:paragraph-properties fo:text-align="start"/>
      <style:text-properties style:font-name="Consolas" fo:font-size="5pt" style:font-size-asian="5pt" style:font-size-complex="5pt"/>
    </style:style>
    <style:style style:name="P6" style:family="paragraph">
      <loext:graphic-properties draw:fill-color="#ffffd7"/>
      <style:paragraph-properties fo:text-align="start" style:writing-mode="lr-tb"/>
      <style:text-properties style:font-name="Consolas" fo:font-size="5pt" style:font-size-asian="5pt" style:font-size-complex="5pt"/>
    </style:style>
    <style:style style:name="P7" style:family="paragraph">
      <style:paragraph-properties fo:margin-left="0cm" fo:margin-right="0cm" fo:text-align="start" fo:text-indent="0cm"/>
      <style:text-properties style:font-name="Consolas" fo:font-size="5pt" style:letter-kerning="true" style:font-name-asian="Microsoft YaHei" style:font-size-asian="5pt" style:font-name-complex="Lucida Sans" style:font-size-complex="5pt"/>
    </style:style>
    <style:style style:name="P8" style:family="paragraph">
      <loext:graphic-properties draw:fill-color="#ffffff"/>
      <style:paragraph-properties fo:margin-left="0cm" fo:margin-right="0cm" fo:text-align="start" fo:text-indent="0cm" style:writing-mode="lr-tb"/>
      <style:text-properties style:font-name="Consolas" fo:font-size="5pt" style:letter-kerning="true" style:font-name-asian="Microsoft YaHei" style:font-size-asian="5pt" style:font-name-complex="Lucida Sans" style:font-size-complex="5pt"/>
    </style:style>
    <style:style style:name="P9" style:family="paragraph">
      <style:paragraph-properties fo:margin-left="0cm" fo:margin-right="0cm" fo:margin-top="0cm" fo:margin-bottom="0cm" fo:line-height="113%" fo:text-align="start" fo:text-indent="0cm"/>
    </style:style>
    <style:style style:name="P10" style:family="paragraph">
      <loext:graphic-properties draw:fill="none"/>
      <style:paragraph-properties fo:margin-left="0cm" fo:margin-right="0cm" fo:margin-top="0cm" fo:margin-bottom="0cm" fo:line-height="113%" fo:text-align="start" fo:text-indent="0cm"/>
      <style:text-properties fo:font-size="8pt" fo:font-weight="bold" style:font-weight-asian="bold" style:font-weight-complex="bold"/>
    </style:style>
    <style:style style:name="P11" style:family="paragraph">
      <style:paragraph-properties fo:text-align="center"/>
    </style:style>
    <style:style style:name="P12" style:family="paragraph">
      <loext:graphic-properties draw:fill="solid" draw:fill-color="#000000" draw:fill-image-width="2.54cm" draw:fill-image-height="2.54cm" style:repeat="repeat" draw:fill-image-ref-point-x="0%" draw:fill-image-ref-point-y="0%" draw:fill-image-ref-point="center" draw:tile-repeat-offset="0% vertical"/>
      <style:paragraph-properties fo:text-align="center"/>
      <style:text-properties fo:font-size="8pt" fo:font-weight="bold" style:font-size-asian="8pt" style:font-weight-asian="bold" style:font-size-complex="8pt" style:font-weight-complex="bold"/>
    </style:style>
    <style:style style:name="P13" style:family="paragraph">
      <style:paragraph-properties fo:margin-left="0cm" fo:margin-right="0cm" fo:text-indent="0cm"/>
      <style:text-properties style:font-name="Consolas" fo:font-size="5pt" style:letter-kerning="true" style:font-name-asian="Microsoft YaHei" style:font-size-asian="5pt" style:font-name-complex="Lucida Sans" style:font-size-complex="5pt"/>
    </style:style>
    <style:style style:name="P14" style:family="paragraph">
      <style:paragraph-properties fo:margin-left="0cm" fo:margin-right="0cm" fo:margin-top="0cm" fo:margin-bottom="0cm" fo:line-height="100%" fo:text-align="start" fo:text-indent="0cm"/>
      <style:text-properties style:font-name="Consolas" fo:font-size="5pt" style:letter-kerning="true" style:font-name-asian="Microsoft YaHei" style:font-size-asian="5pt" style:font-name-complex="Lucida Sans" style:font-size-complex="5pt"/>
    </style:style>
    <style:style style:name="P15" style:family="paragraph">
      <style:paragraph-properties style:text-autospace="none" loext:tab-stop-distance="0cm">
        <style:tab-stops>
          <style:tab-stop style:position="0.556cm"/>
          <style:tab-stop style:position="1.111cm"/>
          <style:tab-stop style:position="1.667cm"/>
          <style:tab-stop style:position="2.223cm"/>
          <style:tab-stop style:position="2.778cm"/>
          <style:tab-stop style:position="3.334cm"/>
          <style:tab-stop style:position="3.889cm"/>
          <style:tab-stop style:position="4.445cm"/>
          <style:tab-stop style:position="5.001cm"/>
          <style:tab-stop style:position="5.556cm"/>
          <style:tab-stop style:position="6.112cm"/>
          <style:tab-stop style:position="6.668cm"/>
          <style:tab-stop style:position="7.223cm"/>
          <style:tab-stop style:position="7.779cm"/>
          <style:tab-stop style:position="8.334cm"/>
          <style:tab-stop style:position="8.89cm"/>
          <style:tab-stop style:position="9.446cm"/>
          <style:tab-stop style:position="10.001cm"/>
          <style:tab-stop style:position="10.557cm"/>
          <style:tab-stop style:position="11.113cm"/>
          <style:tab-stop style:position="11.668cm"/>
          <style:tab-stop style:position="12.224cm"/>
          <style:tab-stop style:position="12.779cm"/>
          <style:tab-stop style:position="13.335cm"/>
          <style:tab-stop style:position="13.891cm"/>
          <style:tab-stop style:position="14.446cm"/>
          <style:tab-stop style:position="15.002cm"/>
          <style:tab-stop style:position="15.558cm"/>
          <style:tab-stop style:position="16.113cm"/>
          <style:tab-stop style:position="16.669cm"/>
          <style:tab-stop style:position="17.224cm"/>
          <style:tab-stop style:position="17.78cm"/>
        </style:tab-stops>
      </style:paragraph-properties>
      <style:text-properties fo:color="#000000" loext:opacity="100%" style:font-name="Cascadia Code Light" fo:font-size="9pt" style:font-name-asian="Cascadia Code Light" style:font-size-asian="9pt" style:font-name-complex="Cascadia Code Light" style:font-size-complex="9pt"/>
    </style:style>
    <style:style style:name="P16" style:family="paragraph">
      <loext:graphic-properties draw:fill-color="#eeeeee"/>
      <style:paragraph-properties fo:margin-left="0cm" fo:margin-right="0cm" fo:margin-top="0cm" fo:margin-bottom="0cm" fo:line-height="100%" fo:text-align="start" fo:text-indent="0cm"/>
      <style:text-properties style:font-name="Consolas" fo:font-size="5pt" style:letter-kerning="true" style:font-name-asian="Microsoft YaHei" style:font-size-asian="5pt" style:font-name-complex="Lucida Sans" style:font-size-complex="5pt"/>
    </style:style>
    <style:style style:name="P17" style:family="paragraph">
      <style:paragraph-properties fo:text-align="center"/>
      <style:text-properties fo:font-size="7pt" fo:font-style="italic" fo:font-weight="bold" style:font-size-asian="7pt" style:font-style-asian="italic" style:font-weight-asian="bold" style:font-size-complex="7pt" style:font-style-complex="italic" style:font-weight-complex="bold"/>
    </style:style>
    <style:style style:name="P18" style:family="paragraph">
      <loext:graphic-properties draw:fill-color="#dddddd"/>
      <style:paragraph-properties fo:text-align="center" style:writing-mode="lr-tb"/>
      <style:text-properties fo:font-size="7pt" fo:font-style="italic" fo:font-weight="bold" style:font-size-asian="7pt" style:font-style-asian="italic" style:font-weight-asian="bold" style:font-size-complex="7pt" style:font-style-complex="italic" style:font-weight-complex="bold"/>
    </style:style>
    <style:style style:name="P19" style:family="paragraph">
      <loext:graphic-properties draw:fill-color="#cccccc"/>
      <style:paragraph-properties fo:text-align="center" style:writing-mode="lr-tb"/>
      <style:text-properties fo:font-size="7pt" fo:font-style="italic" fo:font-weight="bold" style:font-size-asian="7pt" style:font-style-asian="italic" style:font-weight-asian="bold" style:font-size-complex="7pt" style:font-style-complex="italic" style:font-weight-complex="bold"/>
    </style:style>
    <style:style style:name="P20" style:family="paragraph">
      <loext:graphic-properties draw:fill-color="#ffffd7"/>
      <style:paragraph-properties fo:margin-left="0cm" fo:margin-right="0cm" fo:text-align="start" fo:text-indent="0cm" style:writing-mode="lr-tb"/>
      <style:text-properties style:font-name="Consolas" fo:font-size="5pt" style:letter-kerning="true" style:font-name-asian="Microsoft YaHei" style:font-size-asian="5pt" style:font-name-complex="Lucida Sans" style:font-size-complex="5pt"/>
    </style:style>
    <style:style style:name="P21" style:family="paragraph">
      <style:paragraph-properties fo:text-align="center"/>
      <style:text-properties fo:font-style="italic" style:font-style-asian="italic" style:font-style-complex="italic"/>
    </style:style>
    <style:style style:name="P22" style:family="paragraph">
      <loext:graphic-properties draw:fill-color="#dedce6"/>
      <style:paragraph-properties fo:text-align="center"/>
      <style:text-properties fo:font-size="7pt" fo:font-style="italic" style:font-size-asian="7pt" style:font-style-asian="italic" style:font-size-complex="7pt" style:font-style-complex="italic"/>
    </style:style>
    <style:style style:name="P23" style:family="paragraph">
      <loext:graphic-properties draw:fill="solid" draw:fill-color="#ffcc99"/>
    </style:style>
    <style:style style:name="P24" style:family="paragraph">
      <loext:graphic-properties draw:fill="none"/>
    </style:style>
    <style:style style:name="P25" style:family="paragraph">
      <loext:graphic-properties draw:fill="solid" draw:fill-color="#ccffff"/>
    </style:style>
    <style:style style:name="P26" style:family="paragraph">
      <style:paragraph-properties fo:margin-left="0cm" fo:margin-right="0cm" fo:margin-top="0cm" fo:margin-bottom="0cm" fo:line-height="120%" fo:text-align="center" fo:text-indent="0cm"/>
    </style:style>
    <style:style style:name="P27" style:family="paragraph">
      <loext:graphic-properties draw:fill="none"/>
      <style:paragraph-properties fo:margin-left="0cm" fo:margin-right="0cm" fo:margin-top="0cm" fo:margin-bottom="0cm" fo:line-height="120%" fo:text-align="center" fo:text-indent="0cm"/>
    </style:style>
    <style:style style:name="P28" style:family="paragraph">
      <style:paragraph-properties fo:margin-left="0cm" fo:margin-right="0cm" fo:margin-top="0cm" fo:margin-bottom="0cm" fo:line-height="120%" fo:text-align="start" fo:text-indent="0cm"/>
    </style:style>
    <style:style style:name="P29" style:family="paragraph">
      <loext:graphic-properties draw:fill="none"/>
      <style:paragraph-properties fo:margin-left="0cm" fo:margin-right="0cm" fo:margin-top="0cm" fo:margin-bottom="0cm" fo:line-height="120%" fo:text-align="start" fo:text-indent="0cm"/>
    </style:style>
    <style:style style:name="P30" style:family="paragraph">
      <loext:graphic-properties draw:fill="solid" draw:fill-color="#00ffff"/>
    </style:style>
    <style:style style:name="P31" style:family="paragraph">
      <loext:graphic-properties draw:fill="solid" draw:fill-color="#33cccc"/>
    </style:style>
    <style:style style:name="P32" style:family="paragraph">
      <loext:graphic-properties draw:fill="solid" draw:fill-color="#ffff99"/>
    </style:style>
    <style:style style:name="P33" style:family="paragraph">
      <loext:graphic-properties draw:fill="solid" draw:fill-color="#c0c0c0"/>
    </style:style>
    <style:style style:name="P34" style:family="paragraph">
      <loext:graphic-properties draw:fill-color="#ffffff"/>
      <style:paragraph-properties fo:text-align="center"/>
    </style:style>
    <style:style style:name="P35" style:family="paragraph">
      <style:paragraph-properties fo:margin-left="0cm" fo:margin-right="0cm" fo:margin-top="0cm" fo:margin-bottom="0cm" fo:line-height="113%" fo:text-align="center" fo:text-indent="0cm"/>
    </style:style>
    <style:style style:name="P36" style:family="paragraph">
      <loext:graphic-properties draw:fill="none"/>
      <style:paragraph-properties fo:margin-left="0cm" fo:margin-right="0cm" fo:margin-top="0cm" fo:margin-bottom="0cm" fo:line-height="113%" fo:text-align="center" fo:text-indent="0cm"/>
      <style:text-properties style:font-name="Liberation Sans3" fo:font-size="8pt" style:font-size-asian="8pt" style:font-size-complex="8pt"/>
    </style:style>
    <style:style style:name="P37" style:family="paragraph">
      <loext:graphic-properties draw:fill="solid" draw:fill-color="#00ccff"/>
      <style:text-properties style:font-name="Liberation Sans3" fo:font-size="8pt"/>
    </style:style>
    <style:style style:name="P38" style:family="paragraph">
      <loext:graphic-properties draw:fill="none"/>
      <style:text-properties style:font-name="Liberation Sans3" fo:font-size="8pt"/>
    </style:style>
    <style:style style:name="P39" style:family="paragraph">
      <loext:graphic-properties draw:fill="none"/>
      <style:paragraph-properties fo:margin-left="0cm" fo:margin-right="0cm" fo:margin-top="0cm" fo:margin-bottom="0cm" fo:line-height="120%" fo:text-align="start" fo:text-indent="0cm"/>
      <style:text-properties style:font-name="Liberation Sans3" fo:font-size="8pt" fo:font-weight="bold" style:font-weight-asian="bold" style:font-weight-complex="bold"/>
    </style:style>
    <style:style style:name="P40" style:family="paragraph">
      <loext:graphic-properties draw:fill="solid" draw:fill-color="#ffff00"/>
      <style:paragraph-properties fo:text-align="start"/>
      <style:text-properties style:font-name="Liberation Sans3" fo:font-size="8pt"/>
    </style:style>
    <style:style style:name="P41" style:family="paragraph">
      <loext:graphic-properties draw:fill="none" draw:fill-color="#ffff00"/>
      <style:paragraph-properties fo:text-align="start"/>
      <style:text-properties style:font-name="Liberation Sans3" fo:font-size="8pt"/>
    </style:style>
    <style:style style:name="P42" style:family="paragraph">
      <loext:graphic-properties draw:fill="none" draw:fill-color="#ffff00"/>
      <style:paragraph-properties fo:margin-left="0cm" fo:margin-right="0cm" fo:margin-top="0cm" fo:margin-bottom="0cm" fo:line-height="120%" fo:text-align="start" fo:text-indent="0cm"/>
      <style:text-properties style:font-name="Liberation Sans3" fo:font-size="8pt" fo:font-weight="bold" style:font-weight-asian="bold" style:font-weight-complex="bold"/>
    </style:style>
    <style:style style:name="P43" style:family="paragraph">
      <style:paragraph-properties fo:text-align="center"/>
      <style:text-properties fo:font-size="6.5pt"/>
    </style:style>
    <style:style style:name="P44" style:family="paragraph">
      <loext:graphic-properties draw:fill-color="#b2b2b2"/>
      <style:paragraph-properties fo:text-align="center" style:writing-mode="lr-tb"/>
      <style:text-properties fo:font-size="6.5pt"/>
    </style:style>
    <style:style style:name="P45" style:family="paragraph">
      <loext:graphic-properties draw:fill-color="#dddddd"/>
      <style:paragraph-properties fo:text-align="center" style:writing-mode="lr-tb"/>
      <style:text-properties fo:font-size="6.5pt"/>
    </style:style>
    <style:style style:name="P46" style:family="paragraph">
      <loext:graphic-properties draw:fill-color="#cccccc"/>
      <style:paragraph-properties fo:text-align="center" style:writing-mode="lr-tb"/>
      <style:text-properties fo:font-size="6.5pt"/>
    </style:style>
    <style:style style:name="P47" style:family="paragraph">
      <loext:graphic-properties draw:fill-color="#999999"/>
      <style:paragraph-properties fo:text-align="center" style:writing-mode="lr-tb"/>
      <style:text-properties fo:font-size="6.5pt"/>
    </style:style>
    <style:style style:name="P48" style:family="paragraph">
      <loext:graphic-properties draw:fill-color="#eeeeee"/>
      <style:paragraph-properties fo:text-align="center" style:writing-mode="lr-tb"/>
      <style:text-properties fo:font-size="6.5pt"/>
    </style:style>
    <style:style style:name="P49" style:family="paragraph">
      <loext:graphic-properties draw:fill="none"/>
      <style:text-properties fo:font-size="8pt"/>
    </style:style>
    <style:style style:name="P50" style:family="paragraph">
      <loext:graphic-properties draw:fill="solid" draw:fill-color="#c0c0ff"/>
      <style:text-properties style:font-name="Liberation Sans3" fo:font-size="8pt"/>
    </style:style>
    <style:style style:name="P51" style:family="paragraph">
      <loext:graphic-properties draw:fill="solid" draw:fill-color="#c0c0ff"/>
      <style:text-properties style:font-name="Liberation Sans3" fo:font-size="8pt" fo:font-weight="bold" style:font-weight-asian="bold" style:font-weight-complex="bold"/>
    </style:style>
    <style:style style:name="P52" style:family="paragraph">
      <loext:graphic-properties draw:fill="gradient" draw:fill-gradient-name="Gradient_20_40" draw:gradient-step-count="0"/>
      <style:paragraph-properties fo:text-align="center" style:writing-mode="lr-tb"/>
    </style:style>
    <style:style style:name="P53" style:family="paragraph">
      <loext:graphic-properties draw:fill="gradient" draw:fill-gradient-name="Gradient_20_5" draw:gradient-step-count="0"/>
      <style:paragraph-properties fo:text-align="center" style:writing-mode="lr-tb"/>
    </style:style>
    <style:style style:name="P54" style:family="paragraph">
      <loext:graphic-properties draw:fill="none"/>
      <style:paragraph-properties fo:margin-left="0cm" fo:margin-right="0cm" fo:margin-top="0cm" fo:margin-bottom="0cm" fo:line-height="113%" fo:text-align="center" fo:text-indent="0cm"/>
      <style:text-properties fo:font-size="8pt" fo:font-weight="bold" style:font-weight-asian="bold" style:font-weight-complex="bold"/>
    </style:style>
    <style:style style:name="P55" style:family="paragraph">
      <loext:graphic-properties draw:fill="solid" draw:fill-color="#ffff00"/>
      <style:text-properties style:font-name="Liberation Sans3" fo:font-size="8pt"/>
    </style:style>
    <style:style style:name="P56" style:family="paragraph">
      <loext:graphic-properties draw:fill="solid" draw:fill-color="#ffff00"/>
      <style:text-properties style:font-name="Liberation Sans3" fo:font-size="8pt" fo:font-weight="bold" style:font-weight-asian="bold" style:font-weight-complex="bold"/>
    </style:style>
    <style:style style:name="P57" style:family="paragraph">
      <loext:graphic-properties draw:fill="none"/>
      <style:paragraph-properties fo:text-align="center"/>
      <style:text-properties fo:font-size="8pt"/>
    </style:style>
    <style:style style:name="P58" style:family="paragraph">
      <style:paragraph-properties fo:margin-left="0cm" fo:margin-right="0cm" fo:margin-top="0cm" fo:margin-bottom="0cm" fo:line-height="100%" fo:text-align="center" fo:text-indent="0cm"/>
      <style:text-properties fo:color="#999999" loext:opacity="100%" fo:font-size="8pt" fo:font-style="italic" style:font-size-asian="8pt" style:font-style-asian="italic" style:font-size-complex="8pt" style:font-style-complex="italic"/>
    </style:style>
    <style:style style:name="P59" style:family="paragraph">
      <loext:graphic-properties draw:fill="none" draw:fill-color="#ffd7d7"/>
      <style:paragraph-properties fo:margin-left="0cm" fo:margin-right="0cm" fo:margin-top="0cm" fo:margin-bottom="0cm" fo:line-height="100%" fo:text-align="center" fo:text-indent="0cm" style:writing-mode="lr-tb"/>
      <style:text-properties fo:color="#999999" loext:opacity="100%" fo:font-size="8pt" fo:font-style="italic" style:font-size-asian="8pt" style:font-style-asian="italic" style:font-size-complex="8pt" style:font-style-complex="italic"/>
    </style:style>
    <style:style style:name="P60" style:family="paragraph">
      <style:paragraph-properties fo:margin-left="0cm" fo:margin-right="0cm" fo:margin-top="0cm" fo:margin-bottom="0cm" fo:line-height="100%" fo:text-align="center" fo:text-indent="0cm"/>
      <style:text-properties fo:color="#999999" loext:opacity="100%" fo:font-size="8pt" style:font-size-asian="8pt" style:font-size-complex="8pt"/>
    </style:style>
    <style:style style:name="P61" style:family="paragraph">
      <loext:graphic-properties draw:fill="none" draw:fill-color="#ffd7d7"/>
      <style:paragraph-properties fo:margin-left="0cm" fo:margin-right="0cm" fo:margin-top="0cm" fo:margin-bottom="0cm" fo:line-height="100%" fo:text-align="center" fo:text-indent="0cm" style:writing-mode="lr-tb"/>
      <style:text-properties fo:color="#999999" loext:opacity="100%" fo:font-size="8pt" style:font-size-asian="8pt" style:font-size-complex="8pt"/>
    </style:style>
    <style:style style:name="P62" style:family="paragraph">
      <loext:graphic-properties draw:fill="solid" draw:fill-color="#dddddd"/>
      <style:text-properties style:font-name="Liberation Sans3" fo:font-size="8pt"/>
    </style:style>
    <style:style style:name="P63" style:family="paragraph">
      <loext:graphic-properties draw:fill="solid" draw:fill-color="#dddddd"/>
      <style:text-properties style:font-name="Liberation Sans3" fo:font-size="8pt" fo:font-weight="bold" style:font-weight-asian="bold" style:font-weight-complex="bold"/>
    </style:style>
    <style:style style:name="P64" style:family="paragraph">
      <loext:graphic-properties draw:fill="none"/>
      <style:paragraph-properties fo:margin-left="0cm" fo:margin-right="0cm" fo:margin-top="0cm" fo:margin-bottom="0cm" fo:line-height="113%" fo:text-align="start" fo:text-indent="0cm"/>
      <style:text-properties fo:font-size="8pt" fo:font-weight="normal" style:font-weight-asian="normal" style:font-weight-complex="normal"/>
    </style:style>
    <style:style style:name="P65" style:family="paragraph">
      <loext:graphic-properties draw:fill="none"/>
      <style:paragraph-properties fo:margin-left="0cm" fo:margin-right="0cm" fo:margin-top="0cm" fo:margin-bottom="0cm" fo:line-height="113%" fo:text-align="center" fo:text-indent="0cm"/>
      <style:text-properties fo:font-size="8pt"/>
    </style:style>
    <style:style style:name="P66" style:family="paragraph">
      <style:paragraph-properties fo:margin-left="0cm" fo:margin-right="0cm" fo:margin-top="0cm" fo:margin-bottom="0cm" fo:line-height="100%" fo:text-align="center" fo:text-indent="0cm"/>
    </style:style>
    <style:style style:name="P67" style:family="paragraph">
      <loext:graphic-properties draw:fill="none"/>
      <style:paragraph-properties fo:margin-left="0cm" fo:margin-right="0cm" fo:margin-top="0cm" fo:margin-bottom="0cm" fo:line-height="100%" fo:text-align="center" fo:text-indent="0cm"/>
      <style:text-properties fo:color="#333333" loext:opacity="100%" fo:font-size="8pt"/>
    </style:style>
    <style:style style:name="P68" style:family="paragraph">
      <style:paragraph-properties fo:margin-left="0cm" fo:margin-right="0cm" fo:margin-top="0cm" fo:margin-bottom="0cm" fo:line-height="100%" fo:text-align="center" fo:text-indent="0cm"/>
      <style:text-properties fo:font-size="8pt" style:font-size-asian="8pt" style:font-size-complex="8pt"/>
    </style:style>
    <style:style style:name="P69" style:family="paragraph">
      <loext:graphic-properties draw:fill="solid" draw:fill-color="#eeeeee"/>
      <style:paragraph-properties fo:margin-left="0cm" fo:margin-right="0cm" fo:margin-top="0cm" fo:margin-bottom="0cm" fo:line-height="100%" fo:text-align="center" fo:text-indent="0cm" style:writing-mode="lr-tb"/>
      <style:text-properties fo:font-size="8pt" style:font-size-asian="8pt" style:font-size-complex="8pt"/>
    </style:style>
    <style:style style:name="P70" style:family="paragraph">
      <loext:graphic-properties draw:fill="solid" draw:fill-color="#ffd7d7"/>
      <style:paragraph-properties fo:margin-left="0cm" fo:margin-right="0cm" fo:margin-top="0cm" fo:margin-bottom="0cm" fo:line-height="100%" fo:text-align="center" fo:text-indent="0cm" style:writing-mode="lr-tb"/>
      <style:text-properties fo:font-size="8pt" style:font-size-asian="8pt" style:font-size-complex="8pt"/>
    </style:style>
    <style:style style:name="P71" style:family="paragraph">
      <loext:graphic-properties draw:fill="solid" draw:fill-color="#ffffff"/>
      <style:paragraph-properties fo:margin-left="0cm" fo:margin-right="0cm" fo:margin-top="0cm" fo:margin-bottom="0cm" fo:line-height="100%" fo:text-align="center" fo:text-indent="0cm" style:writing-mode="lr-tb"/>
      <style:text-properties fo:font-size="8pt" style:font-size-asian="8pt" style:font-size-complex="8pt"/>
    </style:style>
    <style:style style:name="P72" style:family="paragraph">
      <loext:graphic-properties draw:fill="solid" draw:fill-color="#ddddff"/>
      <style:paragraph-properties fo:margin-left="0cm" fo:margin-right="0cm" fo:margin-top="0cm" fo:margin-bottom="0cm" fo:line-height="100%" fo:text-align="center" fo:text-indent="0cm" style:writing-mode="lr-tb"/>
      <style:text-properties fo:font-size="8pt" style:font-size-asian="8pt" style:font-size-complex="8pt"/>
    </style:style>
    <style:style style:name="P73" style:family="paragraph">
      <loext:graphic-properties draw:fill="solid" draw:fill-color="#ffff00" draw:gradient-step-count="0"/>
      <style:paragraph-properties fo:text-align="center" style:writing-mode="lr-tb"/>
    </style:style>
    <style:style style:name="P74" style:family="paragraph">
      <loext:graphic-properties draw:fill="gradient" draw:fill-color="#ffff00" draw:fill-gradient-name="Gradient_20_44" draw:gradient-step-count="0"/>
      <style:paragraph-properties fo:text-align="center" style:writing-mode="lr-tb"/>
    </style:style>
    <style:style style:name="P75" style:family="paragraph">
      <style:paragraph-properties fo:margin-left="0cm" fo:margin-right="0cm" fo:margin-top="0cm" fo:margin-bottom="0cm" fo:line-height="100%" fo:text-align="start" fo:text-indent="0cm"/>
      <style:text-properties fo:font-size="8pt" style:font-size-asian="8pt" style:font-size-complex="8pt"/>
    </style:style>
    <style:style style:name="P76" style:family="paragraph">
      <loext:graphic-properties draw:fill="solid" draw:fill-color="#ddddff"/>
      <style:paragraph-properties fo:text-align="center"/>
    </style:style>
    <style:style style:name="P77" style:family="paragraph">
      <loext:graphic-properties draw:fill="solid" draw:fill-color="#ffa6a6"/>
      <style:paragraph-properties fo:margin-left="0cm" fo:margin-right="0cm" fo:margin-top="0cm" fo:margin-bottom="0cm" fo:line-height="100%" fo:text-align="center" fo:text-indent="0cm" style:writing-mode="lr-tb"/>
      <style:text-properties fo:font-size="8pt" style:font-size-asian="8pt" style:font-size-complex="8pt"/>
    </style:style>
    <style:style style:name="P78" style:family="paragraph">
      <loext:graphic-properties draw:fill="solid" draw:fill-color="#ffa6a6"/>
      <style:paragraph-properties fo:text-align="center"/>
    </style:style>
    <style:style style:name="P79" style:family="paragraph">
      <loext:graphic-properties draw:fill="solid" draw:fill-color="#c0c0ff" draw:gradient-step-count="0"/>
      <style:paragraph-properties fo:text-align="center" style:writing-mode="lr-tb"/>
    </style:style>
    <style:style style:name="P80" style:family="paragraph">
      <loext:graphic-properties draw:fill="solid" draw:fill-color="#dddddd"/>
      <style:paragraph-properties fo:text-align="center"/>
    </style:style>
    <style:style style:name="P81" style:family="paragraph">
      <style:paragraph-properties fo:text-align="center"/>
      <style:text-properties fo:font-size="8pt" style:font-size-asian="8pt" style:font-size-complex="8pt"/>
    </style:style>
    <style:style style:name="P82" style:family="paragraph">
      <style:paragraph-properties fo:text-align="start"/>
      <style:text-properties fo:font-size="8pt" style:font-size-asian="8pt" style:font-size-complex="8pt"/>
    </style:style>
    <style:style style:name="P83" style:family="paragraph">
      <loext:graphic-properties draw:fill="solid" draw:fill-color="#ffa6a6"/>
      <style:paragraph-properties fo:text-align="center" style:writing-mode="lr-tb"/>
      <style:text-properties fo:font-size="8pt" style:font-size-asian="8pt" style:font-size-complex="8pt"/>
    </style:style>
    <style:style style:name="P84" style:family="paragraph">
      <loext:graphic-properties draw:fill="none"/>
      <style:paragraph-properties fo:margin-left="0cm" fo:margin-right="0cm" fo:margin-top="0cm" fo:margin-bottom="0cm" fo:line-height="100%" fo:text-align="center" fo:text-indent="0cm"/>
      <style:text-properties fo:color="#000000" loext:opacity="100%" fo:font-size="8pt"/>
    </style:style>
    <style:style style:name="P85" style:family="paragraph">
      <loext:graphic-properties draw:fill="none"/>
      <style:paragraph-properties fo:margin-left="0cm" fo:margin-right="0cm" fo:margin-top="0cm" fo:margin-bottom="0cm" fo:line-height="100%" fo:text-align="center" fo:text-indent="0cm"/>
      <style:text-properties fo:color="#808080" loext:opacity="100%" fo:font-size="8pt"/>
    </style:style>
    <style:style style:name="P86" style:family="paragraph">
      <loext:graphic-properties draw:fill="none"/>
      <style:paragraph-properties fo:text-align="center"/>
      <style:text-properties fo:font-size="8pt" style:font-size-asian="8pt" style:font-size-complex="8pt"/>
    </style:style>
    <style:style style:name="P87" style:family="paragraph">
      <loext:graphic-properties draw:fill="solid" draw:fill-color="#eeeeee"/>
      <style:paragraph-properties fo:text-align="center"/>
    </style:style>
    <style:style style:name="P88" style:family="paragraph">
      <loext:graphic-properties draw:fill="solid" draw:fill-color="#ffffff"/>
      <style:paragraph-properties fo:text-align="center"/>
    </style:style>
    <style:style style:name="P89" style:family="paragraph">
      <loext:graphic-properties draw:fill="solid" draw:fill-color="#ddddff"/>
      <style:paragraph-properties fo:text-align="center" style:writing-mode="lr-tb"/>
      <style:text-properties fo:font-size="8pt" style:font-size-asian="8pt" style:font-size-complex="8pt"/>
    </style:style>
    <style:style style:name="P90" style:family="paragraph">
      <loext:graphic-properties draw:fill="none"/>
      <style:paragraph-properties fo:margin-left="0cm" fo:margin-right="0cm" fo:margin-top="0cm" fo:margin-bottom="0cm" fo:line-height="113%" fo:text-align="start" fo:text-indent="0cm"/>
      <style:text-properties fo:font-size="8pt"/>
    </style:style>
    <style:style style:name="P91" style:family="paragraph">
      <style:paragraph-properties fo:margin-top="0cm" fo:margin-bottom="0cm" fo:text-align="start"/>
    </style:style>
    <style:style style:name="P92" style:family="paragraph">
      <loext:graphic-properties draw:fill="none"/>
      <style:paragraph-properties fo:margin-top="0cm" fo:margin-bottom="0cm" fo:text-align="start"/>
      <style:text-properties style:font-name="Liberation Sans3" fo:font-size="8pt" style:font-size-asian="8pt" style:font-size-complex="8pt"/>
    </style:style>
    <style:style style:name="P93" style:family="paragraph">
      <style:paragraph-properties fo:margin-left="0cm" fo:margin-right="0cm" fo:margin-top="0cm" fo:margin-bottom="0cm" fo:line-height="100%" fo:text-align="start" fo:text-indent="0cm"/>
    </style:style>
    <style:style style:name="P94" style:family="paragraph">
      <loext:graphic-properties draw:fill="none"/>
      <style:paragraph-properties fo:margin-left="0cm" fo:margin-right="0cm" fo:margin-top="0cm" fo:margin-bottom="0cm" fo:line-height="100%" fo:text-align="start" fo:text-indent="0cm"/>
      <style:text-properties fo:color="#000000" loext:opacity="100%" fo:font-size="8pt"/>
    </style:style>
    <style:style style:name="P95" style:family="paragraph">
      <loext:graphic-properties draw:fill="solid" draw:fill-color="#729fcf"/>
      <style:paragraph-properties fo:text-align="start" style:writing-mode="lr-tb"/>
      <style:text-properties fo:font-size="8pt" style:font-size-asian="8pt" style:font-size-complex="8pt"/>
    </style:style>
    <style:style style:name="P96" style:family="paragraph">
      <style:paragraph-properties fo:margin-top="0cm" fo:margin-bottom="0cm" fo:text-align="end"/>
    </style:style>
    <style:style style:name="P97" style:family="paragraph">
      <loext:graphic-properties draw:fill="none"/>
      <style:paragraph-properties fo:margin-top="0cm" fo:margin-bottom="0cm" fo:text-align="end"/>
      <style:text-properties style:font-name="Liberation Sans3" fo:font-size="8pt" style:font-size-asian="8pt" style:font-size-complex="8pt"/>
    </style:style>
    <style:style style:name="P98" style:family="paragraph">
      <loext:graphic-properties draw:fill="none"/>
      <style:paragraph-properties fo:text-align="center"/>
      <style:text-properties style:font-name="Liberation Sans3" fo:font-size="8pt"/>
    </style:style>
    <style:style style:name="P99" style:family="paragraph">
      <loext:graphic-properties draw:fill="none" draw:fill-color="#729fcf"/>
      <style:paragraph-properties fo:text-align="start" style:writing-mode="lr-tb"/>
      <style:text-properties fo:font-size="8pt" style:font-size-asian="8pt" style:font-size-complex="8pt"/>
    </style:style>
    <style:style style:name="P100" style:family="paragraph">
      <loext:graphic-properties draw:fill="none" draw:fill-color="#ffff00"/>
      <style:text-properties style:font-name="Liberation Sans3" fo:font-size="8pt"/>
    </style:style>
    <style:style style:name="P101" style:family="paragraph">
      <loext:graphic-properties draw:fill="solid" draw:fill-color="#ff9900"/>
      <style:text-properties style:font-name="Liberation Sans3" fo:font-size="8pt"/>
    </style:style>
    <style:style style:name="P102" style:family="paragraph">
      <loext:graphic-properties draw:fill="none"/>
      <style:paragraph-properties fo:margin-left="0cm" fo:margin-right="0cm" fo:margin-top="0cm" fo:margin-bottom="0cm" fo:line-height="120%" fo:text-align="center" fo:text-indent="0cm"/>
      <style:text-properties style:font-name="Liberation Sans3" fo:font-size="8pt" fo:font-weight="bold" style:font-weight-asian="bold" style:font-weight-complex="bold"/>
    </style:style>
    <style:style style:name="P103" style:family="paragraph">
      <loext:graphic-properties draw:fill="none" draw:fill-color="#ffff00"/>
      <style:paragraph-properties fo:margin-left="0cm" fo:margin-right="0cm" fo:margin-top="0cm" fo:margin-bottom="0cm" fo:line-height="120%" fo:text-align="center" fo:text-indent="0cm"/>
      <style:text-properties style:font-name="Liberation Sans3" fo:font-size="8pt" fo:font-weight="bold" style:font-weight-asian="bold" style:font-weight-complex="bold"/>
    </style:style>
    <style:style style:name="P104" style:family="paragraph">
      <loext:graphic-properties draw:fill="none"/>
      <style:paragraph-properties fo:margin-left="0cm" fo:margin-right="0cm" fo:margin-top="0cm" fo:margin-bottom="0cm" fo:line-height="120%" fo:text-align="center" fo:text-indent="0cm"/>
      <style:text-properties style:font-name="Liberation Sans3" fo:font-size="8pt"/>
    </style:style>
    <style:style style:name="P105" style:family="paragraph">
      <style:paragraph-properties fo:text-align="start"/>
      <style:text-properties fo:font-size="8pt" fo:font-weight="bold" style:font-size-asian="8pt" style:font-weight-asian="bold" style:font-size-complex="8pt" style:font-weight-complex="bold"/>
    </style:style>
    <style:style style:name="P106" style:family="paragraph">
      <loext:graphic-properties draw:fill="solid" draw:fill-color="#c0c0ff" draw:gradient-step-count="0"/>
      <style:paragraph-properties fo:text-align="start" style:writing-mode="lr-tb"/>
      <style:text-properties fo:font-size="8pt" fo:font-weight="bold" style:font-size-asian="8pt" style:font-weight-asian="bold" style:font-size-complex="8pt" style:font-weight-complex="bold"/>
    </style:style>
    <style:style style:name="P107" style:family="paragraph">
      <loext:graphic-properties draw:fill="solid" draw:fill-color="#b4c7dc"/>
      <style:paragraph-properties fo:text-align="center" style:writing-mode="lr-tb"/>
      <style:text-properties fo:font-size="8pt" style:font-size-asian="8pt" style:font-size-complex="8pt"/>
    </style:style>
    <style:style style:name="P108" style:family="paragraph">
      <loext:graphic-properties draw:fill="solid" draw:fill-color="#b4c7dc"/>
      <style:paragraph-properties fo:text-align="center"/>
    </style:style>
    <style:style style:name="P109" style:family="paragraph">
      <loext:graphic-properties draw:fill="gradient" draw:fill-color="#ffff00" draw:fill-gradient-name="Gradient_20_44" draw:gradient-step-count="0"/>
      <style:paragraph-properties fo:text-align="start" style:writing-mode="lr-tb"/>
      <style:text-properties fo:font-size="8pt" fo:font-weight="bold" style:font-size-asian="8pt" style:font-weight-asian="bold" style:font-size-complex="8pt" style:font-weight-complex="bold"/>
    </style:style>
    <style:style style:name="P110" style:family="paragraph">
      <style:paragraph-properties fo:margin-left="0cm" fo:margin-right="0cm" fo:margin-top="0cm" fo:margin-bottom="0cm" fo:line-height="100%" fo:text-align="center" fo:text-indent="0cm"/>
      <style:text-properties fo:font-size="8pt" fo:font-weight="normal" style:font-size-asian="8pt" style:font-weight-asian="normal" style:font-size-complex="8pt" style:font-weight-complex="normal"/>
    </style:style>
    <style:style style:name="P111" style:family="paragraph">
      <loext:graphic-properties draw:fill="solid" draw:fill-color="#ffffff"/>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12" style:family="paragraph">
      <loext:graphic-properties draw:fill="solid" draw:fill-color="#b2b2b2"/>
      <style:paragraph-properties fo:margin-left="0cm" fo:margin-right="0cm" fo:margin-top="0cm" fo:margin-bottom="0cm" fo:line-height="100%" fo:text-align="center" fo:text-indent="0cm" style:writing-mode="lr-tb"/>
      <style:text-properties fo:font-size="8pt" style:font-size-asian="8pt" style:font-size-complex="8pt"/>
    </style:style>
    <style:style style:name="P113" style:family="paragraph">
      <style:paragraph-properties fo:margin-left="0cm" fo:margin-right="0cm" fo:margin-top="0cm" fo:margin-bottom="0cm" fo:line-height="100%" fo:text-align="center" fo:text-indent="0cm"/>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4" style:family="paragraph">
      <loext:graphic-properties draw:fill="solid" draw:fill-color="#ffffff"/>
      <style:paragraph-properties fo:margin-left="0cm" fo:margin-right="0cm" fo:margin-top="0cm" fo:margin-bottom="0cm" fo:line-height="100%" fo:text-align="end" fo:text-indent="0cm" style:writing-mode="lr-tb"/>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5" style:family="paragraph">
      <loext:graphic-properties draw:fill="solid" draw:fill-color="#ffd7d7"/>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16" style:family="paragraph">
      <style:paragraph-properties fo:margin-left="0cm" fo:margin-right="0cm" fo:margin-top="0cm" fo:margin-bottom="0cm" fo:line-height="100%" fo:text-align="center" fo:text-indent="0cm"/>
      <style:text-properties fo:font-size="8pt" style:text-underline-style="none" fo:font-weight="normal" style:font-size-asian="8pt" style:font-weight-asian="normal" style:font-size-complex="8pt" style:font-weight-complex="normal"/>
    </style:style>
    <style:style style:name="P117" style:family="paragraph">
      <loext:graphic-properties draw:fill="solid" draw:fill-color="#dee6ef"/>
      <style:paragraph-properties fo:margin-left="0cm" fo:margin-right="0cm" fo:margin-top="0cm" fo:margin-bottom="0cm" fo:line-height="100%" fo:text-align="center" fo:text-indent="0cm" style:writing-mode="lr-tb"/>
      <style:text-properties fo:font-size="8pt" style:text-underline-style="none" fo:font-weight="normal" style:font-size-asian="8pt" style:font-weight-asian="normal" style:font-size-complex="8pt" style:font-weight-complex="normal"/>
    </style:style>
    <style:style style:name="P118" style:family="paragraph">
      <loext:graphic-properties draw:fill="solid" draw:fill-color="#808080"/>
      <style:paragraph-properties fo:margin-left="0cm" fo:margin-right="0cm" fo:margin-top="0cm" fo:margin-bottom="0cm" fo:line-height="100%" fo:text-align="center" fo:text-indent="0cm" style:writing-mode="lr-tb"/>
      <style:text-properties fo:font-size="8pt" style:text-underline-style="solid" style:text-underline-width="auto" style:text-underline-color="font-color" fo:font-weight="normal" style:font-size-asian="8pt" style:font-weight-asian="normal" style:font-size-complex="8pt" style:font-weight-complex="normal"/>
    </style:style>
    <style:style style:name="P119" style:family="paragraph">
      <loext:graphic-properties draw:fill="solid" draw:fill-color="#ffff00"/>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P120" style:family="paragraph">
      <loext:graphic-properties draw:fill="none" draw:fill-color="#ffffff"/>
      <style:paragraph-properties fo:margin-left="0cm" fo:margin-right="0cm" fo:margin-top="0cm" fo:margin-bottom="0cm" fo:line-height="100%" fo:text-align="center" fo:text-indent="0cm" style:writing-mode="lr-tb"/>
      <style:text-properties fo:font-size="8pt" fo:font-weight="normal" style:font-size-asian="8pt" style:font-weight-asian="normal" style:font-size-complex="8pt" style:font-weight-complex="normal"/>
    </style:style>
    <style:style style:name="T1" style:family="text">
      <style:text-properties style:font-name="Consolas" fo:font-size="6pt" style:font-size-asian="6pt" style:font-size-complex="6pt"/>
    </style:style>
    <style:style style:name="T2" style:family="text">
      <style:text-properties style:font-name="Consolas" fo:font-size="5pt" style:font-size-asian="5pt" style:font-size-complex="5pt"/>
    </style:style>
    <style:style style:name="T3" style:family="text">
      <style:text-properties fo:color="#000000" loext:opacity="100%" style:font-name="Arial1" fo:font-size="8pt" fo:font-weight="bold" style:font-name-asian="Arial1" style:font-size-asian="8pt" style:font-weight-asian="bold" style:font-name-complex="Arial1" style:font-size-complex="8pt" style:font-weight-complex="bold"/>
    </style:style>
    <style:style style:name="T4" style:family="text">
      <style:text-properties fo:font-size="8pt" fo:font-weight="bold" style:font-size-asian="8pt" style:font-weight-asian="bold" style:font-size-complex="8pt" style:font-weight-complex="bold"/>
    </style:style>
    <style:style style:name="T5" style:family="text">
      <style:text-properties fo:font-variant="normal" fo:text-transform="none" fo:color="#000000" loext:opacity="100%" style:text-outline="false" style:text-line-through-style="none" style:text-line-through-type="none" style:font-name="Consolas" fo:font-size="5pt" fo:font-style="normal" fo:text-shadow="none" style:text-underline-style="none" fo:font-weight="normal" style:letter-kerning="true" style:font-name-asian="Microsoft YaHei" style:font-size-asian="5pt" style:font-style-asian="normal" style:font-weight-asian="normal" style:font-name-complex="Lucida Sans" style:font-size-complex="5pt" style:font-style-complex="normal" style:font-weight-complex="normal" style:text-emphasize="none" style:font-relief="none" style:text-overline-style="none" style:text-overline-color="font-color"/>
    </style:style>
    <style:style style:name="T6" style:family="text">
      <style:text-properties fo:color="#ff0000" loext:opacity="100%" fo:font-weight="bold" style:font-weight-asian="bold" style:font-weight-complex="bold"/>
    </style:style>
    <style:style style:name="T7" style:family="text">
      <style:text-properties fo:color="#ff0000" loext:opacity="100%" style:font-name="Consolas" fo:font-size="5pt" style:text-underline-style="none" fo:font-weight="bold" style:font-size-asian="5pt" style:font-weight-asian="bold" style:font-size-complex="5pt" style:font-weight-complex="bold"/>
    </style:style>
    <style:style style:name="T8" style:family="text">
      <style:text-properties fo:font-size="7pt" fo:font-style="italic" fo:font-weight="bold" style:font-size-asian="7pt" style:font-style-asian="italic" style:font-weight-asian="bold" style:font-size-complex="7pt" style:font-style-complex="italic" style:font-weight-complex="bold"/>
    </style:style>
    <style:style style:name="T9" style:family="text">
      <style:text-properties style:font-name="Consolas" fo:font-size="5pt" style:letter-kerning="true" style:font-name-asian="Microsoft YaHei" style:font-size-asian="5pt" style:font-name-complex="Lucida Sans" style:font-size-complex="5pt"/>
    </style:style>
    <style:style style:name="T10" style:family="text">
      <style:text-properties style:font-name="Consolas" fo:font-size="5pt" fo:font-weight="bold" style:letter-kerning="true" style:font-name-asian="Microsoft YaHei" style:font-size-asian="5pt" style:font-weight-asian="bold" style:font-name-complex="Lucida Sans" style:font-size-complex="5pt" style:font-weight-complex="bold"/>
    </style:style>
    <style:style style:name="T11" style:family="text">
      <style:text-properties fo:font-size="7pt" fo:font-style="italic" style:font-size-asian="7pt" style:font-style-asian="italic" style:font-size-complex="7pt" style:font-style-complex="italic"/>
    </style:style>
    <style:style style:name="T12" style:family="text">
      <style:text-properties fo:color="#000000" loext:opacity="100%" style:font-name="Arial1" fo:font-size="13pt" style:font-name-asian="Arial1" style:font-size-asian="13pt" style:font-name-complex="Arial1" style:font-size-complex="13pt"/>
    </style:style>
    <style:style style:name="T13" style:family="text">
      <style:text-properties fo:color="#000000" loext:opacity="100%" style:font-name="Arial1" fo:font-size="8pt" style:font-name-asian="Arial1" style:font-size-asian="8pt" style:font-name-complex="Arial1" style:font-size-complex="8pt"/>
    </style:style>
    <style:style style:name="T14" style:family="text">
      <style:text-properties fo:color="#000000" loext:opacity="100%" style:font-name="Courier New1" fo:font-size="8pt" fo:font-weight="bold" style:font-name-asian="Courier New1" style:font-size-asian="8pt" style:font-weight-asian="bold" style:font-name-complex="Courier New1" style:font-size-complex="8pt" style:font-weight-complex="bold"/>
    </style:style>
    <style:style style:name="T15" style:family="text">
      <style:text-properties fo:color="#000000" loext:opacity="100%" style:font-name="Liberation Sans3" fo:font-size="8pt" style:font-name-asian="Arial1" style:font-size-asian="8pt" style:font-name-complex="Arial1" style:font-size-complex="8pt"/>
    </style:style>
    <style:style style:name="T16" style:family="text">
      <style:text-properties fo:color="#000000" loext:opacity="100%" style:font-name="Liberation Sans3" fo:font-size="8pt" fo:font-weight="bold" style:font-name-asian="Arial1" style:font-size-asian="8pt" style:font-weight-asian="bold" style:font-name-complex="Arial1" style:font-size-complex="8pt" style:font-weight-complex="bold"/>
    </style:style>
    <style:style style:name="T17" style:family="text">
      <style:text-properties fo:font-size="8pt"/>
    </style:style>
    <style:style style:name="T18" style:family="text">
      <style:text-properties style:font-name="Liberation Sans3" fo:font-size="8pt" fo:font-weight="bold" style:font-weight-asian="bold" style:font-weight-complex="bold"/>
    </style:style>
    <style:style style:name="T19" style:family="text">
      <style:text-properties fo:color="#999999" loext:opacity="100%" fo:font-size="8pt" fo:font-style="italic" fo:font-weight="bold" style:font-size-asian="8pt" style:font-style-asian="italic" style:font-weight-asian="bold" style:font-size-complex="8pt" style:font-style-complex="italic" style:font-weight-complex="bold"/>
    </style:style>
    <style:style style:name="T20" style:family="text">
      <style:text-properties fo:color="#999999" loext:opacity="100%" fo:font-size="8pt" fo:font-style="normal" fo:font-weight="bold" style:font-size-asian="8pt" style:font-style-asian="normal" style:font-weight-asian="bold" style:font-size-complex="8pt" style:font-style-complex="normal" style:font-weight-complex="bold"/>
    </style:style>
    <style:style style:name="T21" style:family="text">
      <style:text-properties fo:color="#000000" loext:opacity="100%" style:font-name="Arial1" fo:font-size="8pt" fo:font-weight="normal" style:font-name-asian="Arial1" style:font-size-asian="8pt" style:font-weight-asian="normal" style:font-name-complex="Arial1" style:font-size-complex="8pt" style:font-weight-complex="normal"/>
    </style:style>
    <style:style style:name="T22" style:family="text">
      <style:text-properties fo:color="#333333" loext:opacity="100%" style:font-name="Arial1" fo:font-size="8pt" style:font-name-asian="Arial1" style:font-size-asian="8pt" style:font-name-complex="Arial1" style:font-size-complex="8pt"/>
    </style:style>
    <style:style style:name="T23" style:family="text">
      <style:text-properties fo:font-size="8pt" style:font-size-asian="8pt" style:font-size-complex="8pt"/>
    </style:style>
    <style:style style:name="T24" style:family="text">
      <style:text-properties fo:font-size="8pt" fo:font-style="italic" fo:font-weight="bold" style:font-size-asian="8pt" style:font-style-asian="italic" style:font-weight-asian="bold" style:font-size-complex="8pt" style:font-style-complex="italic" style:font-weight-complex="bold"/>
    </style:style>
    <style:style style:name="T25" style:family="text">
      <style:text-properties fo:font-size="8pt" fo:font-style="normal" fo:font-weight="bold" style:font-size-asian="8pt" style:font-style-asian="normal" style:font-weight-asian="bold" style:font-size-complex="8pt" style:font-style-complex="normal" style:font-weight-complex="bold"/>
    </style:style>
    <style:style style:name="T26" style:family="text">
      <style:text-properties style:font-name="Liberation Sans3" fo:font-size="8pt" fo:font-weight="normal" style:font-weight-asian="normal" style:font-weight-complex="normal"/>
    </style:style>
    <style:style style:name="T27" style:family="text">
      <style:text-properties fo:font-size="2pt" fo:font-style="normal" fo:font-weight="normal" style:font-size-asian="2pt" style:font-style-asian="normal" style:font-weight-asian="normal" style:font-size-complex="2pt" style:font-style-complex="normal" style:font-weight-complex="normal"/>
    </style:style>
    <style:style style:name="T28" style:family="text">
      <style:text-properties fo:font-size="8pt" fo:font-style="italic" fo:font-weight="normal" style:font-size-asian="8pt" style:font-style-asian="italic" style:font-weight-asian="normal" style:font-size-complex="8pt" style:font-style-complex="italic" style:font-weight-complex="normal"/>
    </style:style>
    <style:style style:name="T29" style:family="text">
      <style:text-properties fo:color="#000000" loext:opacity="100%" style:font-name="Liberation Sans3" fo:font-size="8pt" fo:font-style="normal" fo:font-weight="normal" style:font-name-asian="Arial1" style:font-size-asian="8pt" style:font-style-asian="normal" style:font-weight-asian="normal" style:font-name-complex="Arial1" style:font-size-complex="8pt" style:font-style-complex="normal" style:font-weight-complex="normal"/>
    </style:style>
    <style:style style:name="T30" style:family="text">
      <style:text-properties fo:color="#000000" loext:opacity="100%" style:font-name="Liberation Sans3" fo:font-size="8pt" fo:font-style="normal" fo:font-weight="bold" style:font-name-asian="Arial1" style:font-size-asian="8pt" style:font-style-asian="normal" style:font-weight-asian="bold" style:font-name-complex="Arial1" style:font-size-complex="8pt" style:font-style-complex="normal" style:font-weight-complex="bold"/>
    </style:style>
    <style:style style:name="T31" style:family="text">
      <style:text-properties fo:color="#000000" loext:opacity="100%" style:font-name="Liberation Sans3" fo:font-size="2pt" fo:font-style="normal" fo:font-weight="normal" style:font-name-asian="Arial1" style:font-size-asian="2pt" style:font-style-asian="normal" style:font-weight-asian="normal" style:font-name-complex="Arial1" style:font-size-complex="2pt" style:font-style-complex="normal" style:font-weight-complex="normal"/>
    </style:style>
    <style:style style:name="T32" style:family="text">
      <style:text-properties fo:font-size="8pt" fo:font-style="normal" fo:font-weight="normal" style:font-size-asian="8pt" style:font-style-asian="normal" style:font-weight-asian="normal" style:font-size-complex="8pt" style:font-style-complex="normal" style:font-weight-complex="normal"/>
    </style:style>
    <style:style style:name="T33" style:family="text">
      <style:text-properties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34" style:family="text">
      <style:text-properties fo:color="#808080" loext:opacity="100%" style:font-name="Arial1" fo:font-size="8pt" style:font-name-asian="Arial1" style:font-size-asian="8pt" style:font-name-complex="Arial1" style:font-size-complex="8pt"/>
    </style:style>
    <style:style style:name="T35" style:family="text">
      <style:text-properties style:font-name="Liberation Sans3" fo:font-size="8pt" style:font-size-asian="8pt" style:font-size-complex="8pt"/>
    </style:style>
    <style:style style:name="T36"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38" style:family="text">
      <style:text-properties fo:color="#000000" loext:opacity="100%" style:font-name="Liberation Sans3" fo:font-size="8pt"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font-style-complex="normal" style:font-weight-complex="normal"/>
    </style:style>
    <style:style style:name="T39" style:family="text">
      <style:text-properties fo:color="#000000" loext:opacity="100%" style:font-name="Liberation Sans3" fo:font-size="8pt" fo:font-style="normal" style:text-underline-style="solid" style:text-underline-width="auto" style:text-underline-color="font-color" fo:font-weight="bold" style:font-name-asian="Arial1" style:font-size-asian="8pt" style:font-style-asian="normal" style:font-weight-asian="bold" style:font-name-complex="Arial1" style:font-size-complex="8pt" style:font-style-complex="normal" style:font-weight-complex="bold"/>
    </style:style>
    <style:style style:name="T40" style:family="text">
      <style:text-properties fo:font-variant="normal" fo:text-transform="none" fo:color="#000000" loext:opacity="100%" style:text-outline="false" style:text-line-through-style="none" style:text-line-through-type="none" style:font-name="Liberation Sans3" fo:font-size="8pt" fo:font-style="normal" fo:text-shadow="none" style:text-underline-style="solid" style:text-underline-width="auto" style:text-underline-color="font-color" fo:font-weight="bold" style:letter-kerning="true" style:font-name-asian="Arial1" style:font-size-asian="8pt" style:font-style-asian="normal" style:font-weight-asian="bold" style:font-name-complex="Arial1" style:font-size-complex="8pt" style:font-style-complex="normal" style:font-weight-complex="bold" style:text-emphasize="none" style:font-relief="none" style:text-overline-style="none" style:text-overline-color="font-color"/>
    </style:style>
    <style:style style:name="T41"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42" style:family="text">
      <style:text-properties fo:font-size="8pt" style:text-underline-style="none" fo:font-weight="normal" style:font-size-asian="8pt" style:font-weight-asian="normal" style:font-size-complex="8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solid" style:text-underline-width="auto" style:text-underline-color="font-color"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4" style:family="text">
      <style:text-propertie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custom-shape draw:style-name="gr1" draw:text-style-name="P1" draw:layer="layout" svg:width="15.24cm" svg:height="7.652cm" svg:x="0cm" svg:y="-0.032cm">
          <text:p/>
          <draw:enhanced-geometry svg:viewBox="0 0 21600 21600" draw:type="rectangle" draw:enhanced-path="M 0 0 L 21600 0 21600 21600 0 21600 0 0 Z N"/>
        </draw:custom-shape>
        <draw:line draw:style-name="gr2" draw:text-style-name="P2" draw:layer="layout" svg:x1="4.968cm" svg:y1="5.564cm" svg:x2="4.994cm" svg:y2="3.57cm">
          <text:p/>
        </draw:line>
        <draw:custom-shape draw:style-name="gr3" draw:text-style-name="P4" draw:layer="layout" svg:width="4.038cm" svg:height="7.3cm" svg:x="6.141cm" svg:y="0.18cm">
          <text:p text:style-name="P3"><text:span text:style-name="T1">directory: spex</text:span></text:p>
          <draw:enhanced-geometry svg:viewBox="0 0 21600 21600" draw:type="rectangle" draw:enhanced-path="M 0 0 L 21600 0 21600 21600 0 21600 0 0 Z N"/>
        </draw:custom-shape>
        <draw:custom-shape draw:style-name="gr4" draw:text-style-name="P6" draw:layer="layout" svg:width="3.588cm" svg:height="2.568cm" svg:x="0.152cm" svg:y="0.163cm">
          <text:p text:style-name="P5"><text:span text:style-name="T2">file: srs.dox</text:span></text:p>
          <text:p text:style-name="P5"><text:span text:style-name="T2"/></text:p>
          <text:p text:style-name="P5"><text:span text:style-name="T2">/*! @page srs Requirements</text:span></text:p>
          <text:p text:style-name="P5"><text:span text:style-name="T2"/></text:p>
          <text:p text:style-name="P5"><text:span text:style-name="T2">@uid{SRS_PRJ_00, brief...}</text:span></text:p>
          <text:p text:style-name="P5"><text:span text:style-name="T2">@uid_litem{Details}</text:span></text:p>
          <text:p text:style-name="P5"><text:span text:style-name="T2">@uid_fw_trace</text:span></text:p>
          <text:p text:style-name="P5"><text:span text:style-name="T2">@enduid</text:span></text:p>
          <text:p text:style-name="P5"><text:span text:style-name="T2">...</text:span></text:p>
          <text:p text:style-name="P5"><text:span text:style-name="T2">*/</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8" draw:layer="layout" svg:width="3.6cm" svg:height="3.116cm" svg:x="0.152cm" svg:y="2.815cm">
          <text:p text:style-name="P7">file: header.h</text:p>
          <text:p text:style-name="P7"/>
          <text:p text:style-name="P7">/*! </text:p>
          <text:p text:style-name="P7">@code_uid{foo(), brief...}</text:p>
          <text:p text:style-name="P7">@code_litem{Details}</text:p>
          <text:p text:style-name="P7">@code_bw_trace{brief}</text:p>
          <text:p text:style-name="P7">- @tr{SRS_PRJ_00}</text:p>
          <text:p text:style-name="P7">@code_fw_trace</text:p>
          <text:p text:style-name="P7">@endcode_uid</text:p>
          <text:p text:style-name="P7">*/</text:p>
          <text:p text:style-name="P7">void foo(uint32_t x);</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polyline draw:style-name="gr6" draw:text-style-name="P2" draw:layer="layout" svg:width="1.391cm" svg:height="1.094cm" svg:x="3.273cm" svg:y="3.538cm" svg:viewBox="0 0 1392 1095" draw:points="0,1095 1392,1095 1392,0">
          <text:p/>
        </draw:polyline>
        <draw:line draw:style-name="gr7" draw:text-style-name="P2" draw:layer="layout" svg:x1="9.878cm" svg:y1="3.636cm" svg:x2="11.019cm" svg:y2="3.658cm">
          <text:p/>
        </draw:line>
        <draw:g draw:style-name="gr8">
          <draw:frame draw:style-name="gr9" draw:text-style-name="P10" draw:layer="layout" svg:width="1.337cm" svg:height="0.547cm" svg:x="13.425cm" svg:y="3.281cm">
            <draw:text-box>
              <text:p text:style-name="P9"><text:span text:style-name="T3">HTML</text:span></text:p>
            </draw:text-box>
          </draw:frame>
        </draw:g>
        <draw:polyline draw:style-name="gr10" draw:text-style-name="P2" draw:layer="layout" svg:width="2.06cm" svg:height="0.397cm" draw:transform="rotate (1.5707963267949) translate (10.647cm 6.12cm)" svg:viewBox="0 0 2061 398" draw:points="0,0 2061,0 2061,398">
          <text:p/>
        </draw:polyline>
        <draw:frame draw:style-name="gr11" draw:text-style-name="P12" draw:layer="layout" svg:width="0.376cm" svg:height="0.365cm" svg:x="2.726cm" svg:y="1.809cm">
          <draw:text-box>
            <text:p text:style-name="P11"><text:span text:style-name="T4">1</text:span></text:p>
          </draw:text-box>
        </draw:frame>
        <draw:frame draw:style-name="gr11" draw:text-style-name="P12" draw:layer="layout" svg:width="0.376cm" svg:height="0.365cm" svg:x="2.725cm" svg:y="4.913cm">
          <draw:text-box>
            <text:p text:style-name="P11"><text:span text:style-name="T4">2</text:span></text:p>
          </draw:text-box>
        </draw:frame>
        <draw:g draw:style-name="gr8">
          <draw:frame draw:style-name="gr12" draw:text-style-name="P10" draw:layer="layout" svg:width="0.945cm" svg:height="0.68cm" svg:x="13.52cm" svg:y="3.805cm">
            <draw:text-box>
              <text:p text:style-name="P9"><text:span text:style-name="T3">PDF</text:span></text:p>
            </draw:text-box>
          </draw:frame>
        </draw:g>
        <draw:custom-shape draw:style-name="gr13" draw:text-style-name="P16" draw:layer="layout" svg:width="2.401cm" svg:height="1.942cm" svg:x="2.955cm" svg:y="5.578cm">
          <text:p text:style-name="P13">file: spexy.json</text:p>
          <text:p text:style-name="P14">{</text:p>
          <text:p text:style-name="P15"><text:span text:style-name="T5">"gen-dir": "spex",</text:span></text:p>
          <text:p text:style-name="P15"><text:span text:style-name="T5">"gen-inc": "Spexyinc",</text:span></text:p>
          <text:p text:style-name="P14">"gen": [</text:p>
          <text:p text:style-name="P14"><text:s text:c="3"/>"srs.dox",</text:p>
          <text:p text:style-name="P14"><text:s text:c="3"/>"header.h",</text:p>
          <text:p text:style-name="P14"><text:s text:c="3"/>...</text:p>
          <text:p text:style-name="P14">}</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4.862cm" svg:y="6.668cm">
          <draw:text-box>
            <text:p text:style-name="P11"><text:span text:style-name="T4">3</text:span></text:p>
          </draw:text-box>
        </draw:frame>
        <draw:custom-shape draw:style-name="gr14" draw:text-style-name="P8" draw:layer="layout" svg:width="3.6cm" svg:height="3.396cm" svg:x="6.352cm" svg:y="4.01cm">
          <text:p text:style-name="P7">file: header.h</text:p>
          <text:p text:style-name="P7"/>
          <text:p text:style-name="P7">/*! </text:p>
          <text:p text:style-name="P7">@code_uid{foo(), brief...}</text:p>
          <text:p text:style-name="P7">@code_litem{Details}</text:p>
          <text:p text:style-name="P7">@code_bw_trace{brief}</text:p>
          <text:p text:style-name="P7">- @tr{SRS_PRJ_00}<text:span text:style-name="T6">: brief...</text:span></text:p>
          <text:p text:style-name="P7">@code_fw_trace</text:p>
          <text:p text:style-name="P7"><text:span text:style-name="T6">- @tr{TUN-PRJ-foo}: brief...</text:span></text:p>
          <text:p text:style-name="P7">@endcode_uid</text:p>
          <text:p text:style-name="P7">*/</text:p>
          <text:p text:style-name="P7">void foo(uint32_t x);</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5" draw:text-style-name="P6" draw:layer="layout" svg:width="3.588cm" svg:height="2.868cm" svg:x="6.352cm" svg:y="1.458cm">
          <text:p text:style-name="P5"><text:span text:style-name="T2">file: srs.dox</text:span></text:p>
          <text:p text:style-name="P5"><text:span text:style-name="T2"/></text:p>
          <text:p text:style-name="P5"><text:span text:style-name="T2">/*! @page srs Requirements</text:span></text:p>
          <text:p text:style-name="P5"><text:span text:style-name="T2"/></text:p>
          <text:p text:style-name="P5"><text:span text:style-name="T2">@uid{SRS_PRJ_00, brief...}</text:span></text:p>
          <text:p text:style-name="P5"><text:span text:style-name="T2">@uid_litem{Details}</text:span></text:p>
          <text:p text:style-name="P5"><text:span text:style-name="T2">@uid_fw_trace</text:span></text:p>
          <text:p text:style-name="P5"><text:span text:style-name="T7">- @tr{foo()}: brief...</text:span></text:p>
          <text:p text:style-name="P5"><text:span text:style-name="T2">@enduid</text:span></text:p>
          <text:p text:style-name="P5"><text:span text:style-name="T2"/></text:p>
          <text:p text:style-name="P5"><text:span text:style-name="T2">. . .</text:span></text:p>
          <text:p text:style-name="P5"><text:span text:style-name="T2">*/</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1" draw:text-style-name="P12" draw:layer="layout" svg:width="0.376cm" svg:height="0.365cm" svg:x="9.626cm" svg:y="0.304cm">
          <draw:text-box>
            <text:p text:style-name="P11"><text:span text:style-name="T4">5</text:span></text:p>
          </draw:text-box>
        </draw:frame>
        <draw:custom-shape draw:style-name="gr16" draw:text-style-name="P18" draw:layer="layout" svg:width="1.997cm" svg:height="1.178cm" svg:x="3.949cm" svg:y="2.408cm">
          <text:p text:style-name="P17"><text:span text:style-name="T8">spexygen.py</text:span></text:p>
          <draw:enhanced-geometry svg:viewBox="0 0 21600 21600" draw:glue-points="?f7 0 ?f6 ?f1 0 ?f10 ?f6 21600 ?f4 ?f10 21600 ?f9" draw:path-stretchpoint-x="10800" draw:path-stretchpoint-y="10800" draw:text-areas="0 ?f1 ?f4 ?f12" draw:type="cube" draw:modifiers="4938.929088277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12" draw:layer="layout" svg:width="0.376cm" svg:height="0.365cm" svg:x="3.957cm" svg:y="2.659cm">
          <draw:text-box>
            <text:p text:style-name="P11"><text:span text:style-name="T4">4</text:span></text:p>
          </draw:text-box>
        </draw:frame>
        <draw:polyline draw:style-name="gr6" draw:text-style-name="P2" draw:layer="layout" svg:width="1.665cm" svg:height="1.079cm" draw:transform="rotate (-3.14159265358979) translate (4.907cm 2.539cm)" svg:viewBox="0 0 1666 1080" draw:points="1666,1080 0,1080 0,0">
          <text:p/>
        </draw:polyline>
        <draw:line draw:style-name="gr7" draw:text-style-name="P2" draw:layer="layout" svg:x1="5.719cm" svg:y1="2.975cm" svg:x2="6.227cm" svg:y2="2.954cm">
          <text:p/>
        </draw:line>
        <draw:custom-shape draw:style-name="gr17" draw:text-style-name="P16" draw:layer="layout" svg:width="2.812cm" svg:height="1.149cm" svg:x="6.36cm" svg:y="0.624cm">
          <text:p text:style-name="P13">file: Spexyinc</text:p>
          <text:p text:style-name="P14"/>
          <text:p text:style-name="P14">INPUT+=spex/srs.dox\</text:p>
          <text:p text:style-name="P14"><text:s text:c="2"/>spex/header.h</text:p>
          <text:p text:style-name="P14"><text:s text:c="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8.725cm" svg:y="1.108cm">
          <draw:text-box>
            <text:p text:style-name="P11"><text:span text:style-name="T4">8</text:span></text:p>
          </draw:text-box>
        </draw:frame>
        <draw:frame draw:style-name="gr11" draw:text-style-name="P12" draw:layer="layout" svg:width="0.376cm" svg:height="0.365cm" svg:x="9.025cm" svg:y="3.409cm">
          <draw:text-box>
            <text:p text:style-name="P11"><text:span text:style-name="T4">6</text:span></text:p>
          </draw:text-box>
        </draw:frame>
        <draw:frame draw:style-name="gr11" draw:text-style-name="P12" draw:layer="layout" svg:width="0.376cm" svg:height="0.365cm" svg:x="9.025cm" svg:y="6.41cm">
          <draw:text-box>
            <text:p text:style-name="P11"><text:span text:style-name="T4">7</text:span></text:p>
          </draw:text-box>
        </draw:frame>
        <draw:custom-shape draw:style-name="gr18" draw:text-style-name="P19" draw:layer="layout" svg:width="1.955cm" svg:height="1.423cm" svg:x="10.978cm" svg:y="3.202cm">
          <text:p text:style-name="P17"><text:span text:style-name="T8">doxygen</text:span></text:p>
          <draw:enhanced-geometry svg:viewBox="0 0 21600 21600" draw:glue-points="?f7 0 ?f6 ?f1 0 ?f10 ?f6 21600 ?f4 ?f10 21600 ?f9" draw:path-stretchpoint-x="10800" draw:path-stretchpoint-y="10800" draw:text-areas="0 ?f1 ?f4 ?f12" draw:type="cube" draw:modifiers="4938.9290882778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12" draw:layer="layout" svg:width="0.455cm" svg:height="0.365cm" svg:x="11.005cm" svg:y="3.546cm">
          <draw:text-box>
            <text:p text:style-name="P11"><text:span text:style-name="T4">11</text:span></text:p>
          </draw:text-box>
        </draw:frame>
        <draw:custom-shape draw:style-name="gr19" draw:text-style-name="P20" draw:layer="layout" svg:width="2.313cm" svg:height="1.742cm" svg:x="10.46cm" svg:y="5.707cm">
          <text:p text:style-name="P7">file: other.xxx</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2" draw:text-style-name="P2" draw:layer="layout" svg:x1="11.837cm" svg:y1="1.912cm" svg:x2="11.848cm" svg:y2="3.328cm">
          <text:p/>
        </draw:line>
        <draw:custom-shape draw:style-name="gr20" draw:text-style-name="P16" draw:layer="layout" svg:width="3.177cm" svg:height="1.774cm" svg:x="11.03cm" svg:y="0.17cm">
          <text:p text:style-name="P14"><text:span text:style-name="T9">file: Doxygen</text:span></text:p>
          <text:p text:style-name="P14"><text:span text:style-name="T9"><text:line-break/></text:span><text:span text:style-name="T9">@INCLUDE=$(SPEXYGEN)/Spexyfile</text:span></text:p>
          <text:p text:style-name="P14"><text:span text:style-name="T9">...</text:span></text:p>
          <text:p text:style-name="P14"><text:span text:style-name="T9">INPUT=...</text:span></text:p>
          <text:p text:style-name="P14"><text:span text:style-name="T10">@INCLUDE=spex/Spexyinc</text:span></text:p>
          <text:p text:style-name="P14"><text:span text:style-name="T9">INPUT+=other.xx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 draw:text-style-name="P12" draw:layer="layout" svg:width="0.376cm" svg:height="0.365cm" svg:x="11.98cm" svg:y="6.697cm">
          <draw:text-box>
            <text:p text:style-name="P11"><text:span text:style-name="T4">9</text:span></text:p>
          </draw:text-box>
        </draw:frame>
        <draw:line draw:style-name="gr21" draw:text-style-name="P2" draw:layer="layout" svg:x1="12.772cm" svg:y1="3.606cm" svg:x2="13.494cm" svg:y2="3.606cm">
          <text:p/>
        </draw:line>
        <draw:frame draw:style-name="gr11" draw:text-style-name="P12" draw:layer="layout" svg:width="0.455cm" svg:height="0.365cm" svg:x="13.702cm" svg:y="0.216cm">
          <draw:text-box>
            <text:p text:style-name="P11"><text:span text:style-name="T4">10</text:span></text:p>
          </draw:text-box>
        </draw:frame>
        <draw:line draw:style-name="gr21" draw:text-style-name="P2" draw:layer="layout" svg:x1="12.773cm" svg:y1="4.181cm" svg:x2="13.516cm" svg:y2="4.181cm">
          <text:p/>
        </draw:line>
        <draw:line draw:style-name="gr2" draw:text-style-name="P2" draw:layer="layout" svg:x1="9.176cm" svg:y1="1.264cm" svg:x2="11.125cm" svg:y2="1.264cm">
          <text:p/>
        </draw:line>
        <draw:custom-shape draw:style-name="gr22" draw:text-style-name="P22" draw:layer="layout" svg:width="1.827cm" svg:height="1.009cm" svg:x="13.198cm" svg:y="1.943cm">
          <text:p text:style-name="P21"><text:span text:style-name="T11">doxygen-awesome CC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 draw:text-style-name="P22" draw:layer="layout" svg:width="1.679cm" svg:height="1.009cm" svg:x="13.188cm" svg:y="4.822cm">
          <text:p text:style-name="P21"><text:span text:style-name="T11"><text:s text:c="3"/></text:span><text:span text:style-name="T11">custom</text:span><text:span text:style-name="T11"><text:line-break/></text:span><text:span text:style-name="T11">LaTeX</text:span></text:p>
          <text:p text:style-name="P21"><text:span text:style-name="T11">templat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 draw:text-style-name="P2" draw:layer="layout" svg:x1="13.96cm" svg:y1="2.956cm" svg:x2="13.963cm" svg:y2="3.408cm">
          <text:p/>
        </draw:line>
        <draw:line draw:style-name="gr2" draw:text-style-name="P2" draw:layer="layout" svg:x1="13.972cm" svg:y1="4.825cm" svg:x2="13.975cm" svg:y2="4.373cm">
          <text:p/>
        </draw:line>
        <draw:frame draw:style-name="gr11" draw:text-style-name="P12" draw:layer="layout" svg:width="0.459cm" svg:height="0.365cm" svg:x="13.217cm" svg:y="2.542cm">
          <draw:text-box>
            <text:p text:style-name="P11"><text:span text:style-name="T4">12</text:span></text:p>
          </draw:text-box>
        </draw:frame>
        <draw:frame draw:style-name="gr11" draw:text-style-name="P12" draw:layer="layout" svg:width="0.459cm" svg:height="0.365cm" svg:x="13.216cm" svg:y="4.848cm">
          <draw:text-box>
            <text:p text:style-name="P11"><text:span text:style-name="T4">13</text:span></text:p>
          </draw:text-box>
        </draw:frame>
      </draw:page>
      <draw:page draw:name="page2" draw:style-name="dp1" draw:master-page-name="PM0">
        <draw:custom-shape draw:style-name="gr24" draw:text-style-name="P1" draw:layer="layout" svg:width="15.24cm" svg:height="10.164cm" svg:x="0cm" svg:y="0cm">
          <text:p/>
          <draw:enhanced-geometry svg:viewBox="0 0 21600 21600" draw:type="rectangle" draw:enhanced-path="M 0 0 L 21600 0 21600 21600 0 21600 0 0 Z N"/>
        </draw:custom-shape>
        <draw:g draw:style-name="gr8">
          <draw:path draw:style-name="gr25" draw:text-style-name="P23" draw:layer="layout" svg:width="5.397cm" svg:height="2.54cm" svg:x="1.73cm" svg:y="7.405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path draw:style-name="gr26" draw:text-style-name="P24" draw:layer="layout" svg:width="5.397cm" svg:height="2.54cm" svg:x="1.73cm" svg:y="7.405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g>
        <draw:g draw:style-name="gr8">
          <draw:path draw:style-name="gr27" draw:text-style-name="P25" draw:layer="layout" svg:width="6.787cm" svg:height="2.54cm" svg:x="4.417cm" svg:y="0.126cm" svg:viewBox="0 0 6788 2541" svg:d="M6788 1271v-1c0 224-157 443-455 636s-726 353-1242 465c-516 111-1101 170-1697 170s-1181-59-1697-170c-516-112-944-272-1242-465s-455-412-455-635c0-224 157-443 455-636s726-353 1242-465c516-111 1101-170 1697-170s1181 59 1697 170c516 112 944 272 1242 465s455 412 455 635z">
            <text:p/>
          </draw:path>
          <draw:path draw:style-name="gr26" draw:text-style-name="P24" draw:layer="layout" svg:width="6.787cm" svg:height="2.54cm" svg:x="4.417cm" svg:y="0.126cm" svg:viewBox="0 0 6788 2541" svg:d="M6788 1271v-1c0 224-157 443-455 636s-726 353-1242 465c-516 111-1101 170-1697 170s-1181-59-1697-170c-516-112-944-272-1242-465s-455-412-455-635c0-224 157-443 455-636s726-353 1242-465c516-111 1101-170 1697-170s1181 59 1697 170c516 112 944 272 1242 465s455 412 455 635z">
            <text:p/>
          </draw:path>
        </draw:g>
        <draw:frame draw:style-name="gr28" draw:text-style-name="P24" draw:layer="layout" svg:width="0.001cm" svg:height="1.219cm" svg:x="8.869cm" svg:y="0.246cm">
          <draw:text-box>
            <text:p/>
          </draw:text-box>
        </draw:frame>
        <draw:frame draw:style-name="gr28" draw:text-style-name="P24" draw:layer="layout" svg:width="2.232cm" svg:height="1.219cm" svg:x="6.637cm" svg:y="0.603cm">
          <draw:text-box>
            <text:p/>
          </draw:text-box>
        </draw:frame>
        <draw:frame draw:style-name="gr29" draw:text-style-name="P27" draw:layer="layout" svg:width="2.232cm" svg:height="0.664cm" svg:x="6.637cm" svg:y="0.092cm">
          <draw:text-box>
            <text:p text:style-name="P26"><text:span text:style-name="T3">Requirements</text:span></text:p>
          </draw:text-box>
        </draw:frame>
        <draw:frame draw:style-name="gr28" draw:text-style-name="P24" draw:layer="layout" svg:width="0.001cm" svg:height="1.219cm" svg:x="8.148cm" svg:y="0.792cm">
          <draw:text-box>
            <text:p/>
          </draw:text-box>
        </draw:frame>
        <draw:frame draw:style-name="gr28" draw:text-style-name="P24" draw:layer="layout" svg:width="2.742cm" svg:height="1.219cm" svg:x="5.406cm" svg:y="1.15cm">
          <draw:text-box>
            <text:p/>
          </draw:text-box>
        </draw:frame>
        <draw:frame draw:style-name="gr30" draw:text-style-name="P29" draw:layer="layout" svg:width="2.742cm" svg:height="0.897cm" svg:x="5.406cm" svg:y="0.522cm">
          <draw:text-box>
            <text:p text:style-name="P28"><text:span text:style-name="T12">●</text:span><text:span text:style-name="T13"> </text:span><text:span text:style-name="T13">SRS-QP-01_22</text:span></text:p>
          </draw:text-box>
        </draw:frame>
        <draw:frame draw:style-name="gr28" draw:text-style-name="P24" draw:layer="layout" svg:width="0.001cm" svg:height="1.219cm" svg:x="10.886cm" svg:y="0.852cm">
          <draw:text-box>
            <text:p/>
          </draw:text-box>
        </draw:frame>
        <draw:frame draw:style-name="gr28" draw:text-style-name="P24" draw:layer="layout" svg:width="2.778cm" svg:height="1.219cm" svg:x="8.108cm" svg:y="1.209cm">
          <draw:text-box>
            <text:p/>
          </draw:text-box>
        </draw:frame>
        <draw:frame draw:style-name="gr30" draw:text-style-name="P29" draw:layer="layout" svg:width="2.778cm" svg:height="0.897cm" svg:x="8.108cm" svg:y="0.582cm">
          <draw:text-box>
            <text:p text:style-name="P28"><text:span text:style-name="T12">●</text:span><text:span text:style-name="T13"> </text:span><text:span text:style-name="T13">SRS-QP-02_25</text:span></text:p>
          </draw:text-box>
        </draw:frame>
        <draw:frame draw:style-name="gr28" draw:text-style-name="P24" draw:layer="layout" svg:width="0.001cm" svg:height="1.219cm" svg:x="10.175cm" svg:y="1.804cm">
          <draw:text-box>
            <text:p/>
          </draw:text-box>
        </draw:frame>
        <draw:frame draw:style-name="gr28" draw:text-style-name="P24" draw:layer="layout" svg:width="3.416cm" svg:height="1.219cm" svg:x="6.759cm" svg:y="2.161cm">
          <draw:text-box>
            <text:p/>
          </draw:text-box>
        </draw:frame>
        <draw:frame draw:style-name="gr30" draw:text-style-name="P29" draw:layer="layout" svg:width="3.416cm" svg:height="0.897cm" svg:x="6.759cm" svg:y="1.534cm">
          <draw:text-box>
            <text:p text:style-name="P28"><text:span text:style-name="T12">●</text:span><text:span text:style-name="T13"> </text:span><text:span text:style-name="T13">SRS-QP-02_34</text:span></text:p>
          </draw:text-box>
        </draw:frame>
        <draw:g draw:style-name="gr8">
          <draw:path draw:style-name="gr31" draw:text-style-name="P30" draw:layer="layout" svg:width="5.397cm" svg:height="1.85cm" svg:x="7.589cm" svg:y="2.666cm" svg:viewBox="0 0 5398 1851" svg:d="M5398 925c0 163-125 323-362 463-236 141-577 258-987 339-411 81-876 124-1350 124s-939-43-1349-124c-411-81-752-198-988-339-237-140-362-300-362-463 0-162 125-322 362-462 236-141 577-258 988-339 410-81 875-124 1348-124h1c474 0 939 43 1350 124 410 81 751 198 987 339 237 140 362 300 362 462z">
            <text:p/>
          </draw:path>
          <draw:path draw:style-name="gr26" draw:text-style-name="P24" draw:layer="layout" svg:width="5.397cm" svg:height="1.85cm" svg:x="7.589cm" svg:y="2.666cm" svg:viewBox="0 0 5398 1851" svg:d="M5398 925c0 163-125 323-362 463-236 141-577 258-987 339-411 81-876 124-1350 124s-939-43-1349-124c-411-81-752-198-988-339-237-140-362-300-362-463 0-162 125-322 362-462 236-141 577-258 988-339 410-81 875-124 1348-124h1c474 0 939 43 1350 124 410 81 751 198 987 339 237 140 362 300 362 462z">
            <text:p/>
          </draw:path>
        </draw:g>
        <draw:frame draw:style-name="gr28" draw:text-style-name="P24" draw:layer="layout" svg:width="0.001cm" svg:height="1.219cm" svg:x="11.33cm" svg:y="2.786cm">
          <draw:text-box>
            <text:p/>
          </draw:text-box>
        </draw:frame>
        <draw:frame draw:style-name="gr28" draw:text-style-name="P24" draw:layer="layout" svg:width="2.232cm" svg:height="1.219cm" svg:x="9.097cm" svg:y="3.143cm">
          <draw:text-box>
            <text:p/>
          </draw:text-box>
        </draw:frame>
        <draw:frame draw:style-name="gr29" draw:text-style-name="P27" draw:layer="layout" svg:width="2.232cm" svg:height="0.664cm" svg:x="9.097cm" svg:y="2.632cm">
          <draw:text-box>
            <text:p text:style-name="P26"><text:span text:style-name="T3">Architecture</text:span></text:p>
          </draw:text-box>
        </draw:frame>
        <draw:frame draw:style-name="gr28" draw:text-style-name="P24" draw:layer="layout" svg:width="0.001cm" svg:height="1.219cm" svg:x="11.86cm" svg:y="3.59cm">
          <draw:text-box>
            <text:p/>
          </draw:text-box>
        </draw:frame>
        <draw:frame draw:style-name="gr28" draw:text-style-name="P24" draw:layer="layout" svg:width="3.456cm" svg:height="1.219cm" svg:x="8.404cm" svg:y="3.948cm">
          <draw:text-box>
            <text:p/>
          </draw:text-box>
        </draw:frame>
        <draw:frame draw:style-name="gr30" draw:text-style-name="P29" draw:layer="layout" svg:width="3.456cm" svg:height="0.897cm" svg:x="8.383cm" svg:y="3.22cm">
          <draw:text-box>
            <text:p text:style-name="P28"><text:span text:style-name="T12">●</text:span><text:span text:style-name="T13"> </text:span><text:span text:style-name="T13">SAS-QP-10_12</text:span></text:p>
          </draw:text-box>
        </draw:frame>
        <draw:frame draw:style-name="gr28" draw:text-style-name="P24" draw:layer="layout" svg:width="0.001cm" svg:height="1.219cm" svg:x="13.533cm" svg:y="3.154cm">
          <draw:text-box>
            <text:p/>
          </draw:text-box>
        </draw:frame>
        <draw:frame draw:style-name="gr28" draw:text-style-name="P24" draw:layer="layout" svg:width="3.229cm" svg:height="1.219cm" svg:x="10.304cm" svg:y="3.511cm">
          <draw:text-box>
            <text:p/>
          </draw:text-box>
        </draw:frame>
        <draw:frame draw:style-name="gr30" draw:text-style-name="P29" draw:layer="layout" svg:width="3.229cm" svg:height="0.897cm" svg:x="10.304cm" svg:y="2.884cm">
          <draw:text-box>
            <text:p text:style-name="P28"><text:span text:style-name="T12">●</text:span><text:span text:style-name="T13"> </text:span><text:span text:style-name="T13">SAS-QP-05_23</text:span></text:p>
          </draw:text-box>
        </draw:frame>
        <draw:frame draw:style-name="gr28" draw:text-style-name="P24" draw:layer="layout" svg:width="0.001cm" svg:height="1.219cm" svg:x="13.148cm" svg:y="3.942cm">
          <draw:text-box>
            <text:p/>
          </draw:text-box>
        </draw:frame>
        <draw:frame draw:style-name="gr28" draw:text-style-name="P24" draw:layer="layout" svg:width="3.388cm" svg:height="1.219cm" svg:x="9.761cm" svg:y="4.299cm">
          <draw:text-box>
            <text:p/>
          </draw:text-box>
        </draw:frame>
        <draw:frame draw:style-name="gr30" draw:text-style-name="P29" draw:layer="layout" svg:width="3.388cm" svg:height="0.897cm" svg:x="9.761cm" svg:y="3.672cm">
          <draw:text-box>
            <text:p text:style-name="P28"><text:span text:style-name="T12">●</text:span><text:span text:style-name="T13"> </text:span><text:span text:style-name="T13">SAS-QP-10_23A1</text:span></text:p>
          </draw:text-box>
        </draw:frame>
        <draw:line draw:style-name="gr26" draw:text-style-name="P24" draw:layer="layout" svg:x1="8.641cm" svg:y1="3.691cm" svg:x2="7.073cm" svg:y2="2.071cm">
          <text:p/>
        </draw:line>
        <draw:line draw:style-name="gr26" draw:text-style-name="P24" draw:layer="layout" svg:x1="8.641cm" svg:y1="3.691cm" svg:x2="8.343cm" svg:y2="1.119cm">
          <text:p/>
        </draw:line>
        <draw:g draw:style-name="gr8">
          <draw:path draw:style-name="gr32" draw:text-style-name="P31" draw:layer="layout" svg:width="5.397cm" svg:height="2.088cm" svg:x="2.509cm" svg:y="3.936cm" svg:viewBox="0 0 5398 2089" svg:d="M5398 1044c0 184-125 364-362 523-236 159-577 290-987 382-411 92-876 140-1350 140s-939-48-1349-140c-411-92-752-223-988-382-237-159-362-339-362-523 0-183 125-363 362-522 236-159 577-290 988-382 410-92 875-140 1348-140h1c474 0 939 48 1350 140 410 92 751 223 987 382 237 159 362 339 362 522z">
            <text:p/>
          </draw:path>
          <draw:path draw:style-name="gr26" draw:text-style-name="P24" draw:layer="layout" svg:width="5.397cm" svg:height="2.088cm" svg:x="2.509cm" svg:y="3.936cm" svg:viewBox="0 0 5398 2089" svg:d="M5398 1044c0 184-125 364-362 523-236 159-577 290-987 382-411 92-876 140-1350 140s-939-48-1349-140c-411-92-752-223-988-382-237-159-362-339-362-523 0-183 125-363 362-522 236-159 577-290 988-382 410-92 875-140 1348-140h1c474 0 939 48 1350 140 410 92 751 223 987 382 237 159 362 339 362 522z">
            <text:p/>
          </draw:path>
        </draw:g>
        <draw:frame draw:style-name="gr28" draw:text-style-name="P24" draw:layer="layout" svg:width="0.001cm" svg:height="1.219cm" svg:x="6.25cm" svg:y="4.056cm">
          <draw:text-box>
            <text:p/>
          </draw:text-box>
        </draw:frame>
        <draw:frame draw:style-name="gr28" draw:text-style-name="P24" draw:layer="layout" svg:width="2.232cm" svg:height="1.219cm" svg:x="4.017cm" svg:y="4.413cm">
          <draw:text-box>
            <text:p/>
          </draw:text-box>
        </draw:frame>
        <draw:frame draw:style-name="gr29" draw:text-style-name="P27" draw:layer="layout" svg:width="2.232cm" svg:height="0.664cm" svg:x="4.017cm" svg:y="3.902cm">
          <draw:text-box>
            <text:p text:style-name="P26"><text:span text:style-name="T3">Design</text:span></text:p>
          </draw:text-box>
        </draw:frame>
        <draw:frame draw:style-name="gr28" draw:text-style-name="P24" draw:layer="layout" svg:width="0.001cm" svg:height="1.219cm" svg:x="6.64cm" svg:y="4.948cm">
          <draw:text-box>
            <text:p/>
          </draw:text-box>
        </draw:frame>
        <draw:frame draw:style-name="gr28" draw:text-style-name="P24" draw:layer="layout" svg:width="3.615cm" svg:height="1.219cm" svg:x="3.025cm" svg:y="5.306cm">
          <draw:text-box>
            <text:p/>
          </draw:text-box>
        </draw:frame>
        <draw:frame draw:style-name="gr30" draw:text-style-name="P29" draw:layer="layout" svg:width="3.615cm" svg:height="0.897cm" svg:x="3.025cm" svg:y="4.678cm">
          <draw:text-box>
            <text:p text:style-name="P28"><text:span text:style-name="T12">●</text:span><text:span text:style-name="T13"> </text:span><text:span text:style-name="T13">SDS-QA-01_23A1</text:span></text:p>
          </draw:text-box>
        </draw:frame>
        <draw:frame draw:style-name="gr28" draw:text-style-name="P24" draw:layer="layout" svg:width="0.001cm" svg:height="1.219cm" svg:x="7.675cm" svg:y="4.463cm">
          <draw:text-box>
            <text:p/>
          </draw:text-box>
        </draw:frame>
        <draw:frame draw:style-name="gr28" draw:text-style-name="P24" draw:layer="layout" svg:width="3.099cm" svg:height="1.219cm" svg:x="4.576cm" svg:y="4.821cm">
          <draw:text-box>
            <text:p/>
          </draw:text-box>
        </draw:frame>
        <draw:frame draw:style-name="gr30" draw:text-style-name="P29" draw:layer="layout" svg:width="3.099cm" svg:height="0.897cm" svg:x="4.576cm" svg:y="4.193cm">
          <draw:text-box>
            <text:p text:style-name="P28"><text:span text:style-name="T12">●</text:span><text:span text:style-name="T13"> </text:span><text:span text:style-name="T13">SDS-QP_12_50</text:span></text:p>
          </draw:text-box>
        </draw:frame>
        <draw:frame draw:style-name="gr28" draw:text-style-name="P24" draw:layer="layout" svg:width="0.001cm" svg:height="1.219cm" svg:x="7.622cm" svg:y="6.446cm">
          <draw:text-box>
            <text:p/>
          </draw:text-box>
        </draw:frame>
        <draw:frame draw:style-name="gr28" draw:text-style-name="P24" draw:layer="layout" svg:width="3.269cm" svg:height="1.219cm" svg:x="5.197cm" svg:y="5.708cm">
          <draw:text-box>
            <text:p/>
          </draw:text-box>
        </draw:frame>
        <draw:frame draw:style-name="gr30" draw:text-style-name="P29" draw:layer="layout" svg:width="3.269cm" svg:height="0.897cm" svg:x="5.197cm" svg:y="5.081cm">
          <draw:text-box>
            <text:p text:style-name="P28"><text:span text:style-name="T12">●</text:span><text:span text:style-name="T13"> </text:span><text:span text:style-name="T13">SDS-QP-15_30</text:span></text:p>
          </draw:text-box>
        </draw:frame>
        <draw:g draw:style-name="gr8">
          <draw:path draw:style-name="gr33" draw:text-style-name="P32" draw:layer="layout" svg:width="5.397cm" svg:height="2.54cm" svg:x="6.749cm" svg:y="6.233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path draw:style-name="gr26" draw:text-style-name="P24" draw:layer="layout" svg:width="5.397cm" svg:height="2.54cm" svg:x="6.749cm" svg:y="6.233cm" svg:viewBox="0 0 5398 2541" svg:d="M5398 1271c0 223-125 442-362 635-236 193-577 353-987 465-411 111-876 170-1350 170s-939-59-1349-170c-411-112-752-272-988-465-237-193-362-412-362-636 0-223 125-442 362-635 236-193 577-353 988-465 410-111 875-170 1348-170h1c474 0 939 59 1350 170 410 112 751 272 987 465 237 193 362 412 362 635z">
            <text:p/>
          </draw:path>
        </draw:g>
        <draw:frame draw:style-name="gr28" draw:text-style-name="P24" draw:layer="layout" svg:width="0.001cm" svg:height="1.219cm" svg:x="10.49cm" svg:y="6.352cm">
          <draw:text-box>
            <text:p/>
          </draw:text-box>
        </draw:frame>
        <draw:frame draw:style-name="gr28" draw:text-style-name="P24" draw:layer="layout" svg:width="2.232cm" svg:height="1.219cm" svg:x="8.257cm" svg:y="6.709cm">
          <draw:text-box>
            <text:p/>
          </draw:text-box>
        </draw:frame>
        <draw:frame draw:style-name="gr29" draw:text-style-name="P27" draw:layer="layout" svg:width="2.232cm" svg:height="0.664cm" svg:x="8.257cm" svg:y="6.198cm">
          <draw:text-box>
            <text:p text:style-name="P26"><text:span text:style-name="T3">Source Code</text:span></text:p>
          </draw:text-box>
        </draw:frame>
        <draw:frame draw:style-name="gr28" draw:text-style-name="P24" draw:layer="layout" svg:width="0.001cm" svg:height="1.219cm" svg:x="9.958cm" svg:y="6.967cm">
          <draw:text-box>
            <text:p/>
          </draw:text-box>
        </draw:frame>
        <draw:frame draw:style-name="gr28" draw:text-style-name="P24" draw:layer="layout" svg:width="2.688cm" svg:height="1.219cm" svg:x="7.271cm" svg:y="7.325cm">
          <draw:text-box>
            <text:p/>
          </draw:text-box>
        </draw:frame>
        <draw:frame draw:style-name="gr30" draw:text-style-name="P29" draw:layer="layout" svg:width="2.688cm" svg:height="0.897cm" svg:x="7.271cm" svg:y="6.697cm">
          <draw:text-box>
            <text:p text:style-name="P28"><text:span text:style-name="T12">●</text:span><text:span text:style-name="T13"> </text:span><text:span text:style-name="T14">QActive</text:span><text:span text:style-name="T13"> class</text:span></text:p>
          </draw:text-box>
        </draw:frame>
        <draw:frame draw:style-name="gr28" draw:text-style-name="P24" draw:layer="layout" svg:width="0.001cm" svg:height="1.219cm" svg:x="12.241cm" svg:y="7.503cm">
          <draw:text-box>
            <text:p/>
          </draw:text-box>
        </draw:frame>
        <draw:frame draw:style-name="gr28" draw:text-style-name="P24" draw:layer="layout" svg:width="3.681cm" svg:height="1.219cm" svg:x="8.18cm" svg:y="7.186cm">
          <draw:text-box>
            <text:p/>
          </draw:text-box>
        </draw:frame>
        <draw:frame draw:style-name="gr30" draw:text-style-name="P29" draw:layer="layout" svg:width="3.681cm" svg:height="0.897cm" svg:x="8.56cm" svg:y="7.233cm">
          <draw:text-box>
            <text:p text:style-name="P28"><text:span text:style-name="T12">●</text:span><text:span text:style-name="T13"> </text:span><text:span text:style-name="T14">QEVT_CAST()</text:span><text:span text:style-name="T13"> macro</text:span></text:p>
          </draw:text-box>
        </draw:frame>
        <draw:frame draw:style-name="gr28" draw:text-style-name="P24" draw:layer="layout" svg:width="0.001cm" svg:height="1.219cm" svg:x="10.976cm" svg:y="7.305cm">
          <draw:text-box>
            <text:p/>
          </draw:text-box>
        </draw:frame>
        <draw:frame draw:style-name="gr28" draw:text-style-name="P24" draw:layer="layout" svg:width="3.283cm" svg:height="1.219cm" svg:x="7.693cm" svg:y="7.662cm">
          <draw:text-box>
            <text:p/>
          </draw:text-box>
        </draw:frame>
        <draw:frame draw:style-name="gr30" draw:text-style-name="P29" draw:layer="layout" svg:width="3.283cm" svg:height="0.897cm" svg:x="8.073cm" svg:y="7.709cm">
          <draw:text-box>
            <text:p text:style-name="P28"><text:span text:style-name="T12">●</text:span><text:span text:style-name="T13"> </text:span><text:span text:style-name="T14">QSignal</text:span><text:span text:style-name="T13"> typedef</text:span></text:p>
          </draw:text-box>
        </draw:frame>
        <draw:frame draw:style-name="gr28" draw:text-style-name="P24" draw:layer="layout" svg:width="0.001cm" svg:height="1.219cm" svg:x="5.47cm" svg:y="7.524cm">
          <draw:text-box>
            <text:p/>
          </draw:text-box>
        </draw:frame>
        <draw:frame draw:style-name="gr28" draw:text-style-name="P24" draw:layer="layout" svg:width="2.232cm" svg:height="1.219cm" svg:x="3.238cm" svg:y="7.881cm">
          <draw:text-box>
            <text:p/>
          </draw:text-box>
        </draw:frame>
        <draw:frame draw:style-name="gr29" draw:text-style-name="P27" draw:layer="layout" svg:width="2.232cm" svg:height="0.664cm" svg:x="3.238cm" svg:y="7.37cm">
          <draw:text-box>
            <text:p text:style-name="P26"><text:span text:style-name="T3">Tests</text:span></text:p>
          </draw:text-box>
        </draw:frame>
        <draw:frame draw:style-name="gr28" draw:text-style-name="P24" draw:layer="layout" svg:width="0.001cm" svg:height="1.219cm" svg:x="5.464cm" svg:y="8.21cm">
          <draw:text-box>
            <text:p/>
          </draw:text-box>
        </draw:frame>
        <draw:frame draw:style-name="gr28" draw:text-style-name="P24" draw:layer="layout" svg:width="3.456cm" svg:height="1.219cm" svg:x="2.008cm" svg:y="8.567cm">
          <draw:text-box>
            <text:p/>
          </draw:text-box>
        </draw:frame>
        <draw:frame draw:style-name="gr30" draw:text-style-name="P29" draw:layer="layout" svg:width="3.456cm" svg:height="0.897cm" svg:x="2.008cm" svg:y="7.94cm">
          <draw:text-box>
            <text:p text:style-name="P28"><text:span text:style-name="T12">●</text:span><text:span text:style-name="T13"> </text:span><text:span text:style-name="T13">TUN-QP-23_12</text:span></text:p>
          </draw:text-box>
        </draw:frame>
        <draw:frame draw:style-name="gr28" draw:text-style-name="P24" draw:layer="layout" svg:width="0.001cm" svg:height="1.219cm" svg:x="10.265cm" svg:y="4.58cm">
          <draw:text-box>
            <text:p/>
          </draw:text-box>
        </draw:frame>
        <draw:frame draw:style-name="gr28" draw:text-style-name="P24" draw:layer="layout" svg:width="3.248cm" svg:height="1.219cm" svg:x="5.257cm" svg:y="9.027cm">
          <draw:text-box>
            <text:p/>
          </draw:text-box>
        </draw:frame>
        <draw:frame draw:style-name="gr30" draw:text-style-name="P29" draw:layer="layout" svg:width="3.248cm" svg:height="0.897cm" svg:x="4.157cm" svg:y="8.3cm">
          <draw:text-box>
            <text:p text:style-name="P28"><text:span text:style-name="T12">●</text:span><text:span text:style-name="T13"> </text:span><text:span text:style-name="T13">TUN-QP-82_31A1</text:span></text:p>
          </draw:text-box>
        </draw:frame>
        <draw:frame draw:style-name="gr28" draw:text-style-name="P24" draw:layer="layout" svg:width="0.001cm" svg:height="1.219cm" svg:x="9.67cm" svg:y="5.061cm">
          <draw:text-box>
            <text:p/>
          </draw:text-box>
        </draw:frame>
        <draw:frame draw:style-name="gr28" draw:text-style-name="P24" draw:layer="layout" svg:width="3.731cm" svg:height="1.219cm" svg:x="3.479cm" svg:y="9.508cm">
          <draw:text-box>
            <text:p/>
          </draw:text-box>
        </draw:frame>
        <draw:frame draw:style-name="gr30" draw:text-style-name="P29" draw:layer="layout" svg:width="3.731cm" svg:height="0.897cm" svg:x="3.479cm" svg:y="8.881cm">
          <draw:text-box>
            <text:p text:style-name="P28"><text:span text:style-name="T12">●</text:span><text:span text:style-name="T13"> </text:span><text:span text:style-name="T13">TIN_QA-33-62B1</text:span></text:p>
          </draw:text-box>
        </draw:frame>
        <draw:line draw:style-name="gr26" draw:text-style-name="P24" draw:layer="layout" svg:x1="4.427cm" svg:y1="8.812cm" svg:x2="5.688cm" svg:y2="1.05cm">
          <text:p/>
        </draw:line>
        <draw:line draw:style-name="gr26" draw:text-style-name="P24" draw:layer="layout" svg:x1="5.449cm" svg:y1="5.608cm" svg:x2="10.035cm" svg:y2="4.185cm">
          <text:p/>
        </draw:line>
        <draw:line draw:style-name="gr26" draw:text-style-name="P24" draw:layer="layout" svg:x1="7.537cm" svg:y1="7.2cm" svg:x2="5.687cm" svg:y2="1.05cm">
          <text:p/>
        </draw:line>
        <draw:line draw:style-name="gr26" draw:text-style-name="P24" draw:layer="layout" svg:x1="3.752cm" svg:y1="9.413cm" svg:x2="8.812cm" svg:y2="7.779cm">
          <text:p/>
        </draw:line>
        <draw:line draw:style-name="gr26" draw:text-style-name="P24" draw:layer="layout" svg:x1="8.823cm" svg:y1="7.716cm" svg:x2="7.073cm" svg:y2="2.071cm">
          <text:p/>
        </draw:line>
        <draw:frame draw:style-name="gr28" draw:text-style-name="P24" draw:layer="layout" svg:width="0.001cm" svg:height="1.219cm" svg:x="12.568cm" svg:y="1.288cm">
          <draw:text-box>
            <text:p/>
          </draw:text-box>
        </draw:frame>
        <draw:frame draw:style-name="gr28" draw:text-style-name="P24" draw:layer="layout" svg:width="3.229cm" svg:height="1.219cm" svg:x="9.339cm" svg:y="1.646cm">
          <draw:text-box>
            <text:p/>
          </draw:text-box>
        </draw:frame>
        <draw:frame draw:style-name="gr30" draw:text-style-name="P29" draw:layer="layout" svg:width="3.229cm" svg:height="0.897cm" svg:x="9.339cm" svg:y="1.018cm">
          <draw:text-box>
            <text:p text:style-name="P28"><text:span text:style-name="T12">●</text:span><text:span text:style-name="T13"> </text:span><text:span text:style-name="T13">SRS-QP-06_50</text:span></text:p>
          </draw:text-box>
        </draw:frame>
        <draw:line draw:style-name="gr26" draw:text-style-name="P24" draw:layer="layout" svg:x1="7.537cm" svg:y1="7.242cm" svg:x2="9.604cm" svg:y2="1.526cm">
          <text:p/>
        </draw:line>
        <draw:g draw:style-name="gr8">
          <draw:path draw:style-name="gr34" draw:text-style-name="P33" draw:layer="layout" svg:width="5.278cm" svg:height="1.746cm" svg:x="9.471cm" svg:y="4.61cm" svg:viewBox="0 0 5279 1747" svg:d="M5279 874v-1c0 154-122 304-354 437-231 133-564 243-966 320-401 77-856 117-1319 117-464 0-919-40-1320-117-402-77-735-187-966-320-232-133-354-283-354-436 0-154 122-304 354-437 231-133 564-243 966-320 401-77 856-117 1320-117 463 0 918 40 1319 117 402 77 735 187 966 320 232 133 354 283 354 436z">
            <text:p/>
          </draw:path>
          <draw:path draw:style-name="gr26" draw:text-style-name="P24" draw:layer="layout" svg:width="5.278cm" svg:height="1.746cm" svg:x="9.471cm" svg:y="4.61cm" svg:viewBox="0 0 5279 1747" svg:d="M5279 874v-1c0 154-122 304-354 437-231 133-564 243-966 320-401 77-856 117-1319 117-464 0-919-40-1320-117-402-77-735-187-966-320-232-133-354-283-354-436 0-154 122-304 354-437 231-133 564-243 966-320 401-77 856-117 1320-117 463 0 918 40 1319 117 402 77 735 187 966 320 232 133 354 283 354 436z">
            <text:p/>
          </draw:path>
        </draw:g>
        <draw:frame draw:style-name="gr28" draw:text-style-name="P24" draw:layer="layout" svg:width="0.001cm" svg:height="1.219cm" svg:x="13.797cm" svg:y="4.497cm">
          <draw:text-box>
            <text:p/>
          </draw:text-box>
        </draw:frame>
        <draw:frame draw:style-name="gr28" draw:text-style-name="P24" draw:layer="layout" svg:width="3.215cm" svg:height="1.219cm" svg:x="10.583cm" svg:y="4.854cm">
          <draw:text-box>
            <text:p/>
          </draw:text-box>
        </draw:frame>
        <draw:frame draw:style-name="gr35" draw:text-style-name="P27" draw:layer="layout" svg:width="3.215cm" svg:height="1.045cm" svg:x="10.499cm" svg:y="4.522cm">
          <draw:text-box>
            <text:p text:style-name="P26"><text:span text:style-name="T3">Deviation Records/Permits</text:span></text:p>
          </draw:text-box>
        </draw:frame>
        <draw:frame draw:style-name="gr28" draw:text-style-name="P24" draw:layer="layout" svg:width="0.001cm" svg:height="1.219cm" svg:x="15.704cm" svg:y="0.06cm">
          <draw:text-box>
            <text:p/>
          </draw:text-box>
        </draw:frame>
        <draw:frame draw:style-name="gr30" draw:text-style-name="P29" draw:layer="layout" svg:width="3.85cm" svg:height="0.897cm" svg:x="10.682cm" svg:y="5.477cm">
          <draw:text-box>
            <text:p text:style-name="P28"><text:span text:style-name="T12">●</text:span><text:span text:style-name="T13"> </text:span><text:span text:style-name="T13">DVR-QP-R11_3</text:span></text:p>
          </draw:text-box>
        </draw:frame>
        <draw:frame draw:style-name="gr28" draw:text-style-name="P24" draw:layer="layout" svg:width="0.001cm" svg:height="1.219cm" svg:x="14.591cm" svg:y="5.231cm">
          <draw:text-box>
            <text:p/>
          </draw:text-box>
        </draw:frame>
        <draw:frame draw:style-name="gr28" draw:text-style-name="P24" draw:layer="layout" svg:width="2.858cm" svg:height="1.219cm" svg:x="12.905cm" svg:y="-0.099cm">
          <draw:text-box>
            <text:p/>
          </draw:text-box>
        </draw:frame>
        <draw:frame draw:style-name="gr30" draw:text-style-name="P29" draw:layer="layout" svg:width="2.858cm" svg:height="0.897cm" svg:x="11.733cm" svg:y="5.061cm">
          <draw:text-box>
            <text:p text:style-name="P28"><text:span text:style-name="T12">●</text:span><text:span text:style-name="T13"> </text:span><text:span text:style-name="T13">DVP-QA-04_9</text:span></text:p>
          </draw:text-box>
        </draw:frame>
        <draw:line draw:style-name="gr26" draw:text-style-name="P24" draw:layer="layout" svg:x1="4.438cm" svg:y1="8.802cm" svg:x2="7.537cm" svg:y2="7.21cm">
          <text:p/>
        </draw:line>
        <draw:line draw:style-name="gr26" draw:text-style-name="P24" draw:layer="layout" svg:x1="2.308cm" svg:y1="8.444cm" svg:x2="8.344cm" svg:y2="1.119cm">
          <text:p/>
        </draw:line>
        <draw:line draw:style-name="gr26" draw:text-style-name="P24" draw:layer="layout" svg:x1="3.306cm" svg:y1="5.099cm" svg:x2="5.688cm" svg:y2="1.05cm">
          <text:p/>
        </draw:line>
        <draw:custom-shape draw:style-name="gr36" draw:text-style-name="P34" draw:layer="layout" svg:width="0.999cm" svg:height="1.829cm" svg:x="0.446cm" svg:y="1.4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
          <draw:frame draw:style-name="gr37" draw:text-style-name="P36" draw:layer="layout" svg:width="2.033cm" svg:height="0.719cm" svg:x="1.093cm" svg:y="2.111cm">
            <draw:text-box>
              <text:p text:style-name="P35"><text:span text:style-name="T15">Backward</text:span><text:span text:style-name="T15"><text:line-break/></text:span><text:span text:style-name="T15">Traceability</text:span></text:p>
            </draw:text-box>
          </draw:frame>
        </draw:g>
        <draw:custom-shape draw:style-name="gr36" draw:text-style-name="P34" draw:layer="layout" svg:width="0.999cm" svg:height="1.829cm" svg:x="0.439cm" svg:y="5.687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
          <draw:frame draw:style-name="gr37" draw:text-style-name="P36" draw:layer="layout" svg:width="2.033cm" svg:height="0.719cm" svg:x="1.086cm" svg:y="6.111cm">
            <draw:text-box>
              <text:p text:style-name="P35"><text:span text:style-name="T15">Forward</text:span><text:span text:style-name="T15"><text:line-break/></text:span><text:span text:style-name="T15">Traceability</text:span></text:p>
            </draw:text-box>
          </draw:frame>
        </draw:g>
        <draw:line draw:style-name="gr26" draw:text-style-name="P24" draw:layer="layout" svg:x1="8.348cm" svg:y1="8.212cm" svg:x2="10.53cm" svg:y2="3.431cm">
          <text:p/>
        </draw:line>
        <draw:line draw:style-name="gr26" draw:text-style-name="P24" draw:layer="layout" svg:x1="8.865cm" svg:y1="7.769cm" svg:x2="11.006cm" svg:y2="5.968cm">
          <text:p/>
        </draw:line>
      </draw:page>
      <draw:page draw:name="page3" draw:style-name="dp1" draw:master-page-name="PM0">
        <draw:custom-shape draw:style-name="gr38" draw:text-style-name="P1" draw:layer="layout" svg:width="15.24cm" svg:height="5.139cm" svg:x="0cm" svg:y="-0.032cm">
          <text:p/>
          <draw:enhanced-geometry svg:viewBox="0 0 21600 21600" draw:type="rectangle" draw:enhanced-path="M 0 0 L 21600 0 21600 21600 0 21600 0 0 Z N"/>
        </draw:custom-shape>
        <draw:g draw:style-name="gr39">
          <draw:g draw:style-name="gr8">
            <draw:polygon draw:style-name="gr40" draw:text-style-name="P37" draw:layer="layout" svg:width="3.928cm" svg:height="4.054cm" svg:x="3.731cm" svg:y="0.143cm" svg:viewBox="0 0 3929 4055" draw:points="0,4055 3929,4055 3929,0 0,0">
              <text:p/>
            </draw:polygon>
            <draw:polygon draw:style-name="gr41" draw:text-style-name="P38" draw:layer="layout" svg:width="3.928cm" svg:height="4.054cm" svg:x="3.731cm" svg:y="0.143cm" svg:viewBox="0 0 3929 4055" draw:points="0,4055 3929,4055 3929,0 0,0">
              <text:p/>
            </draw:polygon>
          </draw:g>
          <draw:frame draw:style-name="gr42" draw:text-style-name="P39" draw:layer="layout" svg:width="3.927cm" svg:height="4.233cm" svg:x="3.731cm" svg:y="0.047cm">
            <draw:text-box>
              <text:p text:style-name="P28"><text:span text:style-name="T16">[1] <text:s text:c="2"/>QP Application</text:span></text:p>
            </draw:text-box>
          </draw:frame>
        </draw:g>
        <draw:g draw:style-name="gr39">
          <draw:g draw:style-name="gr8">
            <draw:polygon draw:style-name="gr43" draw:text-style-name="P40" draw:layer="layout" svg:width="3.866cm" svg:height="3.787cm" svg:x="8.54cm" svg:y="1.134cm" svg:viewBox="0 0 3867 3788" draw:points="0,3788 3867,3788 3867,0 0,0">
              <text:p/>
            </draw:polygon>
            <draw:polygon draw:style-name="gr44" draw:text-style-name="P41" draw:layer="layout" svg:width="3.866cm" svg:height="3.787cm" svg:x="8.54cm" svg:y="1.134cm" svg:viewBox="0 0 3867 3788" draw:points="0,3788 3867,3788 3867,0 0,0">
              <text:p/>
            </draw:polygon>
          </draw:g>
          <draw:frame draw:style-name="gr45" draw:text-style-name="P42" draw:layer="layout" svg:width="3.865cm" svg:height="3.954cm" svg:x="8.54cm" svg:y="1.045cm">
            <draw:text-box>
              <text:p text:style-name="P28"><text:span text:style-name="T16">[2] <text:s text:c="2"/>QP Framework</text:span></text:p>
            </draw:text-box>
          </draw:frame>
        </draw:g>
        <draw:custom-shape draw:style-name="gr46" draw:text-style-name="P44" draw:layer="layout" svg:width="2.29cm" svg:height="0.651cm" svg:x="3.918cm" svg:y="2cm">
          <text:p text:style-name="P43"><text:span text:style-name="T17">maint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5" draw:layer="layout" svg:width="2.574cm" svg:height="0.651cm" svg:x="9.039cm" svg:y="4.094cm">
          <text:p text:style-name="P43"><text:span text:style-name="T17">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6" draw:layer="layout" svg:width="2.167cm" svg:height="0.651cm" svg:x="9.067cm" svg:y="1.629cm">
          <text:p text:style-name="P43"><text:span text:style-name="T17">adapt</text:span><text:span text:style-name="T17"><text:line-break/></text:span><text:span text:style-name="T17">/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5" draw:layer="layout" svg:width="2.574cm" svg:height="0.651cm" svg:x="5.011cm" svg:y="1.274cm">
          <text:p text:style-name="P43"><text:span text:style-name="T17">optim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6" draw:layer="layout" svg:width="1.876cm" svg:height="0.651cm" svg:x="9.8cm" svg:y="3.237cm">
          <text:p text:style-name="P43"><text:span text:style-name="T17">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5" draw:layer="layout" svg:width="2.388cm" svg:height="0.495cm" svg:x="3.928cm" svg:y="0.724cm">
          <text:p text:style-name="P43"><text:span text:style-name="T17">devel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47" draw:layer="layout" svg:width="2.29cm" svg:height="0.651cm" svg:x="3.954cm" svg:y="3.246cm">
          <text:p text:style-name="P43"><text:span text:style-name="T17">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8" draw:layer="layout" svg:width="1.876cm" svg:height="0.651cm" svg:x="8.891cm" svg:y="2.483cm">
          <text:p text:style-name="P43"><text:span text:style-name="T17">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48" draw:layer="layout" svg:width="1.876cm" svg:height="0.546cm" svg:x="5.555cm" svg:y="2.588cm">
          <text:p text:style-name="P43"><text:span text:style-name="T17">tra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9">
          <draw:custom-shape draw:style-name="gr54" draw:text-style-name="P34" draw:layer="layout" svg:width="0.538cm" svg:height="0.437cm" svg:x="0.767cm" svg:y="0.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034cm" svg:y1="0.761cm" svg:x2="1.042cm" svg:y2="1.422cm">
            <text:p/>
          </draw:line>
          <draw:line draw:style-name="gr55" draw:text-style-name="P2" draw:layer="layout" svg:x1="1.047cm" svg:y1="1.402cm" svg:x2="1.438cm" svg:y2="2.015cm">
            <text:p/>
          </draw:line>
          <draw:line draw:style-name="gr55" draw:text-style-name="P2" draw:layer="layout" svg:x1="1.036cm" svg:y1="1.385cm" svg:x2="0.707cm" svg:y2="1.984cm">
            <text:p/>
          </draw:line>
          <draw:line draw:style-name="gr55" draw:text-style-name="P2" draw:layer="layout" svg:x1="0.426cm" svg:y1="1.005cm" svg:x2="1.641cm" svg:y2="1.011cm">
            <text:p/>
          </draw:line>
        </draw:g>
        <draw:g draw:style-name="gr39">
          <draw:custom-shape draw:style-name="gr54" draw:text-style-name="P34" draw:layer="layout" svg:width="0.538cm" svg:height="0.437cm" svg:x="0.768cm" svg:y="2.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035cm" svg:y1="3.198cm" svg:x2="1.043cm" svg:y2="3.859cm">
            <text:p/>
          </draw:line>
          <draw:line draw:style-name="gr55" draw:text-style-name="P2" draw:layer="layout" svg:x1="1.048cm" svg:y1="3.839cm" svg:x2="1.439cm" svg:y2="4.452cm">
            <text:p/>
          </draw:line>
          <draw:line draw:style-name="gr55" draw:text-style-name="P2" draw:layer="layout" svg:x1="1.037cm" svg:y1="3.822cm" svg:x2="0.708cm" svg:y2="4.421cm">
            <text:p/>
          </draw:line>
          <draw:line draw:style-name="gr55" draw:text-style-name="P2" draw:layer="layout" svg:x1="0.427cm" svg:y1="3.442cm" svg:x2="1.642cm" svg:y2="3.448cm">
            <text:p/>
          </draw:line>
        </draw:g>
        <draw:line draw:style-name="gr56" draw:text-style-name="P2" draw:layer="layout" svg:x1="7.657cm" svg:y1="2.133cm" svg:x2="8.519cm" svg:y2="2.133cm">
          <text:p/>
        </draw:line>
        <draw:line draw:style-name="gr57" draw:text-style-name="P2" draw:layer="layout" svg:x1="1.765cm" svg:y1="1.011cm" svg:x2="3.891cm" svg:y2="0.976cm">
          <text:p/>
        </draw:line>
        <draw:line draw:style-name="gr57" draw:text-style-name="P2" draw:layer="layout" svg:x1="1.765cm" svg:y1="1.012cm" svg:x2="5.005cm" svg:y2="1.599cm">
          <text:p/>
        </draw:line>
        <draw:line draw:style-name="gr57" draw:text-style-name="P2" draw:layer="layout" svg:x1="1.765cm" svg:y1="1.012cm" svg:x2="3.963cm" svg:y2="2.21cm">
          <text:p/>
        </draw:line>
        <draw:line draw:style-name="gr57" draw:text-style-name="P2" draw:layer="layout" svg:x1="1.765cm" svg:y1="1.012cm" svg:x2="3.484cm" svg:y2="4.454cm">
          <text:p/>
        </draw:line>
        <draw:line draw:style-name="gr57" draw:text-style-name="P2" draw:layer="layout" svg:x1="3.495cm" svg:y1="4.435cm" svg:x2="9.034cm" svg:y2="4.444cm">
          <text:p/>
        </draw:line>
        <draw:g draw:style-name="gr8">
          <draw:frame draw:style-name="gr37" draw:text-style-name="P36" draw:layer="layout" svg:width="2.033cm" svg:height="0.719cm" svg:x="0.004cm" svg:y="1.86cm">
            <draw:text-box>
              <text:p text:style-name="P35"><text:span text:style-name="T15">Application</text:span><text:span text:style-name="T15"><text:line-break/></text:span><text:span text:style-name="T15">Developer</text:span></text:p>
            </draw:text-box>
          </draw:frame>
        </draw:g>
        <draw:g draw:style-name="gr8">
          <draw:frame draw:style-name="gr37" draw:text-style-name="P36" draw:layer="layout" svg:width="2.033cm" svg:height="0.719cm" svg:x="0.105cm" svg:y="4.376cm">
            <draw:text-box>
              <text:p text:style-name="P35"><text:span text:style-name="T15">Application</text:span><text:span text:style-name="T15"><text:line-break/></text:span><text:span text:style-name="T15">Tester</text:span></text:p>
            </draw:text-box>
          </draw:frame>
        </draw:g>
        <draw:line draw:style-name="gr57" draw:text-style-name="P2" draw:layer="layout" svg:x1="1.765cm" svg:y1="3.446cm" svg:x2="3.975cm" svg:y2="3.453cm">
          <text:p/>
        </draw:line>
        <draw:g draw:style-name="gr39">
          <draw:custom-shape draw:style-name="gr54" draw:text-style-name="P34" draw:layer="layout" svg:width="0.538cm" svg:height="0.437cm" svg:x="13.468cm" svg:y="1.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5" draw:text-style-name="P2" draw:layer="layout" svg:x1="13.735cm" svg:y1="2.135cm" svg:x2="13.743cm" svg:y2="2.796cm">
            <text:p/>
          </draw:line>
          <draw:line draw:style-name="gr55" draw:text-style-name="P2" draw:layer="layout" svg:x1="13.748cm" svg:y1="2.776cm" svg:x2="14.139cm" svg:y2="3.389cm">
            <text:p/>
          </draw:line>
          <draw:line draw:style-name="gr55" draw:text-style-name="P2" draw:layer="layout" svg:x1="13.737cm" svg:y1="2.759cm" svg:x2="13.408cm" svg:y2="3.358cm">
            <text:p/>
          </draw:line>
          <draw:line draw:style-name="gr55" draw:text-style-name="P2" draw:layer="layout" svg:x1="13.127cm" svg:y1="2.379cm" svg:x2="14.342cm" svg:y2="2.385cm">
            <text:p/>
          </draw:line>
        </draw:g>
        <draw:g draw:style-name="gr8">
          <draw:frame draw:style-name="gr37" draw:text-style-name="P36" draw:layer="layout" svg:width="2.033cm" svg:height="0.719cm" svg:x="12.705cm" svg:y="3.233cm">
            <draw:text-box>
              <text:p text:style-name="P35"><text:span text:style-name="T15">Framework</text:span><text:span text:style-name="T15"><text:line-break/></text:span><text:span text:style-name="T15">Maintainer</text:span></text:p>
            </draw:text-box>
          </draw:frame>
        </draw:g>
        <draw:line draw:style-name="gr57" draw:text-style-name="P2" draw:layer="layout" svg:x1="11.242cm" svg:y1="1.948cm" svg:x2="13.075cm" svg:y2="2.399cm">
          <text:p/>
        </draw:line>
        <draw:line draw:style-name="gr57" draw:text-style-name="P2" draw:layer="layout" svg:x1="1.765cm" svg:y1="3.447cm" svg:x2="5.556cm" svg:y2="2.89cm">
          <text:p/>
        </draw:line>
        <draw:line draw:style-name="gr57" draw:text-style-name="P2" draw:layer="layout" svg:x1="1.765cm" svg:y1="1.013cm" svg:x2="4.382cm" svg:y2="3.318cm">
          <text:p/>
        </draw:line>
        <draw:line draw:style-name="gr57" draw:text-style-name="P2" draw:layer="layout" svg:x1="10.775cm" svg:y1="2.725cm" svg:x2="13.075cm" svg:y2="2.4cm">
          <text:p/>
        </draw:line>
        <draw:line draw:style-name="gr57" draw:text-style-name="P2" draw:layer="layout" svg:x1="11.637cm" svg:y1="3.444cm" svg:x2="13.075cm" svg:y2="2.4cm">
          <text:p/>
        </draw:line>
        <draw:g draw:style-name="gr8">
          <draw:frame draw:style-name="gr58" draw:text-style-name="P36" draw:layer="layout" svg:width="1.086cm" svg:height="0.36cm" svg:x="7.486cm" svg:y="1.71cm">
            <draw:text-box>
              <text:p text:style-name="P35"><text:span text:style-name="T15">uses</text:span></text:p>
            </draw:text-box>
          </draw:frame>
        </draw:g>
        <draw:line draw:style-name="gr56" draw:text-style-name="P2" draw:layer="layout" svg:x1="6.714cm" svg:y1="1.98cm" svg:x2="6.713cm" svg:y2="2.57cm">
          <text:p/>
        </draw:line>
        <draw:line draw:style-name="gr56" draw:text-style-name="P2" draw:layer="layout" svg:x1="6.717cm" svg:y1="3.581cm" svg:x2="6.705cm" svg:y2="3.16cm">
          <text:p/>
        </draw:line>
        <draw:line draw:style-name="gr59" draw:text-style-name="P2" draw:layer="layout" svg:x1="6.741cm" svg:y1="3.59cm" svg:x2="6.178cm" svg:y2="3.6cm">
          <text:p/>
        </draw:line>
        <draw:line draw:style-name="gr56" draw:text-style-name="P2" draw:layer="layout" svg:x1="7.45cm" svg:y1="2.863cm" svg:x2="8.908cm" svg:y2="2.863cm">
          <text:p/>
        </draw:line>
      </draw:page>
      <draw:page draw:name="Page-10" draw:style-name="dp1" draw:master-page-name="PM0">
        <draw:custom-shape draw:style-name="gr60" draw:text-style-name="P1" draw:layer="layout" svg:width="15.24cm" svg:height="5.08cm" svg:x="0cm" svg:y="0cm">
          <text:p/>
          <draw:enhanced-geometry svg:viewBox="0 0 21600 21600" draw:type="rectangle" draw:enhanced-path="M 0 0 L 21600 0 21600 21600 0 21600 0 0 Z N"/>
        </draw:custom-shape>
        <draw:line draw:style-name="gr61" draw:text-style-name="P49" draw:layer="layout" svg:x1="9.449cm" svg:y1="3.567cm" svg:x2="9.449cm" svg:y2="4.233cm">
          <text:p/>
        </draw:line>
        <draw:line draw:style-name="gr61" draw:text-style-name="P49" draw:layer="layout" svg:x1="12.044cm" svg:y1="2.92cm" svg:x2="12.049cm" svg:y2="3.179cm">
          <text:p/>
        </draw:line>
        <draw:line draw:style-name="gr61" draw:text-style-name="P49" draw:layer="layout" svg:x1="13.742cm" svg:y1="1.494cm" svg:x2="13.752cm" svg:y2="2.271cm">
          <text:p/>
        </draw:line>
        <draw:line draw:style-name="gr62" draw:text-style-name="P49" draw:layer="layout" svg:x1="12.464cm" svg:y1="2.496cm" svg:x2="13.752cm" svg:y2="2.491cm">
          <text:p/>
        </draw:line>
        <draw:g draw:style-name="gr8">
          <draw:polygon draw:style-name="gr63" draw:text-style-name="P50" draw:layer="layout" svg:width="2.814cm" svg:height="0.416cm" svg:x="0.543cm" svg:y="0.153cm" svg:viewBox="0 0 2815 417" draw:points="0,417 2815,417 2815,0 0,0">
            <text:p/>
          </draw:polygon>
          <draw:polygon draw:style-name="gr64" draw:text-style-name="P51" draw:layer="layout" svg:width="2.814cm" svg:height="0.416cm" svg:x="0.543cm" svg:y="0.153cm" svg:viewBox="0 0 2815 417" draw:points="0,417 2815,417 2815,0 0,0">
            <text:p><text:span text:style-name="T18"><text:s text:c="4"/></text:span><text:span text:style-name="T18">QP Application</text:span></text:p>
          </draw:polygon>
        </draw:g>
        <draw:custom-shape draw:style-name="gr65" draw:text-style-name="P52" draw:layer="layout" svg:width="14.216cm" svg:height="0.941cm" svg:x="0.543cm" svg:y="0.574cm">
          <text:p/>
          <draw:enhanced-geometry svg:viewBox="0 0 21600 21600" draw:mirror-horizontal="false" draw:mirror-vertical="false" draw:type="rectangle" draw:enhanced-path="M 0 0 L 21600 0 21600 21600 0 21600 0 0 Z N"/>
        </draw:custom-shape>
        <draw:custom-shape draw:style-name="gr66" draw:text-style-name="P53" draw:layer="layout" svg:width="11.922cm" svg:height="0.869cm" svg:x="0.542cm" svg:y="2.085cm">
          <text:p/>
          <draw:enhanced-geometry svg:viewBox="0 0 21600 21600" draw:mirror-horizontal="false" draw:mirror-vertical="false" draw:type="rectangle" draw:enhanced-path="M 0 0 L 21600 0 21600 21600 0 21600 0 0 Z N"/>
        </draw:custom-shape>
        <draw:g draw:style-name="gr8">
          <draw:frame draw:style-name="gr67" draw:text-style-name="P54" draw:layer="layout" svg:width="2.331cm" svg:height="0.751cm" svg:x="12.626cm" svg:y="2.635cm">
            <draw:text-box>
              <text:p text:style-name="P35"><text:span text:style-name="T3">QP Framework</text:span></text:p>
              <text:p text:style-name="P35"><text:span text:style-name="T3">API</text:span></text:p>
            </draw:text-box>
          </draw:frame>
        </draw:g>
        <draw:g draw:style-name="gr8">
          <draw:polygon draw:style-name="gr68" draw:text-style-name="P55" draw:layer="layout" svg:width="2.825cm" svg:height="0.416cm" svg:x="0.543cm" svg:y="1.672cm" svg:viewBox="0 0 2826 417" draw:points="0,417 2826,417 2826,0 0,0">
            <text:p/>
          </draw:polygon>
          <draw:polygon draw:style-name="gr69" draw:text-style-name="P56" draw:layer="layout" svg:width="2.825cm" svg:height="0.416cm" svg:x="0.543cm" svg:y="1.672cm" svg:viewBox="0 0 2826 417" draw:points="0,417 2826,417 2826,0 0,0">
            <text:p><text:span text:style-name="T18"><text:s text:c="4"/></text:span><text:span text:style-name="T18">QP Framework</text:span></text:p>
          </draw:polygon>
        </draw:g>
        <draw:frame draw:style-name="gr11" draw:text-style-name="P12" draw:layer="layout" svg:width="0.447cm" svg:height="0.365cm" svg:x="0.571cm" svg:y="0.185cm">
          <draw:text-box>
            <text:p text:style-name="P11"><text:span text:style-name="T4">0</text:span></text:p>
          </draw:text-box>
        </draw:frame>
        <draw:frame draw:style-name="gr11" draw:text-style-name="P12" draw:layer="layout" svg:width="0.447cm" svg:height="0.365cm" svg:x="0.561cm" svg:y="1.692cm">
          <draw:text-box>
            <text:p text:style-name="P11"><text:span text:style-name="T4">1</text:span></text:p>
          </draw:text-box>
        </draw:frame>
        <draw:line draw:style-name="gr70" draw:text-style-name="P57" draw:layer="layout" svg:x1="5.91cm" svg:y1="2.253cm" svg:x2="5.901cm" svg:y2="1.356cm">
          <text:p/>
        </draw:line>
        <draw:frame draw:style-name="gr11" draw:text-style-name="P12" draw:layer="layout" svg:width="0.447cm" svg:height="0.365cm" svg:x="12.862cm" svg:y="2.293cm">
          <draw:text-box>
            <text:p text:style-name="P11"><text:span text:style-name="T4">1B</text:span></text:p>
          </draw:text-box>
        </draw:frame>
        <draw:g draw:style-name="gr39">
          <draw:custom-shape draw:style-name="gr71" draw:text-style-name="P59" draw:layer="layout" svg:width="1.843cm" svg:height="0.566cm" svg:x="4.945cm" svg:y="2.226cm">
            <text:p text:style-name="P58"><text:span text:style-name="T19">QActive</text:span></text:p>
            <draw:enhanced-geometry svg:viewBox="0 0 21600 21600" draw:type="rectangle" draw:enhanced-path="M 0 0 L 21600 0 21600 21600 0 21600 0 0 Z N"/>
          </draw:custom-shape>
        </draw:g>
        <draw:g draw:style-name="gr39">
          <draw:custom-shape draw:style-name="gr72" draw:text-style-name="P61" draw:layer="layout" svg:width="1.319cm" svg:height="0.566cm" svg:x="10.345cm" svg:y="2.226cm">
            <text:p text:style-name="P60"><text:span text:style-name="T20">QEvt</text:span></text:p>
            <draw:enhanced-geometry svg:viewBox="0 0 21600 21600" draw:type="rectangle" draw:enhanced-path="M 0 0 L 21600 0 21600 21600 0 21600 0 0 Z N"/>
          </draw:custom-shape>
        </draw:g>
        <draw:line draw:style-name="gr70" draw:text-style-name="P57" draw:layer="layout" svg:x1="11.013cm" svg:y1="2.25cm" svg:x2="11.009cm" svg:y2="1.356cm">
          <text:p/>
        </draw:line>
        <draw:g draw:style-name="gr39">
          <draw:custom-shape draw:style-name="gr73" draw:text-style-name="P61" draw:layer="layout" svg:width="1.579cm" svg:height="0.566cm" svg:x="9.965cm" svg:y="0.79cm">
            <text:p text:style-name="P60"><text:span text:style-name="T20">EventA</text:span></text:p>
            <draw:enhanced-geometry svg:viewBox="0 0 21600 21600" draw:type="rectangle" draw:enhanced-path="M 0 0 L 21600 0 21600 21600 0 21600 0 0 Z N"/>
          </draw:custom-shape>
        </draw:g>
        <draw:g draw:style-name="gr39">
          <draw:custom-shape draw:style-name="gr74" draw:text-style-name="P61" draw:layer="layout" svg:width="2.127cm" svg:height="0.566cm" svg:x="2.565cm" svg:y="0.79cm">
            <text:p text:style-name="P60"><text:span text:style-name="T20">ActiveObjA</text:span></text:p>
            <draw:enhanced-geometry svg:viewBox="0 0 21600 21600" draw:type="rectangle" draw:enhanced-path="M 0 0 L 21600 0 21600 21600 0 21600 0 0 Z N"/>
          </draw:custom-shape>
        </draw:g>
        <draw:g draw:style-name="gr39">
          <draw:custom-shape draw:style-name="gr74" draw:text-style-name="P61" draw:layer="layout" svg:width="2.127cm" svg:height="0.566cm" svg:x="4.965cm" svg:y="0.79cm">
            <text:p text:style-name="P60"><text:span text:style-name="T20">ActiveObjB</text:span></text:p>
            <draw:enhanced-geometry svg:viewBox="0 0 21600 21600" draw:type="rectangle" draw:enhanced-path="M 0 0 L 21600 0 21600 21600 0 21600 0 0 Z N"/>
          </draw:custom-shape>
        </draw:g>
        <draw:g draw:style-name="gr39">
          <draw:custom-shape draw:style-name="gr74" draw:text-style-name="P61" draw:layer="layout" svg:width="2.127cm" svg:height="0.566cm" svg:x="7.365cm" svg:y="0.79cm">
            <text:p text:style-name="P60"><text:span text:style-name="T20">ActiveObjC</text:span></text:p>
            <draw:enhanced-geometry svg:viewBox="0 0 21600 21600" draw:type="rectangle" draw:enhanced-path="M 0 0 L 21600 0 21600 21600 0 21600 0 0 Z N"/>
          </draw:custom-shape>
        </draw:g>
        <draw:polyline draw:style-name="gr75" draw:text-style-name="P2" draw:layer="layout" svg:width="0.403cm" svg:height="4.526cm" draw:transform="rotate (-1.5707963267949) translate (8.369cm 1.356cm)" svg:viewBox="0 0 404 4527" draw:points="0,4527 404,4527 404,11 0,0 21,11">
          <text:p/>
        </draw:polyline>
        <draw:g draw:style-name="gr39">
          <draw:custom-shape draw:style-name="gr73" draw:text-style-name="P61" draw:layer="layout" svg:width="1.579cm" svg:height="0.566cm" svg:x="11.865cm" svg:y="0.79cm">
            <text:p text:style-name="P60"><text:span text:style-name="T20">EventB</text:span></text:p>
            <draw:enhanced-geometry svg:viewBox="0 0 21600 21600" draw:type="rectangle" draw:enhanced-path="M 0 0 L 21600 0 21600 21600 0 21600 0 0 Z N"/>
          </draw:custom-shape>
        </draw:g>
        <draw:polyline draw:style-name="gr75" draw:text-style-name="P57" draw:layer="layout" svg:width="0.411cm" svg:height="1.495cm" draw:transform="skewX (-0.0438077642250577) rotate (1.52175257481386) translate (11.03cm 1.771cm)" svg:viewBox="0 0 412 1496" draw:points="412,1476 8,1496 0,0">
          <text:p/>
        </draw:polyline>
        <draw:frame draw:style-name="gr76" draw:text-style-name="P12" draw:layer="layout" svg:width="0.447cm" svg:height="0.319cm" svg:x="5.663cm" svg:y="1.584cm">
          <draw:text-box>
            <text:p text:style-name="P11"><text:span text:style-name="T4">1A</text:span></text:p>
          </draw:text-box>
        </draw:frame>
        <draw:g draw:style-name="gr8">
          <draw:polygon draw:style-name="gr77" draw:text-style-name="P62" draw:layer="layout" svg:width="6.946cm" svg:height="0.416cm" svg:x="0.544cm" svg:y="3.816cm" svg:viewBox="0 0 6947 417" draw:points="0,417 6947,417 6947,0 0,0">
            <text:p/>
          </draw:polygon>
          <draw:polygon draw:style-name="gr78" draw:text-style-name="P63" draw:layer="layout" svg:width="6.946cm" svg:height="0.416cm" svg:x="0.544cm" svg:y="3.816cm" svg:viewBox="0 0 6947 417" draw:points="0,417 6947,417 6947,0 0,0">
            <text:p><text:span text:style-name="T18"><text:s text:c="4"/></text:span><text:span text:style-name="T18">Operating System (RT-Kernel / RTOS / GPOS)</text:span></text:p>
          </draw:polygon>
        </draw:g>
        <draw:g draw:style-name="gr8">
          <draw:polygon draw:style-name="gr77" draw:text-style-name="P62" draw:layer="layout" svg:width="7.807cm" svg:height="0.647cm" svg:x="0.544cm" svg:y="4.216cm" svg:viewBox="0 0 7808 648" draw:points="0,648 7808,648 7808,0 0,0">
            <text:p/>
          </draw:polygon>
          <draw:polygon draw:style-name="gr79" draw:text-style-name="P63" draw:layer="layout" svg:width="7.807cm" svg:height="0.647cm" svg:x="0.544cm" svg:y="4.216cm" svg:viewBox="0 0 7808 648" draw:points="0,648 7808,648 7808,0 0,0">
            <text:p/>
          </draw:polygon>
        </draw:g>
        <draw:g draw:style-name="gr8">
          <draw:frame draw:style-name="gr80" draw:text-style-name="P64" draw:layer="layout" svg:width="3.392cm" svg:height="0.46cm" svg:x="8.416cm" svg:y="4.555cm">
            <draw:text-box>
              <text:p text:style-name="P9"><text:span text:style-name="T21">Specific OS API</text:span></text:p>
            </draw:text-box>
          </draw:frame>
        </draw:g>
        <draw:g draw:style-name="gr8">
          <draw:polygon draw:style-name="gr81" draw:text-style-name="P55" draw:layer="layout" svg:width="9.776cm" svg:height="0.371cm" svg:x="0.541cm" svg:y="3.216cm" svg:viewBox="0 0 9777 372" draw:points="0,372 9777,372 9777,0 0,0">
            <text:p/>
          </draw:polygon>
          <draw:polygon draw:style-name="gr69" draw:text-style-name="P56" draw:layer="layout" svg:width="9.776cm" svg:height="0.371cm" svg:x="0.541cm" svg:y="3.216cm" svg:viewBox="0 0 9777 372" draw:points="0,372 9777,372 9777,0 0,0">
            <text:p><text:span text:style-name="T18"><text:s text:c="4"/></text:span><text:span text:style-name="T18">OS Abstraction Layer (OSAL)</text:span></text:p>
          </draw:polygon>
        </draw:g>
        <draw:line draw:style-name="gr62" draw:text-style-name="P49" draw:layer="layout" svg:x1="10.318cm" svg:y1="3.396cm" svg:x2="12.049cm" svg:y2="3.4cm">
          <text:p/>
        </draw:line>
        <draw:frame draw:style-name="gr11" draw:text-style-name="P12" draw:layer="layout" svg:width="0.447cm" svg:height="0.365cm" svg:x="0.527cm" svg:y="3.201cm">
          <draw:text-box>
            <text:p text:style-name="P11"><text:span text:style-name="T4">2</text:span></text:p>
          </draw:text-box>
        </draw:frame>
        <draw:line draw:style-name="gr62" draw:text-style-name="P49" draw:layer="layout" svg:x1="8.351cm" svg:y1="4.453cm" svg:x2="9.449cm" svg:y2="4.449cm">
          <text:p/>
        </draw:line>
        <draw:frame draw:style-name="gr11" draw:text-style-name="P12" draw:layer="layout" svg:width="0.447cm" svg:height="0.365cm" svg:x="11.128cm" svg:y="3.202cm">
          <draw:text-box>
            <text:p text:style-name="P11"><text:span text:style-name="T4">2A</text:span></text:p>
          </draw:text-box>
        </draw:frame>
        <draw:frame draw:style-name="gr11" draw:text-style-name="P12" draw:layer="layout" svg:width="0.447cm" svg:height="0.365cm" svg:x="9.229cm" svg:y="3.682cm">
          <draw:text-box>
            <text:p text:style-name="P11"><text:span text:style-name="T4">2B</text:span></text:p>
          </draw:text-box>
        </draw:frame>
        <draw:frame draw:style-name="gr76" draw:text-style-name="P12" draw:layer="layout" svg:width="0.447cm" svg:height="0.319cm" svg:x="10.764cm" svg:y="1.585cm">
          <draw:text-box>
            <text:p text:style-name="P11"><text:span text:style-name="T4">1A</text:span></text:p>
          </draw:text-box>
        </draw:frame>
        <draw:frame draw:style-name="gr11" draw:text-style-name="P12" draw:layer="layout" svg:width="0.447cm" svg:height="0.365cm" svg:x="0.528cm" svg:y="3.802cm">
          <draw:text-box>
            <text:p text:style-name="P11"><text:span text:style-name="T4">3</text:span></text:p>
          </draw:text-box>
        </draw:frame>
        <draw:g draw:style-name="gr8">
          <draw:frame draw:style-name="gr82" draw:text-style-name="P54" draw:layer="layout" svg:width="3.364cm" svg:height="0.415cm" svg:x="10.328cm" svg:y="3.591cm">
            <draw:text-box>
              <text:p text:style-name="P35"><text:span text:style-name="T3">OSAL API</text:span></text:p>
            </draw:text-box>
          </draw:frame>
        </draw:g>
      </draw:page>
      <draw:page draw:name="page5" draw:style-name="dp1" draw:master-page-name="PM0">
        <draw:custom-shape draw:style-name="gr83" draw:text-style-name="P1" draw:layer="layout" svg:width="15.24cm" svg:height="6.35cm" svg:x="0cm" svg:y="0cm">
          <text:p/>
          <draw:enhanced-geometry svg:viewBox="0 0 21600 21600" draw:type="rectangle" draw:enhanced-path="M 0 0 L 21600 0 21600 21600 0 21600 0 0 Z N"/>
        </draw:custom-shape>
        <draw:line draw:style-name="gr84" draw:text-style-name="P49" draw:layer="layout" svg:x1="11.625cm" svg:y1="4.128cm" svg:x2="11.625cm" svg:y2="5.292cm">
          <text:p/>
        </draw:line>
        <draw:line draw:style-name="gr85" draw:text-style-name="P49" draw:layer="layout" svg:x1="10.878cm" svg:y1="5.467cm" svg:x2="11.625cm" svg:y2="5.472cm">
          <text:p/>
        </draw:line>
        <draw:line draw:style-name="gr86" draw:text-style-name="P49" draw:layer="layout" svg:x1="12.699cm" svg:y1="3.196cm" svg:x2="13.952cm" svg:y2="3.191cm">
          <text:p/>
        </draw:line>
        <draw:g draw:style-name="gr8">
          <draw:polygon draw:style-name="gr77" draw:text-style-name="P62" draw:layer="layout" svg:width="4.082cm" svg:height="0.416cm" svg:x="0.544cm" svg:y="4.455cm" svg:viewBox="0 0 4083 417" draw:points="0,417 4083,417 4083,0 0,0">
            <text:p/>
          </draw:polygon>
          <draw:polygon draw:style-name="gr78" draw:text-style-name="P63" draw:layer="layout" svg:width="4.082cm" svg:height="0.416cm" svg:x="0.544cm" svg:y="4.455cm" svg:viewBox="0 0 4083 417" draw:points="0,417 4083,417 4083,0 0,0">
            <text:p><text:span text:style-name="T18"><text:s text:c="4"/></text:span><text:span text:style-name="T18">Real-Time Kernel / RTOS</text:span></text:p>
          </draw:polygon>
        </draw:g>
        <draw:g draw:style-name="gr8">
          <draw:polygon draw:style-name="gr63" draw:text-style-name="P50" draw:layer="layout" svg:width="3.186cm" svg:height="0.416cm" svg:x="0.543cm" svg:y="0.253cm" svg:viewBox="0 0 3187 417" draw:points="0,417 3187,417 3187,0 0,0">
            <text:p/>
          </draw:polygon>
          <draw:polygon draw:style-name="gr64" draw:text-style-name="P51" draw:layer="layout" svg:width="3.186cm" svg:height="0.416cm" svg:x="0.543cm" svg:y="0.253cm" svg:viewBox="0 0 3187 417" draw:points="0,417 3187,417 3187,0 0,0">
            <text:p><text:span text:style-name="T18"><text:s text:c="4"/></text:span><text:span text:style-name="T18">QP Application</text:span></text:p>
          </draw:polygon>
        </draw:g>
        <draw:custom-shape draw:style-name="gr87" draw:text-style-name="P52" draw:layer="layout" svg:width="14.216cm" svg:height="1.195cm" svg:x="0.543cm" svg:y="0.674cm">
          <text:p/>
          <draw:enhanced-geometry svg:viewBox="0 0 21600 21600" draw:mirror-horizontal="false" draw:mirror-vertical="false" draw:type="rectangle" draw:enhanced-path="M 0 0 L 21600 0 21600 21600 0 21600 0 0 Z N"/>
        </draw:custom-shape>
        <draw:custom-shape draw:style-name="gr88" draw:text-style-name="P53" draw:layer="layout" svg:width="12.173cm" svg:height="1.346cm" svg:x="0.542cm" svg:y="2.785cm">
          <text:p/>
          <draw:enhanced-geometry svg:viewBox="0 0 21600 21600" draw:mirror-horizontal="false" draw:mirror-vertical="false" draw:type="rectangle" draw:enhanced-path="M 0 0 L 21600 0 21600 21600 0 21600 0 0 Z N"/>
        </draw:custom-shape>
        <draw:g draw:style-name="gr8">
          <draw:polygon draw:style-name="gr77" draw:text-style-name="P62" draw:layer="layout" svg:width="10.337cm" svg:height="1.209cm" svg:x="0.544cm" svg:y="4.856cm" svg:viewBox="0 0 10338 1210" draw:points="0,1210 10338,1210 10338,0 0,0">
            <text:p/>
          </draw:polygon>
          <draw:polygon draw:style-name="gr79" draw:text-style-name="P63" draw:layer="layout" svg:width="10.337cm" svg:height="1.209cm" svg:x="0.544cm" svg:y="4.856cm" svg:viewBox="0 0 10338 1210" draw:points="0,1210 10338,1210 10338,0 0,0">
            <text:p/>
          </draw:polygon>
        </draw:g>
        <draw:g draw:style-name="gr8">
          <draw:frame draw:style-name="gr89" draw:text-style-name="P65" draw:layer="layout" svg:width="1.88cm" svg:height="0.36cm" svg:x="10.873cm" svg:y="5.603cm">
            <draw:text-box>
              <text:p text:style-name="P35"><text:span text:style-name="T13">Kernel-API</text:span></text:p>
            </draw:text-box>
          </draw:frame>
        </draw:g>
        <draw:g draw:style-name="gr8">
          <draw:frame draw:style-name="gr67" draw:text-style-name="P54" draw:layer="layout" svg:width="2.331cm" svg:height="0.751cm" svg:x="12.826cm" svg:y="3.335cm">
            <draw:text-box>
              <text:p text:style-name="P35"><text:span text:style-name="T3">QP Framework</text:span></text:p>
              <text:p text:style-name="P35"><text:span text:style-name="T3">API</text:span></text:p>
            </draw:text-box>
          </draw:frame>
        </draw:g>
        <draw:line draw:style-name="gr90" draw:text-style-name="P57" draw:layer="layout" svg:x1="6.108cm" svg:y1="5.175cm" svg:x2="5.044cm" svg:y2="3.818cm">
          <text:p/>
        </draw:line>
        <draw:line draw:style-name="gr91" draw:text-style-name="P57" draw:layer="layout" svg:x1="10.074cm" svg:y1="5.165cm" svg:x2="10.967cm" svg:y2="3.805cm">
          <text:p/>
        </draw:line>
        <draw:line draw:style-name="gr70" draw:text-style-name="P57" draw:layer="layout" svg:x1="2.71cm" svg:y1="3.484cm" svg:x2="3.257cm" svg:y2="3.484cm">
          <text:p/>
        </draw:line>
        <draw:line draw:style-name="gr70" draw:text-style-name="P57" draw:layer="layout" svg:x1="10.696cm" svg:y1="3.485cm" svg:x2="10.005cm" svg:y2="3.496cm">
          <text:p/>
        </draw:line>
        <draw:line draw:style-name="gr92" draw:text-style-name="P49" draw:layer="layout" svg:x1="13.937cm" svg:y1="1.877cm" svg:x2="13.952cm" svg:y2="2.996cm">
          <text:p/>
        </draw:line>
        <draw:polyline draw:style-name="gr75" draw:text-style-name="P57" draw:layer="layout" svg:width="0.492cm" svg:height="1.722cm" draw:transform="skewX (0.0696386371545737) rotate (-1.49923782746313) translate (11.5607867677948cm 1.60075007871753cm)" svg:viewBox="0 0 493 1723" draw:points="0,1689 487,1723 493,0">
          <text:p/>
        </draw:polyline>
        <draw:line draw:style-name="gr70" draw:text-style-name="P57" draw:layer="layout" svg:x1="6.597cm" svg:y1="3.087cm" svg:x2="6.585cm" svg:y2="1.625cm">
          <text:p/>
        </draw:line>
        <draw:line draw:style-name="gr70" draw:text-style-name="P57" draw:layer="layout" svg:x1="11.619cm" svg:y1="3.08cm" svg:x2="11.596cm" svg:y2="1.523cm">
          <text:p/>
        </draw:line>
        <draw:g draw:style-name="gr8">
          <draw:polygon draw:style-name="gr68" draw:text-style-name="P55" draw:layer="layout" svg:width="3.186cm" svg:height="0.416cm" svg:x="0.543cm" svg:y="2.372cm" svg:viewBox="0 0 3187 417" draw:points="0,417 3187,417 3187,0 0,0">
            <text:p/>
          </draw:polygon>
          <draw:polygon draw:style-name="gr69" draw:text-style-name="P56" draw:layer="layout" svg:width="3.186cm" svg:height="0.416cm" svg:x="0.543cm" svg:y="2.372cm" svg:viewBox="0 0 3187 417" draw:points="0,417 3187,417 3187,0 0,0">
            <text:p><text:span text:style-name="T18"><text:s text:c="4"/></text:span><text:span text:style-name="T18">QP Framework</text:span></text:p>
          </draw:polygon>
        </draw:g>
        <draw:line draw:style-name="gr90" draw:text-style-name="P57" draw:layer="layout" svg:x1="4.812cm" svg:y1="5.153cm" svg:x2="4.812cm" svg:y2="3.818cm">
          <text:p/>
        </draw:line>
        <draw:g draw:style-name="gr8">
          <draw:frame draw:style-name="gr93" draw:text-style-name="P67" draw:layer="layout" svg:width="2.04cm" svg:height="0.383cm" svg:x="9.838cm" svg:y="3.74cm">
            <draw:text-box>
              <text:p text:style-name="P66"><text:span text:style-name="T22">«uses»</text:span></text:p>
            </draw:text-box>
          </draw:frame>
        </draw:g>
        <draw:frame draw:style-name="gr11" draw:text-style-name="P12" draw:layer="layout" svg:width="0.447cm" svg:height="0.365cm" svg:x="0.571cm" svg:y="0.285cm">
          <draw:text-box>
            <text:p text:style-name="P11"><text:span text:style-name="T4">0</text:span></text:p>
          </draw:text-box>
        </draw:frame>
        <draw:frame draw:style-name="gr11" draw:text-style-name="P12" draw:layer="layout" svg:width="0.447cm" svg:height="0.365cm" svg:x="0.561cm" svg:y="2.392cm">
          <draw:text-box>
            <text:p text:style-name="P11"><text:span text:style-name="T4">1</text:span></text:p>
          </draw:text-box>
        </draw:frame>
        <draw:frame draw:style-name="gr11" draw:text-style-name="P12" draw:layer="layout" svg:width="0.447cm" svg:height="0.365cm" svg:x="0.561cm" svg:y="4.458cm">
          <draw:text-box>
            <text:p text:style-name="P11"><text:span text:style-name="T4">2</text:span></text:p>
          </draw:text-box>
        </draw:frame>
        <draw:g draw:style-name="gr39">
          <draw:custom-shape draw:style-name="gr94" draw:text-style-name="P69" draw:layer="layout" svg:width="1.843cm" svg:height="0.728cm" svg:x="0.865cm" svg:y="3.09cm">
            <text:p text:style-name="P68"><text:span text:style-name="T23">«abstract»</text:span></text:p>
            <text:p text:style-name="P68"><text:span text:style-name="T24">QAsm</text:span></text:p>
            <draw:enhanced-geometry svg:viewBox="0 0 21600 21600" draw:type="rectangle" draw:enhanced-path="M 0 0 L 21600 0 21600 21600 0 21600 0 0 Z N"/>
          </draw:custom-shape>
        </draw:g>
        <draw:g draw:style-name="gr39">
          <draw:custom-shape draw:style-name="gr95" draw:text-style-name="P70" draw:layer="layout" svg:width="1.843cm" svg:height="0.728cm" svg:x="3.265cm" svg:y="3.09cm">
            <text:p text:style-name="P68"><text:span text:style-name="T23">«active»</text:span></text:p>
            <text:p text:style-name="P68"><text:span text:style-name="T24">QActive</text:span></text:p>
            <draw:enhanced-geometry svg:viewBox="0 0 21600 21600" draw:type="rectangle" draw:enhanced-path="M 0 0 L 21600 0 21600 21600 0 21600 0 0 Z N"/>
          </draw:custom-shape>
        </draw:g>
        <draw:g draw:style-name="gr39">
          <draw:custom-shape draw:style-name="gr96" draw:text-style-name="P71" draw:layer="layout" svg:width="1.573cm" svg:height="0.728cm" svg:x="10.689cm" svg:y="3.081cm">
            <text:p text:style-name="P68"><text:span text:style-name="T23">«event»</text:span></text:p>
            <text:p text:style-name="P68"><text:span text:style-name="T25">QEvt</text:span></text:p>
            <draw:enhanced-geometry svg:viewBox="0 0 21600 21600" draw:type="rectangle" draw:enhanced-path="M 0 0 L 21600 0 21600 21600 0 21600 0 0 Z N"/>
          </draw:custom-shape>
        </draw:g>
        <draw:g draw:style-name="gr39">
          <draw:custom-shape draw:style-name="gr97" draw:text-style-name="P71" draw:layer="layout" svg:width="1.919cm" svg:height="0.728cm" svg:x="8.094cm" svg:y="3.102cm">
            <text:p text:style-name="P68"><text:span text:style-name="T23">«event»</text:span></text:p>
            <text:p text:style-name="P68"><text:span text:style-name="T25">QTimeEvt</text:span></text:p>
            <draw:enhanced-geometry svg:viewBox="0 0 21600 21600" draw:type="rectangle" draw:enhanced-path="M 0 0 L 21600 0 21600 21600 0 21600 0 0 Z N"/>
          </draw:custom-shape>
        </draw:g>
        <draw:g draw:style-name="gr39">
          <draw:custom-shape draw:style-name="gr94" draw:text-style-name="P69" draw:layer="layout" svg:width="1.843cm" svg:height="0.728cm" svg:x="3.452cm" svg:y="5.155cm">
            <text:p text:style-name="P68"><text:span text:style-name="T23">«thread»</text:span></text:p>
            <text:p text:style-name="P68"><text:span text:style-name="T25">Thread</text:span></text:p>
            <draw:enhanced-geometry svg:viewBox="0 0 21600 21600" draw:type="rectangle" draw:enhanced-path="M 0 0 L 21600 0 21600 21600 0 21600 0 0 Z N"/>
          </draw:custom-shape>
        </draw:g>
        <draw:g draw:style-name="gr39">
          <draw:custom-shape draw:style-name="gr94" draw:text-style-name="P69" draw:layer="layout" svg:width="1.843cm" svg:height="0.728cm" svg:x="5.815cm" svg:y="5.155cm">
            <text:p text:style-name="P68"><text:span text:style-name="T25">MessageQueue</text:span></text:p>
            <draw:enhanced-geometry svg:viewBox="0 0 21600 21600" draw:type="rectangle" draw:enhanced-path="M 0 0 L 21600 0 21600 21600 0 21600 0 0 Z N"/>
          </draw:custom-shape>
        </draw:g>
        <draw:g draw:style-name="gr39">
          <draw:custom-shape draw:style-name="gr94" draw:text-style-name="P69" draw:layer="layout" svg:width="1.843cm" svg:height="0.728cm" svg:x="8.767cm" svg:y="5.178cm">
            <text:p text:style-name="P68"><text:span text:style-name="T25">Memory</text:span><text:span text:style-name="T25"><text:line-break/></text:span><text:span text:style-name="T25">Partition</text:span></text:p>
            <draw:enhanced-geometry svg:viewBox="0 0 21600 21600" draw:type="rectangle" draw:enhanced-path="M 0 0 L 21600 0 21600 21600 0 21600 0 0 Z N"/>
          </draw:custom-shape>
        </draw:g>
        <draw:g draw:style-name="gr39">
          <draw:custom-shape draw:style-name="gr98" draw:text-style-name="P72" draw:layer="layout" svg:width="1.843cm" svg:height="0.728cm" svg:x="5.665cm" svg:y="0.89cm">
            <text:p text:style-name="P68"><text:span text:style-name="T23">«active»</text:span></text:p>
            <text:p text:style-name="P68"><text:span text:style-name="T25">ActiveB</text:span></text:p>
            <draw:enhanced-geometry svg:viewBox="0 0 21600 21600" draw:type="rectangle" draw:enhanced-path="M 0 0 L 21600 0 21600 21600 0 21600 0 0 Z N"/>
          </draw:custom-shape>
        </draw:g>
        <draw:g draw:style-name="gr39">
          <draw:custom-shape draw:style-name="gr95" draw:text-style-name="P70" draw:layer="layout" svg:width="1.843cm" svg:height="0.728cm" svg:x="3.165cm" svg:y="0.89cm">
            <text:p text:style-name="P68"><text:span text:style-name="T23">«active»</text:span></text:p>
            <text:p text:style-name="P68"><text:span text:style-name="T25">ActiveA</text:span></text:p>
            <draw:enhanced-geometry svg:viewBox="0 0 21600 21600" draw:type="rectangle" draw:enhanced-path="M 0 0 L 21600 0 21600 21600 0 21600 0 0 Z N"/>
          </draw:custom-shape>
        </draw:g>
        <draw:g draw:style-name="gr39">
          <draw:custom-shape draw:style-name="gr96" draw:text-style-name="P71" draw:layer="layout" svg:width="1.573cm" svg:height="0.728cm" svg:x="9.029cm" svg:y="0.869cm">
            <text:p text:style-name="P68"><text:span text:style-name="T23">«event»</text:span></text:p>
            <text:p text:style-name="P68"><text:span text:style-name="T25">EventA</text:span></text:p>
            <draw:enhanced-geometry svg:viewBox="0 0 21600 21600" draw:type="rectangle" draw:enhanced-path="M 0 0 L 21600 0 21600 21600 0 21600 0 0 Z N"/>
          </draw:custom-shape>
        </draw:g>
        <draw:g draw:style-name="gr39">
          <draw:custom-shape draw:style-name="gr96" draw:text-style-name="P71" draw:layer="layout" svg:width="1.573cm" svg:height="0.728cm" svg:x="10.829cm" svg:y="0.869cm">
            <text:p text:style-name="P68"><text:span text:style-name="T23">«event»</text:span></text:p>
            <text:p text:style-name="P68"><text:span text:style-name="T25">EventB</text:span></text:p>
            <draw:enhanced-geometry svg:viewBox="0 0 21600 21600" draw:type="rectangle" draw:enhanced-path="M 0 0 L 21600 0 21600 21600 0 21600 0 0 Z N"/>
          </draw:custom-shape>
        </draw:g>
        <draw:line draw:style-name="gr90" draw:text-style-name="P57" draw:layer="layout" svg:x1="8.414cm" svg:y1="3.11cm" svg:x2="7.238cm" svg:y2="1.625cm">
          <text:p/>
        </draw:line>
        <draw:line draw:style-name="gr70" draw:text-style-name="P57" draw:layer="layout" svg:x1="5.115cm" svg:y1="3.484cm" svg:x2="5.764cm" svg:y2="3.484cm">
          <text:p/>
        </draw:line>
        <draw:g draw:style-name="gr39">
          <draw:custom-shape draw:style-name="gr98" draw:text-style-name="P72" draw:layer="layout" svg:width="1.843cm" svg:height="0.728cm" svg:x="5.765cm" svg:y="3.09cm">
            <text:p text:style-name="P68"><text:span text:style-name="T23">«active»</text:span></text:p>
            <text:p text:style-name="P68"><text:span text:style-name="T24">QMActive</text:span></text:p>
            <draw:enhanced-geometry svg:viewBox="0 0 21600 21600" draw:type="rectangle" draw:enhanced-path="M 0 0 L 21600 0 21600 21600 0 21600 0 0 Z N"/>
          </draw:custom-shape>
        </draw:g>
        <draw:line draw:style-name="gr70" draw:text-style-name="P57" draw:layer="layout" svg:x1="4.101cm" svg:y1="3.082cm" svg:x2="4.089cm" svg:y2="1.62cm">
          <text:p/>
        </draw:line>
        <draw:g draw:style-name="gr8">
          <draw:frame draw:style-name="gr99" draw:text-style-name="P10" draw:layer="layout" svg:width="2.383cm" svg:height="0.719cm" svg:x="11.732cm" svg:y="4.3cm">
            <draw:text-box>
              <text:p text:style-name="P9"><text:span text:style-name="T3">QP Abstraction Layer</text:span></text:p>
            </draw:text-box>
          </draw:frame>
        </draw:g>
        <draw:frame draw:style-name="gr11" draw:text-style-name="P12" draw:layer="layout" svg:width="0.447cm" svg:height="0.365cm" svg:x="13.062cm" svg:y="2.993cm">
          <draw:text-box>
            <text:p text:style-name="P11"><text:span text:style-name="T4">1A</text:span></text:p>
          </draw:text-box>
        </draw:frame>
        <draw:frame draw:style-name="gr11" draw:text-style-name="P12" draw:layer="layout" svg:width="0.447cm" svg:height="0.365cm" svg:x="11.363cm" svg:y="4.394cm">
          <draw:text-box>
            <text:p text:style-name="P11"><text:span text:style-name="T4">1B</text:span></text:p>
          </draw:text-box>
        </draw:frame>
      </draw:page>
      <draw:page draw:name="page6" draw:style-name="dp1" draw:master-page-name="PM0">
        <draw:custom-shape draw:style-name="gr100" draw:text-style-name="P1" draw:layer="layout" svg:width="15.24cm" svg:height="10.828cm" svg:x="0cm" svg:y="-0.033cm">
          <text:p/>
          <draw:enhanced-geometry svg:viewBox="0 0 21600 21600" draw:type="rectangle" draw:enhanced-path="M 0 0 L 21600 0 21600 21600 0 21600 0 0 Z N"/>
        </draw:custom-shape>
        <draw:g draw:style-name="gr8">
          <draw:polygon draw:style-name="gr63" draw:text-style-name="P50" draw:layer="layout" svg:width="3.186cm" svg:height="0.416cm" svg:x="0.233cm" svg:y="8.639cm" svg:viewBox="0 0 3187 417" draw:points="0,417 3187,417 3187,0 0,0">
            <text:p/>
          </draw:polygon>
          <draw:polygon draw:style-name="gr64" draw:text-style-name="P51" draw:layer="layout" svg:width="3.186cm" svg:height="0.416cm" svg:x="0.233cm" svg:y="8.639cm" svg:viewBox="0 0 3187 417" draw:points="0,417 3187,417 3187,0 0,0">
            <text:p><text:span text:style-name="T18"><text:s/></text:span><text:span text:style-name="T18">QP Application</text:span></text:p>
          </draw:polygon>
        </draw:g>
        <draw:g draw:style-name="gr8">
          <draw:polygon draw:style-name="gr68" draw:text-style-name="P55" draw:layer="layout" svg:width="3.141cm" svg:height="0.416cm" svg:x="0.234cm" svg:y="0.067cm" svg:viewBox="0 0 3142 417" draw:points="0,417 3142,417 3142,0 0,0">
            <text:p/>
          </draw:polygon>
          <draw:polygon draw:style-name="gr69" draw:text-style-name="P56" draw:layer="layout" svg:width="3.141cm" svg:height="0.416cm" svg:x="0.234cm" svg:y="0.067cm" svg:viewBox="0 0 3142 417" draw:points="0,417 3142,417 3142,0 0,0">
            <text:p><text:span text:style-name="T18">QP Framework</text:span></text:p>
          </draw:polygon>
        </draw:g>
        <draw:custom-shape draw:style-name="gr101" draw:text-style-name="P73" draw:layer="layout" svg:width="14.535cm" svg:height="8.002cm" svg:x="0.238cm" svg:y="0.434cm">
          <text:p/>
          <draw:enhanced-geometry svg:viewBox="0 0 21600 21600" draw:mirror-horizontal="false" draw:mirror-vertical="false" draw:type="rectangle" draw:enhanced-path="M 0 0 L 21600 0 21600 21600 0 21600 0 0 Z N"/>
        </draw:custom-shape>
        <draw:g draw:style-name="gr8">
          <draw:polygon draw:style-name="gr68" draw:text-style-name="P55" draw:layer="layout" svg:width="4.471cm" svg:height="0.416cm" svg:x="0.634cm" svg:y="3.968cm" svg:viewBox="0 0 4472 417" draw:points="0,417 4472,417 4472,0 0,0">
            <text:p/>
          </draw:polygon>
          <draw:polygon draw:style-name="gr69" draw:text-style-name="P56" draw:layer="layout" svg:width="4.471cm" svg:height="0.416cm" svg:x="0.634cm" svg:y="3.968cm" svg:viewBox="0 0 4472 417" draw:points="0,417 4472,417 4472,0 0,0">
            <text:p><text:span text:style-name="T18"><text:s text:c="5"/></text:span><text:span text:style-name="T26">QF Active Object Framework</text:span></text:p>
          </draw:polygon>
        </draw:g>
        <draw:custom-shape draw:style-name="gr102" draw:text-style-name="P74" draw:layer="layout" svg:width="13.705cm" svg:height="3.765cm" svg:x="0.638cm" svg:y="4.346cm">
          <text:p/>
          <draw:enhanced-geometry svg:viewBox="0 0 21600 21600" draw:mirror-horizontal="false" draw:mirror-vertical="false" draw:type="rectangle" draw:enhanced-path="M 0 0 L 21600 0 21600 21600 0 21600 0 0 Z N"/>
        </draw:custom-shape>
        <draw:g draw:style-name="gr8">
          <draw:polygon draw:style-name="gr68" draw:text-style-name="P55" draw:layer="layout" svg:width="3.693cm" svg:height="0.416cm" svg:x="0.635cm" svg:y="0.767cm" svg:viewBox="0 0 3694 417" draw:points="0,417 3694,417 3694,0 0,0">
            <text:p/>
          </draw:polygon>
          <draw:polygon draw:style-name="gr69" draw:text-style-name="P56" draw:layer="layout" svg:width="3.693cm" svg:height="0.416cm" svg:x="0.635cm" svg:y="0.767cm" svg:viewBox="0 0 3694 417" draw:points="0,417 3694,417 3694,0 0,0">
            <text:p><text:span text:style-name="T18"><text:s text:c="5"/></text:span><text:span text:style-name="T26">QEP Event Processor</text:span></text:p>
          </draw:polygon>
        </draw:g>
        <draw:custom-shape draw:style-name="gr103" draw:text-style-name="P74" draw:layer="layout" svg:width="13.717cm" svg:height="2.577cm" svg:x="0.638cm" svg:y="1.16cm">
          <text:p/>
          <draw:enhanced-geometry svg:viewBox="0 0 21600 21600" draw:mirror-horizontal="false" draw:mirror-vertical="false" draw:type="rectangle" draw:enhanced-path="M 0 0 L 21600 0 21600 21600 0 21600 0 0 Z N"/>
        </draw:custom-shape>
        <draw:g draw:style-name="gr39">
          <draw:custom-shape draw:style-name="gr104" draw:text-style-name="P72" draw:layer="layout" svg:width="2.47cm" svg:height="1.619cm" svg:x="7.698cm" svg:y="1.668cm">
            <text:p text:style-name="P68"><text:span text:style-name="T23">«abstract»</text:span></text:p>
            <text:p text:style-name="P68"><text:span text:style-name="T24">QMsm</text:span></text:p>
            <text:p text:style-name="P75"><text:span text:style-name="T27"><text:s/></text:span><text:span text:style-name="T27"><text:line-break/></text:span><text:span text:style-name="T27"/></text:p>
            <text:p text:style-name="P75"><text:span text:style-name="T27"><text:s/></text:span><text:span text:style-name="T28"><text:line-break/></text:span><text:span text:style-name="T28">init()</text:span></text:p>
            <text:p text:style-name="P75"><text:span text:style-name="T28">dispatch()</text:span></text:p>
            <draw:enhanced-geometry svg:viewBox="0 0 21600 21600" draw:type="rectangle" draw:enhanced-path="M 0 0 L 21600 0 21600 21600 0 21600 0 0 Z N"/>
          </draw:custom-shape>
          <draw:line draw:style-name="gr105" draw:text-style-name="P76" draw:layer="layout" svg:x1="7.706cm" svg:y1="2.361cm" svg:x2="10.165cm" svg:y2="2.361cm">
            <text:p/>
          </draw:line>
          <draw:line draw:style-name="gr105" draw:text-style-name="P76" draw:layer="layout" svg:x1="7.695cm" svg:y1="2.521cm" svg:x2="10.154cm" svg:y2="2.521cm">
            <text:p/>
          </draw:line>
        </draw:g>
        <draw:g draw:style-name="gr39">
          <draw:custom-shape draw:style-name="gr106" draw:text-style-name="P77" draw:layer="layout" svg:width="2.47cm" svg:height="1.619cm" svg:x="1.497cm" svg:y="1.668cm">
            <text:p text:style-name="P68"><text:span text:style-name="T23">«abstract»</text:span></text:p>
            <text:p text:style-name="P68"><text:span text:style-name="T24">QHsm</text:span></text:p>
            <text:p text:style-name="P75"><text:span text:style-name="T27"><text:s/></text:span><text:span text:style-name="T27"><text:line-break/></text:span><text:span text:style-name="T27"/></text:p>
            <text:p text:style-name="P75"><text:span text:style-name="T27"><text:s/></text:span><text:span text:style-name="T28"><text:line-break/></text:span><text:span text:style-name="T28">init()</text:span></text:p>
            <text:p text:style-name="P75"><text:span text:style-name="T28">dispatch()</text:span></text:p>
            <draw:enhanced-geometry svg:viewBox="0 0 21600 21600" draw:type="rectangle" draw:enhanced-path="M 0 0 L 21600 0 21600 21600 0 21600 0 0 Z N"/>
          </draw:custom-shape>
          <draw:line draw:style-name="gr107" draw:text-style-name="P78" draw:layer="layout" svg:x1="1.505cm" svg:y1="2.361cm" svg:x2="3.964cm" svg:y2="2.361cm">
            <text:p/>
          </draw:line>
          <draw:line draw:style-name="gr107" draw:text-style-name="P78" draw:layer="layout" svg:x1="1.494cm" svg:y1="2.521cm" svg:x2="3.953cm" svg:y2="2.521cm">
            <text:p/>
          </draw:line>
        </draw:g>
        <draw:custom-shape draw:style-name="gr108" draw:text-style-name="P79" draw:layer="layout" svg:width="14.796cm" svg:height="1.605cm" svg:x="0.232cm" svg:y="9.008cm">
          <text:p/>
          <draw:enhanced-geometry svg:viewBox="0 0 21600 21600" draw:mirror-horizontal="false" draw:mirror-vertical="false" draw:type="rectangle" draw:enhanced-path="M 0 0 L 21600 0 21600 21600 0 21600 0 0 Z N"/>
        </draw:custom-shape>
        <draw:g draw:style-name="gr39">
          <draw:custom-shape draw:style-name="gr109" draw:text-style-name="P71" draw:layer="layout" svg:width="2.455cm" svg:height="1.808cm" svg:x="11.465cm" svg:y="1.431cm">
            <text:p text:style-name="P68"><text:span text:style-name="T29">«event»</text:span><text:span text:style-name="T29"><text:line-break/></text:span><text:span text:style-name="T30">QEvt</text:span></text:p>
            <text:p text:style-name="P75"><text:span text:style-name="T31"><text:s/></text:span></text:p>
            <text:p text:style-name="P75"><text:span text:style-name="T32">sig</text:span></text:p>
            <text:p text:style-name="P75"><text:span text:style-name="T32">evtTag_</text:span></text:p>
            <text:p text:style-name="P75"><text:span text:style-name="T32">refCtr_</text:span></text:p>
            <draw:enhanced-geometry svg:viewBox="0 0 21600 21600" draw:type="rectangle" draw:enhanced-path="M 0 0 L 21600 0 21600 21600 0 21600 0 0 Z N"/>
          </draw:custom-shape>
          <draw:line draw:style-name="gr110" draw:text-style-name="P80" draw:layer="layout" svg:x1="11.476cm" svg:y1="2.163cm" svg:x2="13.92cm" svg:y2="2.163cm">
            <text:p/>
          </draw:line>
        </draw:g>
        <draw:g draw:style-name="gr39">
          <draw:g draw:style-name="gr39">
            <draw:custom-shape draw:style-name="gr111" draw:text-style-name="P83" draw:layer="layout" svg:width="4.406cm" svg:height="3.093cm" svg:x="1.419cm" svg:y="4.603cm">
              <text:p text:style-name="P81"><text:span text:style-name="T23">«abstract, active»</text:span></text:p>
              <text:p text:style-name="P68"><text:span text:style-name="T24">QActive</text:span></text:p>
              <text:p text:style-name="P75"><text:span text:style-name="T27"><text:s/></text:span></text:p>
              <text:p text:style-name="P75"><text:span text:style-name="T32">prio</text:span></text:p>
              <text:p text:style-name="P82"><text:span text:style-name="T32">eQueue</text:span></text:p>
              <text:p text:style-name="P82"><text:span text:style-name="T32">thread</text:span></text:p>
              <text:p text:style-name="P75"><text:span text:style-name="T27"><text:s/></text:span></text:p>
              <text:p text:style-name="P82"><text:span text:style-name="T28">init() </text:span><text:span text:style-name="T32">{QHsm::init();}</text:span></text:p>
              <text:p text:style-name="P82"><text:span text:style-name="T28">dispatch() </text:span><text:span text:style-name="T32">{QHsm::dispatch();}</text:span></text:p>
              <text:p text:style-name="P82"><text:span text:style-name="T32">post()</text:span></text:p>
              <text:p text:style-name="P82"><text:span text:style-name="T33">publish()</text:span></text:p>
              <draw:enhanced-geometry svg:viewBox="0 0 21600 21600" draw:mirror-horizontal="false" draw:mirror-vertical="false" draw:type="rectangle" draw:enhanced-path="M 0 0 L 21600 0 21600 21600 0 21600 0 0 Z N"/>
            </draw:custom-shape>
            <draw:line draw:style-name="gr107" draw:text-style-name="P78" draw:layer="layout" svg:x1="1.555cm" svg:y1="5.316cm" svg:x2="5.645cm" svg:y2="5.316cm">
              <text:p/>
            </draw:line>
            <draw:line draw:style-name="gr107" draw:text-style-name="P78" draw:layer="layout" svg:x1="1.567cm" svg:y1="6.329cm" svg:x2="5.668cm" svg:y2="6.329cm">
              <text:p/>
            </draw:line>
            <draw:line draw:style-name="gr107" draw:text-style-name="P78" draw:layer="layout" svg:x1="1.565cm" svg:y1="4.607cm" svg:x2="1.557cm" svg:y2="7.696cm">
              <text:p/>
            </draw:line>
            <draw:line draw:style-name="gr107" draw:text-style-name="P78" draw:layer="layout" svg:x1="5.665cm" svg:y1="4.61cm" svg:x2="5.665cm" svg:y2="7.683cm">
              <text:p/>
            </draw:line>
          </draw:g>
        </draw:g>
        <draw:line draw:style-name="gr112" draw:text-style-name="P2" draw:layer="layout" svg:x1="12.695cm" svg:y1="4.665cm" svg:x2="12.69cm" svg:y2="3.244cm">
          <text:p/>
        </draw:line>
        <draw:g draw:style-name="gr8">
          <draw:frame draw:style-name="gr113" draw:text-style-name="P84" draw:layer="layout" svg:width="2.04cm" svg:height="0.387cm" svg:x="3.359cm" svg:y="3.326cm">
            <draw:text-box>
              <text:p text:style-name="P66"><text:span text:style-name="T13">«delegate»</text:span></text:p>
            </draw:text-box>
          </draw:frame>
        </draw:g>
        <draw:g draw:style-name="gr8">
          <draw:frame draw:style-name="gr114" draw:text-style-name="P85" draw:layer="layout" svg:width="2.04cm" svg:height="0.387cm" svg:x="8.623cm" svg:y="6.002cm">
            <draw:text-box>
              <text:p text:style-name="P66"><text:span text:style-name="T34">«delegate»</text:span></text:p>
            </draw:text-box>
          </draw:frame>
        </draw:g>
        <draw:line draw:style-name="gr115" draw:text-style-name="P2" draw:layer="layout" svg:x1="5.445cm" svg:y1="9.272cm" svg:x2="5.445cm" svg:y2="7.676cm">
          <text:p/>
        </draw:line>
        <draw:polyline draw:style-name="gr116" draw:text-style-name="P2" draw:layer="layout" svg:width="2.111cm" svg:height="3.279cm" svg:x="9.353cm" svg:y="6.433cm" svg:viewBox="0 0 2112 3280" draw:points="0,3280 1335,3280 1773,0 2112,3">
          <text:p/>
        </draw:polyline>
        <draw:line draw:style-name="gr117" draw:text-style-name="P86" draw:layer="layout" svg:x1="7.063cm" svg:y1="1.502cm" svg:x2="11.477cm" svg:y2="1.492cm">
          <text:p/>
        </draw:line>
        <draw:g draw:style-name="gr8">
          <draw:frame draw:style-name="gr118" draw:text-style-name="P84" draw:layer="layout" svg:width="1.195cm" svg:height="0.406cm" svg:x="10.124cm" svg:y="1.435cm">
            <draw:text-box>
              <text:p text:style-name="P66"><text:span text:style-name="T13">«use»</text:span></text:p>
            </draw:text-box>
          </draw:frame>
        </draw:g>
        <draw:g draw:style-name="gr39">
          <draw:g draw:style-name="gr39">
            <draw:custom-shape draw:style-name="gr119" draw:text-style-name="P77" draw:layer="layout" svg:width="2.209cm" svg:height="0.846cm" svg:x="4.448cm" svg:y="9.285cm">
              <text:p text:style-name="P68"><text:span text:style-name="T32">«active»</text:span></text:p>
              <text:p text:style-name="P68"><text:span text:style-name="T25">ActiveA</text:span></text:p>
              <draw:enhanced-geometry svg:viewBox="0 0 21600 21600" draw:mirror-horizontal="false" draw:mirror-vertical="false" draw:type="rectangle" draw:enhanced-path="M 0 0 L 21600 0 21600 21600 0 21600 0 0 Z N"/>
            </draw:custom-shape>
            <draw:line draw:style-name="gr120" draw:text-style-name="P78" draw:layer="layout" svg:x1="4.6cm" svg:y1="9.287cm" svg:x2="4.594cm" svg:y2="10.133cm">
              <text:p/>
            </draw:line>
            <draw:line draw:style-name="gr120" draw:text-style-name="P78" draw:layer="layout" svg:x1="6.499cm" svg:y1="9.27cm" svg:x2="6.493cm" svg:y2="10.116cm">
              <text:p/>
            </draw:line>
          </draw:g>
        </draw:g>
        <draw:line draw:style-name="gr115" draw:text-style-name="P2" draw:layer="layout" svg:x1="8.286cm" svg:y1="9.264cm" svg:x2="8.286cm" svg:y2="7.668cm">
          <text:p/>
        </draw:line>
        <draw:polyline draw:style-name="gr115" draw:text-style-name="P2" draw:layer="layout" svg:width="7.305cm" svg:height="0.676cm" draw:transform="rotate (-1.5707963267949) translate (14.575cm 1.896cm)" svg:viewBox="0 0 7306 677" draw:points="7306,4 13,0 0,677">
          <text:p/>
        </draw:polyline>
        <draw:line draw:style-name="gr112" draw:text-style-name="P2" draw:layer="layout" svg:x1="7.701cm" svg:y1="2.156cm" svg:x2="7.065cm" svg:y2="2.145cm">
          <text:p/>
        </draw:line>
        <draw:line draw:style-name="gr112" draw:text-style-name="P2" draw:layer="layout" svg:x1="3.972cm" svg:y1="2.157cm" svg:x2="4.608cm" svg:y2="2.146cm">
          <text:p/>
        </draw:line>
        <draw:g draw:style-name="gr39">
          <draw:custom-shape draw:style-name="gr121" draw:text-style-name="P69" draw:layer="layout" svg:width="2.47cm" svg:height="1.827cm" svg:x="4.584cm" svg:y="1.41cm">
            <text:p text:style-name="P68"><text:span text:style-name="T23">«abstract»</text:span></text:p>
            <text:p text:style-name="P68"><text:span text:style-name="T24">QAsm</text:span></text:p>
            <text:p text:style-name="P75"><text:span text:style-name="T27"><text:s/></text:span></text:p>
            <text:p text:style-name="P75"><text:span text:style-name="T32">state</text:span></text:p>
            <text:p text:style-name="P75"><text:span text:style-name="T27"><text:s/></text:span><text:span text:style-name="T28"><text:line-break/></text:span><text:span text:style-name="T28">init() = 0</text:span></text:p>
            <text:p text:style-name="P75"><text:span text:style-name="T28">dispatch() = 0</text:span></text:p>
            <draw:enhanced-geometry svg:viewBox="0 0 21600 21600" draw:type="rectangle" draw:enhanced-path="M 0 0 L 21600 0 21600 21600 0 21600 0 0 Z N"/>
          </draw:custom-shape>
          <draw:line draw:style-name="gr122" draw:text-style-name="P87" draw:layer="layout" svg:x1="4.592cm" svg:y1="2.103cm" svg:x2="7.051cm" svg:y2="2.103cm">
            <text:p/>
          </draw:line>
          <draw:line draw:style-name="gr122" draw:text-style-name="P87" draw:layer="layout" svg:x1="4.581cm" svg:y1="2.463cm" svg:x2="7.04cm" svg:y2="2.463cm">
            <text:p/>
          </draw:line>
        </draw:g>
        <draw:polyline draw:style-name="gr123" draw:text-style-name="P2" draw:layer="layout" svg:width="3.593cm" svg:height="1.258cm" draw:transform="rotate (-1.5707963267949) translate (4.392cm 3.067cm)" svg:viewBox="0 0 3594 1259" draw:points="3594,0 9,0 0,1259">
          <text:p/>
        </draw:polyline>
        <draw:frame draw:style-name="gr11" draw:text-style-name="P12" draw:layer="layout" svg:width="0.447cm" svg:height="0.365cm" svg:x="0.633cm" svg:y="0.767cm">
          <draw:text-box>
            <text:p text:style-name="P11"><text:span text:style-name="T4">10</text:span></text:p>
          </draw:text-box>
        </draw:frame>
        <draw:frame draw:style-name="gr11" draw:text-style-name="P12" draw:layer="layout" svg:width="0.447cm" svg:height="0.365cm" svg:x="11.295cm" svg:y="1.654cm">
          <draw:text-box>
            <text:p text:style-name="P11"><text:span text:style-name="T4">11</text:span></text:p>
          </draw:text-box>
        </draw:frame>
        <draw:frame draw:style-name="gr11" draw:text-style-name="P12" draw:layer="layout" svg:width="0.447cm" svg:height="0.365cm" svg:x="4.392cm" svg:y="1.391cm">
          <draw:text-box>
            <text:p text:style-name="P11"><text:span text:style-name="T4">12</text:span></text:p>
          </draw:text-box>
        </draw:frame>
        <draw:frame draw:style-name="gr11" draw:text-style-name="P12" draw:layer="layout" svg:width="0.447cm" svg:height="0.365cm" svg:x="1.292cm" svg:y="1.572cm">
          <draw:text-box>
            <text:p text:style-name="P11"><text:span text:style-name="T4">13</text:span></text:p>
          </draw:text-box>
        </draw:frame>
        <draw:frame draw:style-name="gr11" draw:text-style-name="P12" draw:layer="layout" svg:width="0.447cm" svg:height="0.365cm" svg:x="7.507cm" svg:y="1.666cm">
          <draw:text-box>
            <text:p text:style-name="P11"><text:span text:style-name="T4">14</text:span></text:p>
          </draw:text-box>
        </draw:frame>
        <draw:frame draw:style-name="gr11" draw:text-style-name="P12" draw:layer="layout" svg:width="0.447cm" svg:height="0.365cm" svg:x="1.292cm" svg:y="4.572cm">
          <draw:text-box>
            <text:p text:style-name="P11"><text:span text:style-name="T4">23</text:span></text:p>
          </draw:text-box>
        </draw:frame>
        <draw:frame draw:style-name="gr11" draw:text-style-name="P12" draw:layer="layout" svg:width="0.447cm" svg:height="0.365cm" svg:x="0.633cm" svg:y="3.972cm">
          <draw:text-box>
            <text:p text:style-name="P11"><text:span text:style-name="T4">20</text:span></text:p>
          </draw:text-box>
        </draw:frame>
        <draw:g draw:style-name="gr39">
          <draw:custom-shape draw:style-name="gr124" draw:text-style-name="P71" draw:layer="layout" svg:width="2.47cm" svg:height="2.833cm" svg:x="11.473cm" svg:y="4.673cm">
            <text:p text:style-name="P68"><text:span text:style-name="T23">«event»</text:span></text:p>
            <text:p text:style-name="P68"><text:span text:style-name="T25">QTimeEvt</text:span></text:p>
            <text:p text:style-name="P75"><text:span text:style-name="T27"><text:s/></text:span></text:p>
            <text:p text:style-name="P75"><text:span text:style-name="T32">ctr</text:span></text:p>
            <text:p text:style-name="P75"><text:span text:style-name="T32">interval</text:span></text:p>
            <text:p text:style-name="P75"><text:span text:style-name="T27"><text:s/></text:span><text:span text:style-name="T28"><text:line-break/></text:span><text:span text:style-name="T32">armX()</text:span></text:p>
            <text:p text:style-name="P75"><text:span text:style-name="T32">disarm()</text:span><text:span text:style-name="T32"><text:line-break/></text:span><text:span text:style-name="T32">rearm()</text:span></text:p>
            <text:p text:style-name="P75"><text:span text:style-name="T33">tick()</text:span></text:p>
            <draw:enhanced-geometry svg:viewBox="0 0 21600 21600" draw:type="rectangle" draw:enhanced-path="M 0 0 L 21600 0 21600 21600 0 21600 0 0 Z N"/>
          </draw:custom-shape>
          <draw:line draw:style-name="gr125" draw:text-style-name="P88" draw:layer="layout" svg:x1="11.47cm" svg:y1="5.366cm" svg:x2="13.929cm" svg:y2="5.366cm">
            <text:p/>
          </draw:line>
          <draw:line draw:style-name="gr125" draw:text-style-name="P88" draw:layer="layout" svg:x1="11.469cm" svg:y1="6.091cm" svg:x2="13.928cm" svg:y2="6.091cm">
            <text:p/>
          </draw:line>
        </draw:g>
        <draw:frame draw:style-name="gr11" draw:text-style-name="P12" draw:layer="layout" svg:width="0.447cm" svg:height="0.365cm" svg:x="11.24cm" svg:y="4.625cm">
          <draw:text-box>
            <text:p text:style-name="P11"><text:span text:style-name="T4">21</text:span></text:p>
          </draw:text-box>
        </draw:frame>
        <draw:g draw:style-name="gr39">
          <draw:g draw:style-name="gr39">
            <draw:custom-shape draw:style-name="gr126" draw:text-style-name="P89" draw:layer="layout" svg:width="4.406cm" svg:height="2.228cm" svg:x="6.248cm" svg:y="5.464cm">
              <text:p text:style-name="P81"><text:span text:style-name="T23">«abstract, active»</text:span></text:p>
              <text:p text:style-name="P68"><text:span text:style-name="T24">QMActive</text:span><text:span text:style-name="T27"> </text:span></text:p>
              <text:p text:style-name="P75"><text:span text:style-name="T27"/></text:p>
              <text:p text:style-name="P75"><text:span text:style-name="T27"/></text:p>
              <text:p text:style-name="P75"><text:span text:style-name="T27"><text:s/></text:span></text:p>
              <text:p text:style-name="P82"><text:span text:style-name="T28">init() </text:span><text:span text:style-name="T32">{QMsm::init();}</text:span></text:p>
              <text:p text:style-name="P82"><text:span text:style-name="T28">dispatch() </text:span><text:span text:style-name="T32">{QMsm::dispatch();}</text:span></text:p>
              <text:p text:style-name="P82"><text:span text:style-name="T32"/></text:p>
              <draw:enhanced-geometry svg:viewBox="0 0 21600 21600" draw:mirror-horizontal="false" draw:mirror-vertical="false" draw:type="rectangle" draw:enhanced-path="M 0 0 L 21600 0 21600 21600 0 21600 0 0 Z N"/>
            </draw:custom-shape>
            <draw:line draw:style-name="gr105" draw:text-style-name="P76" draw:layer="layout" svg:x1="6.407cm" svg:y1="6.2cm" svg:x2="10.497cm" svg:y2="6.2cm">
              <text:p/>
            </draw:line>
            <draw:line draw:style-name="gr105" draw:text-style-name="P76" draw:layer="layout" svg:x1="6.399cm" svg:y1="6.328cm" svg:x2="10.5cm" svg:y2="6.328cm">
              <text:p/>
            </draw:line>
            <draw:line draw:style-name="gr105" draw:text-style-name="P76" draw:layer="layout" svg:x1="6.394cm" svg:y1="5.467cm" svg:x2="6.386cm" svg:y2="7.692cm">
              <text:p/>
            </draw:line>
            <draw:line draw:style-name="gr105" draw:text-style-name="P76" draw:layer="layout" svg:x1="10.494cm" svg:y1="5.469cm" svg:x2="10.494cm" svg:y2="7.683cm">
              <text:p/>
            </draw:line>
          </draw:g>
        </draw:g>
        <draw:polyline draw:style-name="gr123" draw:text-style-name="P2" draw:layer="layout" svg:width="3.639cm" svg:height="0.509cm" draw:transform="rotate (-1.5707963267949) translate (9.831cm 3.032cm)" svg:viewBox="0 0 3640 510" draw:points="3640,0 9,0 0,510">
          <text:p/>
        </draw:polyline>
        <draw:frame draw:style-name="gr11" draw:text-style-name="P12" draw:layer="layout" svg:width="0.447cm" svg:height="0.365cm" svg:x="6.162cm" svg:y="5.462cm">
          <draw:text-box>
            <text:p text:style-name="P11"><text:span text:style-name="T4">24</text:span></text:p>
          </draw:text-box>
        </draw:frame>
        <draw:g draw:style-name="gr39">
          <draw:custom-shape draw:style-name="gr127" draw:text-style-name="P71" draw:layer="layout" svg:width="1.719cm" svg:height="1.222cm" svg:x="13.113cm" svg:y="9.211cm">
            <text:p text:style-name="P68"><text:span text:style-name="T29">«event»</text:span><text:span text:style-name="T29"><text:line-break/></text:span><text:span text:style-name="T30">EventB</text:span></text:p>
            <text:p text:style-name="P75"><text:span text:style-name="T31"><text:line-break/></text:span><text:span text:style-name="T31"/></text:p>
            <text:p text:style-name="P75"><text:span text:style-name="T32">x, y, z</text:span></text:p>
            <draw:enhanced-geometry svg:viewBox="0 0 21600 21600" draw:type="rectangle" draw:enhanced-path="M 0 0 L 21600 0 21600 21600 0 21600 0 0 Z N"/>
          </draw:custom-shape>
          <draw:line draw:style-name="gr110" draw:text-style-name="P80" draw:layer="layout" svg:x1="13.121cm" svg:y1="9.95cm" svg:x2="14.832cm" svg:y2="9.95cm">
            <text:p/>
          </draw:line>
        </draw:g>
        <draw:g draw:style-name="gr8">
          <draw:frame draw:style-name="gr128" draw:text-style-name="P84" draw:layer="layout" svg:width="2.04cm" svg:height="0.387cm" svg:x="8.774cm" svg:y="3.321cm">
            <draw:text-box>
              <text:p text:style-name="P66"><text:span text:style-name="T13">«delegate»</text:span></text:p>
            </draw:text-box>
          </draw:frame>
        </draw:g>
        <draw:polyline draw:style-name="gr112" draw:text-style-name="P2" draw:layer="layout" svg:width="0.415cm" svg:height="2.54cm" draw:transform="rotate (-1.5707963267949) translate (8.378cm 5.036cm)" svg:viewBox="0 0 416 2541" draw:points="416,0 1,0 0,2541">
          <text:p/>
        </draw:polyline>
        <draw:g draw:style-name="gr8">
          <draw:frame draw:style-name="gr89" draw:text-style-name="P90" draw:layer="layout" svg:width="0.519cm" svg:height="0.36cm" svg:x="9.589cm" svg:y="9.361cm">
            <draw:text-box>
              <text:p text:style-name="P9"><text:span text:style-name="T13">1</text:span></text:p>
            </draw:text-box>
          </draw:frame>
        </draw:g>
        <draw:g draw:style-name="gr8">
          <draw:frame draw:style-name="gr89" draw:text-style-name="P90" draw:layer="layout" svg:width="0.741cm" svg:height="0.36cm" svg:x="10.913cm" svg:y="6.019cm">
            <draw:text-box>
              <text:p text:style-name="P9"><text:span text:style-name="T13">1</text:span></text:p>
            </draw:text-box>
          </draw:frame>
        </draw:g>
        <draw:line draw:style-name="gr112" draw:text-style-name="P2" draw:layer="layout" svg:x1="5.493cm" svg:y1="4.584cm" svg:x2="5.489cm" svg:y2="3.23cm">
          <text:p/>
        </draw:line>
        <draw:g draw:style-name="gr39">
          <draw:g draw:style-name="gr39">
            <draw:custom-shape draw:style-name="gr129" draw:text-style-name="P72" draw:layer="layout" svg:width="2.209cm" svg:height="0.846cm" svg:x="7.148cm" svg:y="9.285cm">
              <text:p text:style-name="P68"><text:span text:style-name="T32">«active»</text:span></text:p>
              <text:p text:style-name="P68"><text:span text:style-name="T25">ActiveB</text:span></text:p>
              <draw:enhanced-geometry svg:viewBox="0 0 21600 21600" draw:mirror-horizontal="false" draw:mirror-vertical="false" draw:type="rectangle" draw:enhanced-path="M 0 0 L 21600 0 21600 21600 0 21600 0 0 Z N"/>
            </draw:custom-shape>
            <draw:line draw:style-name="gr130" draw:text-style-name="P76" draw:layer="layout" svg:x1="7.3cm" svg:y1="9.287cm" svg:x2="7.294cm" svg:y2="10.133cm">
              <text:p/>
            </draw:line>
            <draw:line draw:style-name="gr130" draw:text-style-name="P76" draw:layer="layout" svg:x1="9.199cm" svg:y1="9.27cm" svg:x2="9.193cm" svg:y2="10.116cm">
              <text:p/>
            </draw:line>
          </draw:g>
        </draw:g>
        <draw:frame draw:style-name="gr11" draw:text-style-name="P12" draw:layer="layout" svg:width="0.447cm" svg:height="0.365cm" svg:x="4.318cm" svg:y="9.243cm">
          <draw:text-box>
            <text:p text:style-name="P11"><text:span text:style-name="T4">03</text:span></text:p>
          </draw:text-box>
        </draw:frame>
        <draw:frame draw:style-name="gr11" draw:text-style-name="P12" draw:layer="layout" svg:width="0.447cm" svg:height="0.365cm" svg:x="7.031cm" svg:y="9.209cm">
          <draw:text-box>
            <text:p text:style-name="P11"><text:span text:style-name="T4">04</text:span></text:p>
          </draw:text-box>
        </draw:frame>
        <draw:line draw:style-name="gr131" draw:text-style-name="P86" draw:layer="layout" svg:x1="8.167cm" svg:y1="4.328cm" svg:x2="8.167cm" svg:y2="3.748cm">
          <text:p/>
        </draw:line>
        <draw:line draw:style-name="gr131" draw:text-style-name="P86" draw:layer="layout" svg:x1="9.767cm" svg:y1="9.033cm" svg:x2="9.767cm" svg:y2="8.453cm">
          <text:p/>
        </draw:line>
        <draw:g draw:style-name="gr8">
          <draw:frame draw:style-name="gr132" draw:text-style-name="P84" draw:layer="layout" svg:width="1.195cm" svg:height="0.406cm" svg:x="7.125cm" svg:y="3.935cm">
            <draw:text-box>
              <text:p text:style-name="P66"><text:span text:style-name="T13">«use»</text:span></text:p>
            </draw:text-box>
          </draw:frame>
        </draw:g>
        <draw:g draw:style-name="gr8">
          <draw:frame draw:style-name="gr133" draw:text-style-name="P84" draw:layer="layout" svg:width="1.195cm" svg:height="0.406cm" svg:x="8.725cm" svg:y="8.635cm">
            <draw:text-box>
              <text:p text:style-name="P66"><text:span text:style-name="T13">«use»</text:span></text:p>
            </draw:text-box>
          </draw:frame>
        </draw:g>
        <draw:g draw:style-name="gr39">
          <draw:custom-shape draw:style-name="gr134" draw:text-style-name="P71" draw:layer="layout" svg:width="1.719cm" svg:height="1.222cm" svg:x="11.113cm" svg:y="9.211cm">
            <text:p text:style-name="P68"><text:span text:style-name="T29">«event»</text:span><text:span text:style-name="T29"><text:line-break/></text:span><text:span text:style-name="T30">EventA</text:span></text:p>
            <text:p text:style-name="P75"><text:span text:style-name="T31"><text:line-break/></text:span><text:span text:style-name="T31"/></text:p>
            <text:p text:style-name="P75"><text:span text:style-name="T32">x, y</text:span></text:p>
            <draw:enhanced-geometry svg:viewBox="0 0 21600 21600" draw:type="rectangle" draw:enhanced-path="M 0 0 L 21600 0 21600 21600 0 21600 0 0 Z N"/>
          </draw:custom-shape>
          <draw:line draw:style-name="gr110" draw:text-style-name="P80" draw:layer="layout" svg:x1="11.121cm" svg:y1="9.95cm" svg:x2="12.832cm" svg:y2="9.95cm">
            <text:p/>
          </draw:line>
        </draw:g>
        <draw:frame draw:style-name="gr11" draw:text-style-name="P12" draw:layer="layout" svg:width="0.447cm" svg:height="0.365cm" svg:x="10.965cm" svg:y="9.198cm">
          <draw:text-box>
            <text:p text:style-name="P11"><text:span text:style-name="T4">01</text:span></text:p>
          </draw:text-box>
        </draw:frame>
        <draw:polyline draw:style-name="gr75" draw:text-style-name="P57" draw:layer="layout" svg:width="0.492cm" svg:height="2.669cm" draw:transform="skewX (-0.0694641042293743) rotate (-1.64252935905186) translate (14.575cm 8.738cm)" svg:viewBox="0 0 493 2670" draw:points="493,2635 6,2670 0,0">
          <text:p/>
        </draw:polyline>
      </draw:page>
      <draw:page draw:name="page7" draw:style-name="dp1" draw:master-page-name="PM0">
        <draw:custom-shape draw:style-name="gr135" draw:text-style-name="P1" draw:layer="layout" svg:width="15.24cm" svg:height="6.985cm" svg:x="0cm" svg:y="0cm">
          <text:p/>
          <draw:enhanced-geometry svg:viewBox="0 0 21600 21600" draw:type="rectangle" draw:enhanced-path="M 0 0 L 21600 0 21600 21600 0 21600 0 0 Z N"/>
        </draw:custom-shape>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polygon draw:style-name="gr136" draw:text-style-name="P38" draw:layer="layout" svg:width="0cm" svg:height="0cm" svg:x="5.555cm" svg:y="2.709cm" svg:viewBox="0 0 0 0" draw:points="0,0">
          <text:p/>
        </draw:polygon>
        <draw:line draw:style-name="gr137" draw:text-style-name="P92" draw:layer="layout" svg:x1="3.127cm" svg:y1="1.345cm" svg:x2="7.508cm" svg:y2="1.345cm">
          <text:p text:style-name="P91"><text:span text:style-name="T35">init()</text:span><text:span text:style-name="T35"><text:line-break/></text:span><text:span text:style-name="T35"/></text:p>
        </draw:line>
        <draw:line draw:style-name="gr137" draw:text-style-name="P92" draw:layer="layout" svg:x1="3.123cm" svg:y1="1.877cm" svg:x2="11.689cm" svg:y2="1.877cm">
          <text:p text:style-name="P91"><text:span text:style-name="T35">init()</text:span><text:span text:style-name="T35"><text:line-break/></text:span><text:span text:style-name="T35"/></text:p>
        </draw:line>
        <draw:line draw:style-name="gr137" draw:text-style-name="P92" draw:layer="layout" svg:x1="3.13cm" svg:y1="2.42cm" svg:x2="7.511cm" svg:y2="2.42cm">
          <text:p text:style-name="P91"><text:span text:style-name="T35">publish-subscribe-init()</text:span><text:span text:style-name="T35"><text:line-break/></text:span><text:span text:style-name="T35"/></text:p>
        </draw:line>
        <draw:line draw:style-name="gr137" draw:text-style-name="P92" draw:layer="layout" svg:x1="3.133cm" svg:y1="3.195cm" svg:x2="7.514cm" svg:y2="3.195cm">
          <text:p text:style-name="P91"><text:span text:style-name="T35">event-pool-init()</text:span><text:span text:style-name="T35"><text:line-break/></text:span><text:span text:style-name="T35"/></text:p>
        </draw:line>
        <draw:line draw:style-name="gr137" draw:text-style-name="P92" draw:layer="layout" svg:x1="3.14cm" svg:y1="5.491cm" svg:x2="7.521cm" svg:y2="5.491cm">
          <text:p text:style-name="P91"><text:span text:style-name="T35">run()</text:span><text:span text:style-name="T35"><text:line-break/></text:span><text:span text:style-name="T35"/></text:p>
        </draw:line>
        <draw:line draw:style-name="gr137" draw:text-style-name="P92" draw:layer="layout" svg:x1="7.836cm" svg:y1="5.623cm" svg:x2="11.699cm" svg:y2="5.623cm">
          <text:p text:style-name="P91"><text:span text:style-name="T35">start-interrupts()</text:span><text:span text:style-name="T35"><text:line-break/></text:span><text:span text:style-name="T35"/></text:p>
        </draw:line>
        <draw:line draw:style-name="gr137" draw:text-style-name="P92" draw:layer="layout" svg:x1="8.001cm" svg:y1="5.834cm" svg:x2="8.01cm" svg:y2="6.932cm">
          <text:p text:style-name="P91"><text:span text:style-name="T35"><text:line-break/></text:span><text:span text:style-name="T35"/></text:p>
        </draw:line>
        <draw:g draw:style-name="gr8">
          <draw:frame draw:style-name="gr138" draw:text-style-name="P94" draw:layer="layout" svg:width="2.701cm" svg:height="0.379cm" svg:x="7.974cm" svg:y="6.097cm">
            <draw:text-box>
              <text:p text:style-name="P93"><text:span text:style-name="T13">run Active Objects</text:span></text:p>
            </draw:text-box>
          </draw:frame>
        </draw:g>
        <draw:frame draw:style-name="gr139" draw:text-style-name="P12" draw:layer="layout" svg:width="0.324cm" svg:height="0.357cm" svg:x="2.394cm" svg:y="1.113cm">
          <draw:text-box>
            <text:p text:style-name="P11"><text:span text:style-name="T4">1</text:span></text:p>
          </draw:text-box>
        </draw:frame>
        <draw:frame draw:style-name="gr139" draw:text-style-name="P12" draw:layer="layout" svg:width="0.324cm" svg:height="0.357cm" svg:x="2.394cm" svg:y="1.714cm">
          <draw:text-box>
            <text:p text:style-name="P11"><text:span text:style-name="T4">2</text:span></text:p>
          </draw:text-box>
        </draw:frame>
        <draw:frame draw:style-name="gr139" draw:text-style-name="P12" draw:layer="layout" svg:width="0.324cm" svg:height="0.357cm" svg:x="2.394cm" svg:y="2.214cm">
          <draw:text-box>
            <text:p text:style-name="P11"><text:span text:style-name="T4">3</text:span></text:p>
          </draw:text-box>
        </draw:frame>
        <draw:frame draw:style-name="gr139" draw:text-style-name="P12" draw:layer="layout" svg:width="0.324cm" svg:height="0.357cm" svg:x="2.394cm" svg:y="3.014cm">
          <draw:text-box>
            <text:p text:style-name="P11"><text:span text:style-name="T4">4</text:span></text:p>
          </draw:text-box>
        </draw:frame>
        <draw:frame draw:style-name="gr139" draw:text-style-name="P12" draw:layer="layout" svg:width="0.324cm" svg:height="0.357cm" svg:x="2.394cm" svg:y="5.314cm">
          <draw:text-box>
            <text:p text:style-name="P11"><text:span text:style-name="T4">6</text:span></text:p>
          </draw:text-box>
        </draw:frame>
        <draw:frame draw:style-name="gr140" draw:text-style-name="P12" draw:layer="layout" svg:width="0.437cm" svg:height="0.36cm" svg:x="12.095cm" svg:y="5.474cm">
          <draw:text-box>
            <text:p text:style-name="P11"><text:span text:style-name="T4">6A</text:span></text:p>
          </draw:text-box>
        </draw:frame>
        <draw:frame draw:style-name="gr140" draw:text-style-name="P12" draw:layer="layout" svg:width="0.437cm" svg:height="0.36cm" svg:x="8.195cm" svg:y="6.574cm">
          <draw:text-box>
            <text:p text:style-name="P11"><text:span text:style-name="T4">6B</text:span></text:p>
          </draw:text-box>
        </draw:frame>
        <draw:custom-shape draw:style-name="gr141" draw:text-style-name="P95" draw:layer="layout" svg:width="12.423cm" svg:height="1.505cm" svg:x="0.957cm" svg:y="3.685cm">
          <text:p/>
          <draw:enhanced-geometry svg:viewBox="0 0 21600 21600" draw:type="rectangle" draw:enhanced-path="M 0 0 L 21600 0 21600 21600 0 21600 0 0 Z N"/>
        </draw:custom-shape>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58cm" svg:y="3.484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polygon draw:style-name="gr136" draw:text-style-name="P38" draw:layer="layout" svg:width="0cm" svg:height="0cm" svg:x="5.561cm" svg:y="4.259cm" svg:viewBox="0 0 0 0" draw:points="0,0">
          <text:p/>
        </draw:polygon>
        <draw:line draw:style-name="gr137" draw:text-style-name="P92" draw:layer="layout" svg:x1="3.124cm" svg:y1="4.078cm" svg:x2="7.513cm" svg:y2="4.078cm">
          <text:p text:style-name="P91"><text:span text:style-name="T35">Active-Object-start()</text:span><text:span text:style-name="T35"><text:line-break/></text:span><text:span text:style-name="T35"/></text:p>
        </draw:line>
        <draw:line draw:style-name="gr142" draw:text-style-name="P97" draw:layer="layout" svg:x1="3.347cm" svg:y1="4.301cm" svg:x2="7.52cm" svg:y2="4.301cm">
          <text:p text:style-name="P96"><text:span text:style-name="T35"><text:line-break/></text:span><text:span text:style-name="T35"/></text:p>
        </draw:line>
        <draw:line draw:style-name="gr137" draw:text-style-name="P92" draw:layer="layout" svg:x1="7.836cm" svg:y1="4.623cm" svg:x2="11.699cm" svg:y2="4.623cm">
          <text:p text:style-name="P91"><text:span text:style-name="T35">run()</text:span><text:span text:style-name="T35"><text:line-break/></text:span><text:span text:style-name="T35"/></text:p>
        </draw:line>
        <draw:frame draw:style-name="gr139" draw:text-style-name="P12" draw:layer="layout" svg:width="0.324cm" svg:height="0.357cm" svg:x="2.394cm" svg:y="3.814cm">
          <draw:text-box>
            <text:p text:style-name="P11"><text:span text:style-name="T4">5</text:span></text:p>
          </draw:text-box>
        </draw:frame>
        <draw:frame draw:style-name="gr140" draw:text-style-name="P12" draw:layer="layout" svg:width="0.437cm" svg:height="0.36cm" svg:x="7.894cm" svg:y="3.974cm">
          <draw:text-box>
            <text:p text:style-name="P11"><text:span text:style-name="T4">5A</text:span></text:p>
          </draw:text-box>
        </draw:frame>
        <draw:frame draw:style-name="gr140" draw:text-style-name="P12" draw:layer="layout" svg:width="0.437cm" svg:height="0.36cm" svg:x="3.595cm" svg:y="4.374cm">
          <draw:text-box>
            <text:p text:style-name="P11"><text:span text:style-name="T4">5B</text:span></text:p>
          </draw:text-box>
        </draw:frame>
        <draw:frame draw:style-name="gr140" draw:text-style-name="P12" draw:layer="layout" svg:width="0.437cm" svg:height="0.36cm" svg:x="12.095cm" svg:y="4.374cm">
          <draw:text-box>
            <text:p text:style-name="P11"><text:span text:style-name="T4">5C</text:span></text:p>
          </draw:text-box>
        </draw:frame>
        <draw:line draw:style-name="gr143" draw:text-style-name="P98" draw:layer="layout" svg:x1="11.875cm" svg:y1="0.753cm" svg:x2="11.875cm" svg:y2="6.812cm">
          <text:p/>
        </draw:line>
        <draw:line draw:style-name="gr143" draw:text-style-name="P98" draw:layer="layout" svg:x1="7.675cm" svg:y1="0.753cm" svg:x2="7.675cm" svg:y2="6.812cm">
          <text:p/>
        </draw:line>
        <draw:line draw:style-name="gr143" draw:text-style-name="P98" draw:layer="layout" svg:x1="2.975cm" svg:y1="0.752cm" svg:x2="2.975cm" svg:y2="6.812cm">
          <text:p/>
        </draw:line>
        <draw:g draw:style-name="gr8">
          <draw:polygon draw:style-name="gr40" draw:text-style-name="P37" draw:layer="layout" svg:width="0.318cm" svg:height="4.449cm" svg:x="2.812cm" svg:y="1.033cm" svg:viewBox="0 0 319 4450" draw:points="0,4450 319,4450 319,0 0,0">
            <text:p/>
          </draw:polygon>
          <draw:polygon draw:style-name="gr41" draw:text-style-name="P38" draw:layer="layout" svg:width="0.318cm" svg:height="4.449cm" svg:x="2.812cm" svg:y="1.033cm" svg:viewBox="0 0 319 4450" draw:points="0,4450 319,4450 319,0 0,0">
            <text:p/>
          </draw:polygon>
        </draw:g>
        <draw:g draw:style-name="gr8">
          <draw:polygon draw:style-name="gr40" draw:text-style-name="P37" draw:layer="layout" svg:width="0.318cm" svg:height="0.335cm" svg:x="2.994cm" svg:y="4.293cm" svg:viewBox="0 0 319 336" draw:points="0,336 319,336 319,0 0,0">
            <text:p/>
          </draw:polygon>
          <draw:polygon draw:style-name="gr41" draw:text-style-name="P38" draw:layer="layout" svg:width="0.318cm" svg:height="0.335cm" svg:x="2.994cm" svg:y="4.293cm" svg:viewBox="0 0 319 336" draw:points="0,336 319,336 319,0 0,0">
            <text:p/>
          </draw:polygon>
        </draw:g>
        <draw:custom-shape draw:style-name="gr144" draw:text-style-name="P99" draw:layer="layout" svg:width="12.423cm" svg:height="1.505cm" svg:x="0.957cm" svg:y="3.685cm">
          <text:p text:style-name="P82"><text:span text:style-name="T23">n-times</text:span></text:p>
          <draw:enhanced-geometry svg:viewBox="0 0 21600 21600" draw:type="rectangle" draw:enhanced-path="M 0 0 L 21600 0 21600 21600 0 21600 0 0 Z N"/>
        </draw:custom-shape>
        <draw:g draw:style-name="gr39">
          <draw:g draw:style-name="gr8">
            <draw:polygon draw:style-name="gr145" draw:text-style-name="P55" draw:layer="layout" svg:width="0.318cm" svg:height="0.39cm" svg:x="7.507cm" svg:y="1.373cm" svg:viewBox="0 0 319 391" draw:points="0,391 319,391 319,0 0,0">
              <text:p/>
            </draw:polygon>
            <draw:polygon draw:style-name="gr146" draw:text-style-name="P100" draw:layer="layout" svg:width="0.318cm" svg:height="0.39cm" svg:x="7.507cm" svg:y="1.373cm" svg:viewBox="0 0 319 391" draw:points="0,391 319,391 319,0 0,0">
              <text:p/>
            </draw:polygon>
          </draw:g>
        </draw:g>
        <draw:g draw:style-name="gr39">
          <draw:g draw:style-name="gr8">
            <draw:polygon draw:style-name="gr145" draw:text-style-name="P55" draw:layer="layout" svg:width="0.318cm" svg:height="0.357cm" svg:x="7.513cm" svg:y="3.223cm" svg:viewBox="0 0 319 358" draw:points="0,358 319,358 319,0 0,0">
              <text:p/>
            </draw:polygon>
            <draw:polygon draw:style-name="gr146" draw:text-style-name="P100" draw:layer="layout" svg:width="0.318cm" svg:height="0.357cm" svg:x="7.513cm" svg:y="3.223cm" svg:viewBox="0 0 319 358" draw:points="0,358 319,358 319,0 0,0">
              <text:p/>
            </draw:polygon>
          </draw:g>
        </draw:g>
        <draw:g draw:style-name="gr39">
          <draw:g draw:style-name="gr8">
            <draw:polygon draw:style-name="gr145" draw:text-style-name="P55" draw:layer="layout" svg:width="0.318cm" svg:height="1.481cm" svg:x="7.517cm" svg:y="5.503cm" svg:viewBox="0 0 319 1482" draw:points="0,1482 319,1482 319,0 0,0">
              <text:p/>
            </draw:polygon>
            <draw:polygon draw:style-name="gr146" draw:text-style-name="P100" draw:layer="layout" svg:width="0.318cm" svg:height="1.481cm" svg:x="7.517cm" svg:y="5.503cm" svg:viewBox="0 0 319 1482" draw:points="0,1482 319,1482 319,0 0,0">
              <text:p/>
            </draw:polygon>
          </draw:g>
        </draw:g>
        <draw:g draw:style-name="gr39">
          <draw:g draw:style-name="gr8">
            <draw:polygon draw:style-name="gr145" draw:text-style-name="P55" draw:layer="layout" svg:width="0.318cm" svg:height="0.929cm" svg:x="7.516cm" svg:y="4.103cm" svg:viewBox="0 0 319 930" draw:points="0,930 319,930 319,0 0,0">
              <text:p/>
            </draw:polygon>
            <draw:polygon draw:style-name="gr146" draw:text-style-name="P100" draw:layer="layout" svg:width="0.318cm" svg:height="0.929cm" svg:x="7.516cm" svg:y="4.103cm" svg:viewBox="0 0 319 930" draw:points="0,930 319,930 319,0 0,0">
              <text:p/>
            </draw:polygon>
          </draw:g>
        </draw:g>
        <draw:g draw:style-name="gr8">
          <draw:polygon draw:style-name="gr147" draw:text-style-name="P101" draw:layer="layout" svg:width="0.318cm" svg:height="0.458cm" svg:x="11.704cm" svg:y="1.89cm" svg:viewBox="0 0 319 459" draw:points="0,459 319,459 319,0 0,0">
            <text:p/>
          </draw:polygon>
          <draw:polygon draw:style-name="gr41" draw:text-style-name="P38" draw:layer="layout" svg:width="0.318cm" svg:height="0.458cm" svg:x="11.704cm" svg:y="1.89cm" svg:viewBox="0 0 319 459" draw:points="0,459 319,459 319,0 0,0">
            <text:p/>
          </draw:polygon>
        </draw:g>
        <draw:g draw:style-name="gr8">
          <draw:polygon draw:style-name="gr147" draw:text-style-name="P101" draw:layer="layout" svg:width="0.318cm" svg:height="0.326cm" svg:x="11.705cm" svg:y="5.623cm" svg:viewBox="0 0 319 327" draw:points="0,327 319,327 319,0 0,0">
            <text:p/>
          </draw:polygon>
          <draw:polygon draw:style-name="gr41" draw:text-style-name="P38" draw:layer="layout" svg:width="0.318cm" svg:height="0.326cm" svg:x="11.705cm" svg:y="5.623cm" svg:viewBox="0 0 319 327" draw:points="0,327 319,327 319,0 0,0">
            <text:p/>
          </draw:polygon>
        </draw:g>
        <draw:g draw:style-name="gr8">
          <draw:polygon draw:style-name="gr147" draw:text-style-name="P101" draw:layer="layout" svg:width="0.318cm" svg:height="0.326cm" svg:x="11.706cm" svg:y="4.624cm" svg:viewBox="0 0 319 327" draw:points="0,327 319,327 319,0 0,0">
            <text:p/>
          </draw:polygon>
          <draw:polygon draw:style-name="gr41" draw:text-style-name="P38" draw:layer="layout" svg:width="0.318cm" svg:height="0.326cm" svg:x="11.706cm" svg:y="4.624cm" svg:viewBox="0 0 319 327" draw:points="0,327 319,327 319,0 0,0">
            <text:p/>
          </draw:polygon>
        </draw:g>
        <draw:g draw:style-name="gr39">
          <draw:g draw:style-name="gr8">
            <draw:polygon draw:style-name="gr146" draw:text-style-name="P100" draw:layer="layout" svg:width="0.318cm" svg:height="0.435cm" svg:x="7.51cm" svg:y="2.448cm" svg:viewBox="0 0 319 436" draw:points="0,436 319,436 319,0 0,0">
              <text:p/>
            </draw:polygon>
            <draw:polygon draw:style-name="gr145" draw:text-style-name="P55" draw:layer="layout" svg:width="0.318cm" svg:height="0.435cm" svg:x="7.51cm" svg:y="2.448cm" svg:viewBox="0 0 319 436" draw:points="0,436 319,436 319,0 0,0">
              <text:p/>
            </draw:polygon>
          </draw:g>
        </draw:g>
        <draw:g draw:style-name="gr39">
          <draw:g draw:style-name="gr8">
            <draw:polygon draw:style-name="gr40" draw:text-style-name="P37" draw:layer="layout" svg:width="2.529cm" svg:height="0.635cm" svg:x="1.77cm" svg:y="0.15cm" svg:viewBox="0 0 2530 636" draw:points="0,636 2530,636 2530,0 0,0">
              <text:p/>
            </draw:polygon>
            <draw:polygon draw:style-name="gr41" draw:text-style-name="P38" draw:layer="layout" svg:width="2.529cm" svg:height="0.635cm" svg:x="1.77cm" svg:y="0.15cm" svg:viewBox="0 0 2530 636" draw:points="0,636 2530,636 2530,0 0,0">
              <text:p/>
            </draw:polygon>
          </draw:g>
          <draw:frame draw:style-name="gr148" draw:text-style-name="P102" draw:layer="layout" svg:width="2.529cm" svg:height="0.664cm" svg:x="1.77cm" svg:y="0.135cm">
            <draw:text-box>
              <text:p text:style-name="P26"><text:span text:style-name="T16">QP Application</text:span></text:p>
            </draw:text-box>
          </draw:frame>
        </draw:g>
        <draw:g draw:style-name="gr39">
          <draw:g draw:style-name="gr8">
            <draw:polygon draw:style-name="gr149" draw:text-style-name="P55" draw:layer="layout" svg:width="2.54cm" svg:height="0.635cm" svg:x="6.395cm" svg:y="0.15cm" svg:viewBox="0 0 2541 636" draw:points="0,636 2541,636 2541,0 0,0">
              <text:p/>
            </draw:polygon>
            <draw:polygon draw:style-name="gr146" draw:text-style-name="P100" draw:layer="layout" svg:width="2.54cm" svg:height="0.635cm" svg:x="6.395cm" svg:y="0.15cm" svg:viewBox="0 0 2541 636" draw:points="0,636 2541,636 2541,0 0,0">
              <text:p/>
            </draw:polygon>
          </draw:g>
          <draw:frame draw:style-name="gr150" draw:text-style-name="P103" draw:layer="layout" svg:width="2.54cm" svg:height="0.664cm" svg:x="6.395cm" svg:y="0.135cm">
            <draw:text-box>
              <text:p text:style-name="P26"><text:span text:style-name="T16">QF Framework</text:span></text:p>
            </draw:text-box>
          </draw:frame>
        </draw:g>
        <draw:g draw:style-name="gr39">
          <draw:g draw:style-name="gr8">
            <draw:polygon draw:style-name="gr147" draw:text-style-name="P101" draw:layer="layout" svg:width="2.529cm" svg:height="0.635cm" svg:x="10.646cm" svg:y="0.15cm" svg:viewBox="0 0 2530 636" draw:points="0,636 2530,636 2530,0 0,0">
              <text:p/>
            </draw:polygon>
            <draw:polygon draw:style-name="gr41" draw:text-style-name="P38" draw:layer="layout" svg:width="2.529cm" svg:height="0.635cm" svg:x="10.646cm" svg:y="0.15cm" svg:viewBox="0 0 2530 636" draw:points="0,636 2530,636 2530,0 0,0">
              <text:p/>
            </draw:polygon>
          </draw:g>
          <draw:frame draw:style-name="gr148" draw:text-style-name="P104" draw:layer="layout" svg:width="2.529cm" svg:height="0.664cm" svg:x="10.646cm" svg:y="0.135cm">
            <draw:text-box>
              <text:p text:style-name="P26"><text:span text:style-name="T16">BSP</text:span></text:p>
            </draw:text-box>
          </draw:frame>
        </draw:g>
      </draw:page>
      <draw:page draw:name="page8" draw:style-name="dp1" draw:master-page-name="PM0">
        <draw:custom-shape draw:style-name="gr151" draw:text-style-name="P1" draw:layer="layout" svg:width="15.24cm" svg:height="6.985cm" svg:x="0cm" svg:y="0cm">
          <text:p/>
          <draw:enhanced-geometry svg:viewBox="0 0 21600 21600" draw:type="rectangle" draw:enhanced-path="M 0 0 L 21600 0 21600 21600 0 21600 0 0 Z N"/>
        </draw:custom-shape>
        <draw:custom-shape draw:style-name="gr152" draw:text-style-name="P106" draw:layer="layout" svg:width="14.796cm" svg:height="4.67cm" svg:x="0.22cm" svg:y="0.144cm">
          <text:p text:style-name="P105"><text:span text:style-name="T4">QP Application</text:span></text:p>
          <draw:enhanced-geometry svg:viewBox="0 0 21600 21600" draw:mirror-horizontal="false" draw:mirror-vertical="false" draw:type="rectangle" draw:enhanced-path="M 0 0 L 21600 0 21600 21600 0 21600 0 0 Z N"/>
        </draw:custom-shape>
        <draw:g draw:style-name="gr39">
          <draw:g draw:style-name="gr39">
            <draw:custom-shape draw:style-name="gr153" draw:text-style-name="P107" draw:layer="layout" svg:width="3.396cm" svg:height="2.204cm" svg:x="0.4cm" svg:y="0.62cm">
              <text:p text:style-name="P81"><text:span text:style-name="T36">ActB_inst : ActiveB</text:span><text:span text:style-name="T4"> </text:span></text:p>
              <text:p text:style-name="P75"><text:span text:style-name="T27"><text:s/></text:span></text:p>
              <text:p text:style-name="P75"><text:span text:style-name="T32">prio = 3</text:span></text:p>
              <text:p text:style-name="P75"><text:span text:style-name="T32">eQueue</text:span></text:p>
              <text:p text:style-name="P75"><text:span text:style-name="T37">thread</text:span><text:span text:style-name="T25"> </text:span></text:p>
              <text:p text:style-name="P75"><text:span text:style-name="T27"><text:s/></text:span></text:p>
              <text:p text:style-name="P75"><text:span text:style-name="T32">timeEvt</text:span></text:p>
              <text:p text:style-name="P82"><text:span text:style-name="T33"/></text:p>
              <draw:enhanced-geometry svg:viewBox="0 0 21600 21600" draw:mirror-horizontal="false" draw:mirror-vertical="false" draw:type="rectangle" draw:enhanced-path="M 0 0 L 21600 0 21600 21600 0 21600 0 0 Z N"/>
            </draw:custom-shape>
            <draw:line draw:style-name="gr154" draw:text-style-name="P108" draw:layer="layout" svg:x1="0.514cm" svg:y1="1.142cm" svg:x2="3.666cm" svg:y2="1.142cm">
              <text:p/>
            </draw:line>
            <draw:line draw:style-name="gr154" draw:text-style-name="P108" draw:layer="layout" svg:x1="0.512cm" svg:y1="0.623cm" svg:x2="0.506cm" svg:y2="2.824cm">
              <text:p/>
            </draw:line>
            <draw:line draw:style-name="gr154" draw:text-style-name="P108" draw:layer="layout" svg:x1="3.673cm" svg:y1="0.624cm" svg:x2="3.673cm" svg:y2="2.815cm">
              <text:p/>
            </draw:line>
            <draw:line draw:style-name="gr154" draw:text-style-name="P108" draw:layer="layout" svg:x1="0.514cm" svg:y1="2.142cm" svg:x2="3.666cm" svg:y2="2.142cm">
              <text:p/>
            </draw:line>
          </draw:g>
        </draw:g>
        <draw:custom-shape draw:style-name="gr155" draw:text-style-name="P109" draw:layer="layout" svg:width="14.784cm" svg:height="1.789cm" svg:x="0.221cm" svg:y="4.978cm">
          <text:p text:style-name="P105"><text:span text:style-name="T4"><text:s text:c="16"/></text:span><text:span text:style-name="T4">QP Framework</text:span></text:p>
          <draw:enhanced-geometry svg:viewBox="0 0 21600 21600" draw:mirror-horizontal="false" draw:mirror-vertical="false" draw:type="rectangle" draw:enhanced-path="M 0 0 L 21600 0 21600 21600 0 21600 0 0 Z N"/>
        </draw:custom-shape>
        <draw:g draw:style-name="gr39">
          <draw:custom-shape draw:style-name="gr156" draw:text-style-name="P88" draw:layer="layout" svg:width="0.445cm" svg:height="0.464cm" svg:x="14.373cm" svg:y="0.302cm">
            <text:p/>
            <draw:enhanced-geometry svg:viewBox="0 0 21600 21600" draw:type="rectangle" draw:enhanced-path="M 0 0 L 21600 0 21600 21600 0 21600 0 0 Z N"/>
          </draw:custom-shape>
          <draw:custom-shape draw:style-name="gr157" draw:text-style-name="P88" draw:layer="layout" svg:width="0.316cm" svg:height="0.123cm" svg:x="14.2cm" svg:y="0.384cm">
            <text:p/>
            <draw:enhanced-geometry svg:viewBox="0 0 21600 21600" draw:type="rectangle" draw:enhanced-path="M 0 0 L 21600 0 21600 21600 0 21600 0 0 Z N"/>
          </draw:custom-shape>
          <draw:custom-shape draw:style-name="gr157" draw:text-style-name="P88" draw:layer="layout" svg:width="0.316cm" svg:height="0.123cm" svg:x="14.2cm" svg:y="0.572cm">
            <text:p/>
            <draw:enhanced-geometry svg:viewBox="0 0 21600 21600" draw:type="rectangle" draw:enhanced-path="M 0 0 L 21600 0 21600 21600 0 21600 0 0 Z N"/>
          </draw:custom-shape>
        </draw:g>
        <draw:g draw:style-name="gr39">
          <draw:custom-shape draw:style-name="gr158" draw:text-style-name="P111" draw:layer="layout" svg:width="2.854cm" svg:height="0.724cm" svg:x="4.144cm" svg:y="0.291cm">
            <text:p text:style-name="P110"><text:span text:style-name="T38">ActB_queueBuf[5] :</text:span></text:p>
            <text:p text:style-name="P110"><text:span text:style-name="T38"><text:s/></text:span><text:span text:style-name="T38">QEvt*</text:span></text:p>
            <draw:enhanced-geometry svg:viewBox="0 0 21600 21600" draw:mirror-horizontal="false" draw:mirror-vertical="false" draw:type="rectangle" draw:enhanced-path="M 0 0 L 21600 0 21600 21600 0 21600 0 0 Z N"/>
          </draw:custom-shape>
        </draw:g>
        <draw:g draw:style-name="gr39">
          <draw:custom-shape draw:style-name="gr159" draw:text-style-name="P111" draw:layer="layout" svg:width="2.123cm" svg:height="1.116cm" svg:x="12.673cm" svg:y="3.431cm">
            <text:p text:style-name="P110"><text:span text:style-name="T38">PS_List[35] : QSubscrList</text:span></text:p>
            <draw:enhanced-geometry svg:viewBox="0 0 21600 21600" draw:mirror-horizontal="false" draw:mirror-vertical="false" draw:type="rectangle" draw:enhanced-path="M 0 0 L 21600 0 21600 21600 0 21600 0 0 Z N"/>
          </draw:custom-shape>
        </draw:g>
        <draw:g draw:style-name="gr39">
          <draw:custom-shape draw:style-name="gr160" draw:text-style-name="P112" draw:layer="layout" svg:width="3.578cm" svg:height="0.348cm" svg:x="4.317cm" svg:y="5.223cm">
            <text:p text:style-name="P68"><text:span text:style-name="T39">EvtPool[1] : QMemPool</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738cm" svg:y1="1.954cm" svg:x2="4.148cm" svg:y2="1.954cm">
          <text:p/>
        </draw:line>
        <draw:g draw:style-name="gr39">
          <draw:custom-shape draw:style-name="gr162" draw:text-style-name="P111" draw:layer="layout" svg:width="3.213cm" svg:height="1.011cm" svg:x="4.144cm" svg:y="1.117cm">
            <text:p text:style-name="P110"><text:span text:style-name="T38">ActB_stack[512] :</text:span></text:p>
            <text:p text:style-name="P110"><text:span text:style-name="T38">uint8_t</text:span></text:p>
            <draw:enhanced-geometry svg:viewBox="0 0 21600 21600" draw:mirror-horizontal="false" draw:mirror-vertical="false" draw:type="rectangle" draw:enhanced-path="M 0 0 L 21600 0 21600 21600 0 21600 0 0 Z N"/>
          </draw:custom-shape>
        </draw:g>
        <draw:g draw:style-name="gr39">
          <draw:g draw:style-name="gr39">
            <draw:custom-shape draw:style-name="gr163" draw:text-style-name="P83" draw:layer="layout" svg:width="3.396cm" svg:height="1.511cm" svg:x="0.8cm" svg:y="3.02cm">
              <text:p text:style-name="P81"><text:span text:style-name="T36">ActA_inst : ActiveA</text:span><text:span text:style-name="T4"> </text:span></text:p>
              <text:p text:style-name="P75"><text:span text:style-name="T27"><text:s/></text:span></text:p>
              <text:p text:style-name="P75"><text:span text:style-name="T32">prio = 1</text:span></text:p>
              <text:p text:style-name="P75"><text:span text:style-name="T32">eQueue</text:span></text:p>
              <text:p text:style-name="P75"><text:span text:style-name="T32">thread</text:span></text:p>
              <text:p text:style-name="P82"><text:span text:style-name="T33"/></text:p>
              <draw:enhanced-geometry svg:viewBox="0 0 21600 21600" draw:mirror-horizontal="false" draw:mirror-vertical="false" draw:type="rectangle" draw:enhanced-path="M 0 0 L 21600 0 21600 21600 0 21600 0 0 Z N"/>
            </draw:custom-shape>
            <draw:line draw:style-name="gr154" draw:text-style-name="P108" draw:layer="layout" svg:x1="0.914cm" svg:y1="3.551cm" svg:x2="4.066cm" svg:y2="3.551cm">
              <text:p/>
            </draw:line>
            <draw:line draw:style-name="gr154" draw:text-style-name="P108" draw:layer="layout" svg:x1="0.912cm" svg:y1="3.022cm" svg:x2="0.906cm" svg:y2="4.531cm">
              <text:p/>
            </draw:line>
            <draw:line draw:style-name="gr154" draw:text-style-name="P108" draw:layer="layout" svg:x1="4.073cm" svg:y1="3.023cm" svg:x2="4.073cm" svg:y2="4.525cm">
              <text:p/>
            </draw:line>
          </draw:g>
        </draw:g>
        <draw:g draw:style-name="gr39">
          <draw:custom-shape draw:style-name="gr164" draw:text-style-name="P111" draw:layer="layout" svg:width="2.854cm" svg:height="0.941cm" svg:x="4.532cm" svg:y="2.394cm">
            <text:p text:style-name="P110"><text:span text:style-name="T38">ActA_queueBuf[9] :</text:span></text:p>
            <text:p text:style-name="P110"><text:span text:style-name="T38">QEv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2.138cm" svg:y1="4.354cm" svg:x2="4.548cm" svg:y2="4.354cm">
          <text:p/>
        </draw:line>
        <draw:g draw:style-name="gr39">
          <draw:custom-shape draw:style-name="gr165" draw:text-style-name="P111" draw:layer="layout" svg:width="3.278cm" svg:height="1.054cm" svg:x="4.532cm" svg:y="3.494cm">
            <text:p text:style-name="P110"><text:span text:style-name="T38">ActA_stack[1024] :</text:span></text:p>
            <text:p text:style-name="P110"><text:span text:style-name="T38">uint8_t</text:span></text:p>
            <draw:enhanced-geometry svg:viewBox="0 0 21600 21600" draw:mirror-horizontal="false" draw:mirror-vertical="false" draw:type="rectangle" draw:enhanced-path="M 0 0 L 21600 0 21600 21600 0 21600 0 0 Z N"/>
          </draw:custom-shape>
        </draw:g>
        <draw:g draw:style-name="gr39">
          <draw:custom-shape draw:style-name="gr166" draw:text-style-name="P111" draw:layer="layout" svg:width="3.323cm" svg:height="2.535cm" svg:x="8.247cm" svg:y="0.289cm">
            <text:p text:style-name="P110"><text:span text:style-name="T38">sml_EvtPoolBuf[1024] : uint8_t</text:span></text:p>
            <draw:enhanced-geometry svg:viewBox="0 0 21600 21600" draw:mirror-horizontal="false" draw:mirror-vertical="false" draw:type="rectangle" draw:enhanced-path="M 0 0 L 21600 0 21600 21600 0 21600 0 0 Z N"/>
          </draw:custom-shape>
        </draw:g>
        <draw:g draw:style-name="gr39">
          <draw:custom-shape draw:style-name="gr167" draw:text-style-name="P111" draw:layer="layout" svg:width="3.194cm" svg:height="1.34cm" svg:x="8.561cm" svg:y="2.297cm">
            <text:p text:style-name="P110"><text:span text:style-name="T38">med_EvtPoolBuf[512] : uint8_t</text:span></text:p>
            <draw:enhanced-geometry svg:viewBox="0 0 21600 21600" draw:mirror-horizontal="false" draw:mirror-vertical="false" draw:type="rectangle" draw:enhanced-path="M 0 0 L 21600 0 21600 21600 0 21600 0 0 Z N"/>
          </draw:custom-shape>
        </draw:g>
        <draw:g draw:style-name="gr39">
          <draw:custom-shape draw:style-name="gr168" draw:text-style-name="P111" draw:layer="layout" svg:width="3.143cm" svg:height="1.445cm" svg:x="8.961cm" svg:y="3.097cm">
            <text:p text:style-name="P110"><text:span text:style-name="T38">lrg_EvtPoolBuf[512] : uint8_t</text:span></text:p>
            <draw:enhanced-geometry svg:viewBox="0 0 21600 21600" draw:mirror-horizontal="false" draw:mirror-vertical="false" draw:type="rectangle" draw:enhanced-path="M 0 0 L 21600 0 21600 21600 0 21600 0 0 Z N"/>
          </draw:custom-shape>
        </draw:g>
        <draw:g draw:style-name="gr39">
          <draw:custom-shape draw:style-name="gr169" draw:text-style-name="P112" draw:layer="layout" svg:width="3.645cm" svg:height="0.324cm" svg:x="10.072cm" svg:y="6.093cm">
            <text:p text:style-name="P68"><text:span text:style-name="T39">subscList : </text:span><text:span text:style-name="T40">QSubscrLis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3.441cm" svg:y1="6.085cm" svg:x2="13.438cm" svg:y2="4.521cm">
          <text:p/>
        </draw:line>
        <draw:g draw:style-name="gr39">
          <draw:custom-shape draw:style-name="gr170" draw:text-style-name="P71" draw:layer="layout" svg:width="2.489cm" svg:height="0.409cm" svg:x="1.411cm" svg:y="5.803cm">
            <text:p text:style-name="P68"><text:span text:style-name="T39">act[2] : </text:span><text:span text:style-name="T40">QActive*</text:span></text:p>
            <draw:enhanced-geometry svg:viewBox="0 0 21600 21600" draw:mirror-horizontal="false" draw:mirror-vertical="false" draw:type="rectangle" draw:enhanced-path="M 0 0 L 21600 0 21600 21600 0 21600 0 0 Z N"/>
          </draw:custom-shape>
        </draw:g>
        <draw:g draw:style-name="gr39">
          <draw:custom-shape draw:style-name="gr171" draw:text-style-name="P112" draw:layer="layout" svg:width="2.489cm" svg:height="0.409cm" svg:x="1.411cm" svg:y="5.403cm">
            <text:p text:style-name="P68"><text:span text:style-name="T39">act[1] : </text:span><text:span text:style-name="T40">QActive*</text:span></text:p>
            <draw:enhanced-geometry svg:viewBox="0 0 21600 21600" draw:mirror-horizontal="false" draw:mirror-vertical="false" draw:type="rectangle" draw:enhanced-path="M 0 0 L 21600 0 21600 21600 0 21600 0 0 Z N"/>
          </draw:custom-shape>
        </draw:g>
        <draw:g draw:style-name="gr39">
          <draw:custom-shape draw:style-name="gr172" draw:text-style-name="P112" draw:layer="layout" svg:width="2.489cm" svg:height="0.409cm" svg:x="1.411cm" svg:y="6.203cm">
            <text:p text:style-name="P68"><text:span text:style-name="T39">act[3] : </text:span><text:span text:style-name="T40">QActive*</text:span></text:p>
            <draw:enhanced-geometry svg:viewBox="0 0 21600 21600" draw:mirror-horizontal="false" draw:mirror-vertical="false" draw:type="rectangle" draw:enhanced-path="M 0 0 L 21600 0 21600 21600 0 21600 0 0 Z N"/>
          </draw:custom-shape>
        </draw:g>
        <draw:polyline draw:style-name="gr173" draw:text-style-name="P2" draw:layer="layout" svg:width="0.816cm" svg:height="3.562cm" svg:x="0.599cm" svg:y="2.801cm" svg:viewBox="0 0 817 3563" draw:points="817,3563 0,3563 0,0">
          <text:p/>
        </draw:polyline>
        <draw:frame draw:style-name="gr139" draw:text-style-name="P12" draw:layer="layout" svg:width="0.444cm" svg:height="0.357cm" svg:x="0.334cm" svg:y="0.532cm">
          <draw:text-box>
            <text:p text:style-name="P11"><text:span text:style-name="T4">1A</text:span></text:p>
          </draw:text-box>
        </draw:frame>
        <draw:frame draw:style-name="gr139" draw:text-style-name="P12" draw:layer="layout" svg:width="0.444cm" svg:height="0.357cm" svg:x="0.734cm" svg:y="2.933cm">
          <draw:text-box>
            <text:p text:style-name="P11"><text:span text:style-name="T4">1B</text:span></text:p>
          </draw:text-box>
        </draw:frame>
        <draw:frame draw:style-name="gr139" draw:text-style-name="P12" draw:layer="layout" svg:width="0.444cm" svg:height="0.357cm" svg:x="4.234cm" svg:y="0.633cm">
          <draw:text-box>
            <text:p text:style-name="P11"><text:span text:style-name="T4">2A</text:span></text:p>
          </draw:text-box>
        </draw:frame>
        <draw:frame draw:style-name="gr139" draw:text-style-name="P12" draw:layer="layout" svg:width="0.444cm" svg:height="0.357cm" svg:x="4.634cm" svg:y="2.933cm">
          <draw:text-box>
            <text:p text:style-name="P11"><text:span text:style-name="T4">2B</text:span></text:p>
          </draw:text-box>
        </draw:frame>
        <draw:frame draw:style-name="gr139" draw:text-style-name="P12" draw:layer="layout" svg:width="0.444cm" svg:height="0.357cm" svg:x="4.241cm" svg:y="1.698cm">
          <draw:text-box>
            <text:p text:style-name="P11"><text:span text:style-name="T4">3A</text:span></text:p>
          </draw:text-box>
        </draw:frame>
        <draw:frame draw:style-name="gr139" draw:text-style-name="P12" draw:layer="layout" svg:width="0.444cm" svg:height="0.357cm" svg:x="4.641cm" svg:y="4.099cm">
          <draw:text-box>
            <text:p text:style-name="P11"><text:span text:style-name="T4">3B</text:span></text:p>
          </draw:text-box>
        </draw:frame>
        <draw:frame draw:style-name="gr139" draw:text-style-name="P12" draw:layer="layout" svg:width="0.444cm" svg:height="0.357cm" svg:x="8.348cm" svg:y="0.711cm">
          <draw:text-box>
            <text:p text:style-name="P11"><text:span text:style-name="T4">4A</text:span></text:p>
          </draw:text-box>
        </draw:frame>
        <draw:frame draw:style-name="gr139" draw:text-style-name="P12" draw:layer="layout" svg:width="0.444cm" svg:height="0.357cm" svg:x="8.713cm" svg:y="2.646cm">
          <draw:text-box>
            <text:p text:style-name="P11"><text:span text:style-name="T4">4B</text:span></text:p>
          </draw:text-box>
        </draw:frame>
        <draw:frame draw:style-name="gr139" draw:text-style-name="P12" draw:layer="layout" svg:width="0.444cm" svg:height="0.357cm" svg:x="9.09cm" svg:y="3.507cm">
          <draw:text-box>
            <text:p text:style-name="P11"><text:span text:style-name="T4">4C</text:span></text:p>
          </draw:text-box>
        </draw:frame>
        <draw:g draw:style-name="gr39">
          <draw:custom-shape draw:style-name="gr174" draw:text-style-name="P112" draw:layer="layout" svg:width="2.99cm" svg:height="0.354cm" svg:x="10.065cm" svg:y="5.263cm">
            <text:p text:style-name="P68"><text:span text:style-name="T39">QS_txBuf : </text:span><text:span text:style-name="T40">uint8_t*</text:span></text:p>
            <draw:enhanced-geometry svg:viewBox="0 0 21600 21600" draw:mirror-horizontal="false" draw:mirror-vertical="false" draw:type="rectangle" draw:enhanced-path="M 0 0 L 21600 0 21600 21600 0 21600 0 0 Z N"/>
          </draw:custom-shape>
        </draw:g>
        <draw:g draw:style-name="gr39">
          <draw:custom-shape draw:style-name="gr175" draw:text-style-name="P111" draw:layer="layout" svg:width="2.534cm" svg:height="1.898cm" svg:x="12.273cm" svg:y="1.124cm">
            <text:p text:style-name="P110"><text:span text:style-name="T38">trBuf[1024] : uint8_t</text:span></text:p>
            <draw:enhanced-geometry svg:viewBox="0 0 21600 21600" draw:mirror-horizontal="false" draw:mirror-vertical="false" draw:type="rectangle" draw:enhanced-path="M 0 0 L 21600 0 21600 21600 0 21600 0 0 Z N"/>
          </draw:custom-shape>
        </draw:g>
        <draw:line draw:style-name="gr161" draw:text-style-name="P2" draw:layer="layout" svg:x1="12.44cm" svg:y1="5.261cm" svg:x2="12.439cm" svg:y2="3.021cm">
          <text:p/>
        </draw:line>
        <draw:frame draw:style-name="gr139" draw:text-style-name="P12" draw:layer="layout" svg:width="0.324cm" svg:height="0.357cm" svg:x="1.194cm" svg:y="5.312cm">
          <draw:text-box>
            <text:p text:style-name="P11"><text:span text:style-name="T4">1</text:span></text:p>
          </draw:text-box>
        </draw:frame>
        <draw:frame draw:style-name="gr139" draw:text-style-name="P12" draw:layer="layout" svg:width="0.324cm" svg:height="0.357cm" svg:x="9.848cm" svg:y="6.014cm">
          <draw:text-box>
            <text:p text:style-name="P11"><text:span text:style-name="T4">5</text:span></text:p>
          </draw:text-box>
        </draw:frame>
        <draw:frame draw:style-name="gr139" draw:text-style-name="P12" draw:layer="layout" svg:width="0.324cm" svg:height="0.357cm" svg:x="9.848cm" svg:y="5.215cm">
          <draw:text-box>
            <text:p text:style-name="P11"><text:span text:style-name="T4">6</text:span></text:p>
          </draw:text-box>
        </draw:frame>
        <draw:frame draw:style-name="gr139" draw:text-style-name="P12" draw:layer="layout" svg:width="0.444cm" svg:height="0.357cm" svg:x="12.772cm" svg:y="4.143cm">
          <draw:text-box>
            <text:p text:style-name="P11"><text:span text:style-name="T4">5A</text:span></text:p>
          </draw:text-box>
        </draw:frame>
        <draw:frame draw:style-name="gr139" draw:text-style-name="P12" draw:layer="layout" svg:width="0.444cm" svg:height="0.357cm" svg:x="12.372cm" svg:y="2.644cm">
          <draw:text-box>
            <text:p text:style-name="P11"><text:span text:style-name="T4">6A</text:span></text:p>
          </draw:text-box>
        </draw:frame>
        <draw:g draw:style-name="gr39">
          <draw:custom-shape draw:style-name="gr176" draw:text-style-name="P112" draw:layer="layout" svg:width="3.578cm" svg:height="0.348cm" svg:x="4.317cm" svg:y="5.571cm">
            <text:p text:style-name="P68"><text:span text:style-name="T39">EvtPool[2] : QMemPool</text:span></text:p>
            <draw:enhanced-geometry svg:viewBox="0 0 21600 21600" draw:mirror-horizontal="false" draw:mirror-vertical="false" draw:type="rectangle" draw:enhanced-path="M 0 0 L 21600 0 21600 21600 0 21600 0 0 Z N"/>
          </draw:custom-shape>
        </draw:g>
        <draw:g draw:style-name="gr39">
          <draw:custom-shape draw:style-name="gr177" draw:text-style-name="P112" draw:layer="layout" svg:width="3.578cm" svg:height="0.348cm" svg:x="4.317cm" svg:y="5.913cm">
            <text:p text:style-name="P68"><text:span text:style-name="T39">EvtPool[3] : QMemPool</text:span></text:p>
            <draw:enhanced-geometry svg:viewBox="0 0 21600 21600" draw:mirror-horizontal="false" draw:mirror-vertical="false" draw:type="rectangle" draw:enhanced-path="M 0 0 L 21600 0 21600 21600 0 21600 0 0 Z N"/>
          </draw:custom-shape>
        </draw:g>
        <draw:frame draw:style-name="gr139" draw:text-style-name="P12" draw:layer="layout" svg:width="0.324cm" svg:height="0.357cm" svg:x="4.139cm" svg:y="5.124cm">
          <draw:text-box>
            <text:p text:style-name="P11"><text:span text:style-name="T4">4</text:span></text:p>
          </draw:text-box>
        </draw:frame>
        <draw:g draw:style-name="gr39">
          <draw:custom-shape draw:style-name="gr178" draw:text-style-name="P71" draw:layer="layout" svg:width="3.578cm" svg:height="0.348cm" svg:x="4.317cm" svg:y="6.259cm">
            <text:p text:style-name="P68"><text:span text:style-name="T39">EvtPool[4] : QMemPool</text:span></text:p>
            <draw:enhanced-geometry svg:viewBox="0 0 21600 21600" draw:mirror-horizontal="false" draw:mirror-vertical="false" draw:type="rectangle" draw:enhanced-path="M 0 0 L 21600 0 21600 21600 0 21600 0 0 Z N"/>
          </draw:custom-shape>
        </draw:g>
        <draw:polyline draw:style-name="gr173" draw:text-style-name="P2" draw:layer="layout" svg:width="0.51cm" svg:height="2.593cm" svg:x="7.881cm" svg:y="2.814cm" svg:viewBox="0 0 511 2594" draw:points="0,2594 511,2594 511,0">
          <text:p/>
        </draw:polyline>
        <draw:polyline draw:style-name="gr173" draw:text-style-name="P2" draw:layer="layout" svg:width="0.895cm" svg:height="2.134cm" svg:x="7.889cm" svg:y="3.632cm" svg:viewBox="0 0 896 2135" draw:points="0,2135 896,2135 896,0">
          <text:p/>
        </draw:polyline>
        <draw:polyline draw:style-name="gr173" draw:text-style-name="P2" draw:layer="layout" svg:width="1.324cm" svg:height="1.585cm" svg:x="7.877cm" svg:y="4.53cm" svg:viewBox="0 0 1325 1586" draw:points="0,1586 1325,1586 1325,0">
          <text:p/>
        </draw:polyline>
        <draw:g draw:style-name="gr39">
          <draw:custom-shape draw:style-name="gr156" draw:text-style-name="P88" draw:layer="layout" svg:width="0.445cm" svg:height="0.464cm" svg:x="14.373cm" svg:y="5.202cm">
            <text:p/>
            <draw:enhanced-geometry svg:viewBox="0 0 21600 21600" draw:type="rectangle" draw:enhanced-path="M 0 0 L 21600 0 21600 21600 0 21600 0 0 Z N"/>
          </draw:custom-shape>
          <draw:custom-shape draw:style-name="gr157" draw:text-style-name="P88" draw:layer="layout" svg:width="0.316cm" svg:height="0.123cm" svg:x="14.2cm" svg:y="5.284cm">
            <text:p/>
            <draw:enhanced-geometry svg:viewBox="0 0 21600 21600" draw:type="rectangle" draw:enhanced-path="M 0 0 L 21600 0 21600 21600 0 21600 0 0 Z N"/>
          </draw:custom-shape>
          <draw:custom-shape draw:style-name="gr157" draw:text-style-name="P88" draw:layer="layout" svg:width="0.316cm" svg:height="0.123cm" svg:x="14.2cm" svg:y="5.472cm">
            <text:p/>
            <draw:enhanced-geometry svg:viewBox="0 0 21600 21600" draw:type="rectangle" draw:enhanced-path="M 0 0 L 21600 0 21600 21600 0 21600 0 0 Z N"/>
          </draw:custom-shape>
        </draw:g>
        <draw:polyline draw:style-name="gr173" draw:text-style-name="P2" draw:layer="layout" svg:width="0.51cm" svg:height="1.487cm" svg:x="0.939cm" svg:y="4.537cm" svg:viewBox="0 0 511 1488" draw:points="511,1488 0,1488 0,0">
          <text:p/>
        </draw:polyline>
        <draw:polyline draw:style-name="gr173" draw:text-style-name="P2" draw:layer="layout" svg:width="2.388cm" svg:height="0.96cm" svg:x="1.742cm" svg:y="0.708cm" svg:viewBox="0 0 2389 961" draw:points="0,961 1623,961 2389,0">
          <text:p/>
        </draw:polyline>
        <draw:polyline draw:style-name="gr173" draw:text-style-name="P2" draw:layer="layout" svg:width="2.388cm" svg:height="0.96cm" svg:x="2.145cm" svg:y="3.068cm" svg:viewBox="0 0 2389 961" draw:points="0,961 1623,961 2389,0">
          <text:p/>
        </draw:polyline>
      </draw:page>
      <draw:page draw:name="page9" draw:style-name="dp1" draw:master-page-name="PM0">
        <draw:custom-shape draw:style-name="gr179" draw:text-style-name="P1" draw:layer="layout" svg:width="15.24cm" svg:height="3.81cm" svg:x="0cm" svg:y="0cm">
          <text:p/>
          <draw:enhanced-geometry svg:viewBox="0 0 21600 21600" draw:type="rectangle" draw:enhanced-path="M 0 0 L 21600 0 21600 21600 0 21600 0 0 Z N"/>
        </draw:custom-shape>
        <draw:custom-shape draw:style-name="gr180" draw:text-style-name="P106" draw:layer="layout" svg:width="14.796cm" svg:height="3.512cm" svg:x="0.22cm" svg:y="0.144cm">
          <text:p text:style-name="P105"><text:span text:style-name="T4">QP Application</text:span></text:p>
          <draw:enhanced-geometry svg:viewBox="0 0 21600 21600" draw:mirror-horizontal="false" draw:mirror-vertical="false" draw:type="rectangle" draw:enhanced-path="M 0 0 L 21600 0 21600 21600 0 21600 0 0 Z N"/>
        </draw:custom-shape>
        <draw:g draw:style-name="gr39">
          <draw:g draw:style-name="gr39">
            <draw:custom-shape draw:style-name="gr153" draw:text-style-name="P107" draw:layer="layout" svg:width="3.396cm" svg:height="2.204cm" svg:x="0.6cm" svg:y="0.82cm">
              <text:p text:style-name="P81"><text:span text:style-name="T36">ActB_inst : ActiveB</text:span><text:span text:style-name="T4"> </text:span></text:p>
              <text:p text:style-name="P75"><text:span text:style-name="T27"><text:s/></text:span></text:p>
              <text:p text:style-name="P75"><text:span text:style-name="T32">prio = 3</text:span></text:p>
              <text:p text:style-name="P75"><text:span text:style-name="T32">eQueue</text:span></text:p>
              <text:p text:style-name="P75"><text:span text:style-name="T37">thread</text:span><text:span text:style-name="T25"> </text:span></text:p>
              <text:p text:style-name="P75"><text:span text:style-name="T27"><text:s/></text:span></text:p>
              <text:p text:style-name="P82"><text:span text:style-name="T33"/></text:p>
              <draw:enhanced-geometry svg:viewBox="0 0 21600 21600" draw:mirror-horizontal="false" draw:mirror-vertical="false" draw:type="rectangle" draw:enhanced-path="M 0 0 L 21600 0 21600 21600 0 21600 0 0 Z N"/>
            </draw:custom-shape>
            <draw:line draw:style-name="gr154" draw:text-style-name="P108" draw:layer="layout" svg:x1="0.714cm" svg:y1="1.342cm" svg:x2="3.866cm" svg:y2="1.342cm">
              <text:p/>
            </draw:line>
            <draw:line draw:style-name="gr154" draw:text-style-name="P108" draw:layer="layout" svg:x1="0.712cm" svg:y1="0.823cm" svg:x2="0.706cm" svg:y2="3.024cm">
              <text:p/>
            </draw:line>
            <draw:line draw:style-name="gr154" draw:text-style-name="P108" draw:layer="layout" svg:x1="3.873cm" svg:y1="0.824cm" svg:x2="3.873cm" svg:y2="3.015cm">
              <text:p/>
            </draw:line>
          </draw:g>
        </draw:g>
        <draw:g draw:style-name="gr39">
          <draw:custom-shape draw:style-name="gr181" draw:text-style-name="P114" draw:layer="layout" svg:width="2.606cm" svg:height="0.454cm" svg:x="7.342cm" svg:y="0.984cm">
            <text:p text:style-name="P113"><text:span text:style-name="T41"><text:s text:c="2"/></text:span><text:span text:style-name="T41">sml_EvtpoolBuf</text:span></text:p>
            <draw:enhanced-geometry svg:viewBox="0 0 21600 21600" draw:mirror-horizontal="false" draw:mirror-vertical="false" draw:type="rectangle" draw:enhanced-path="M 0 0 L 21600 0 21600 21600 0 21600 0 0 Z N"/>
          </draw:custom-shape>
        </draw:g>
        <draw:g draw:style-name="gr39" xml:id="id4" draw:id="id4">
          <draw:custom-shape draw:style-name="gr182" draw:text-style-name="P115" draw:layer="layout" svg:width="2.606cm" svg:height="0.694cm" svg:x="7.342cm" svg:y="1.426cm">
            <text:p text:style-name="P110"><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3" draw:text-style-name="P111" draw:layer="layout" svg:width="2.606cm" svg:height="0.694cm" svg:x="7.342cm" svg:y="2.111cm">
            <text:p/>
            <draw:enhanced-geometry svg:viewBox="0 0 21600 21600" draw:mirror-horizontal="false" draw:mirror-vertical="false" draw:type="rectangle" draw:enhanced-path="M 0 0 L 21600 0 21600 21600 0 21600 0 0 Z N"/>
          </draw:custom-shape>
        </draw:g>
        <draw:g draw:style-name="gr39" xml:id="id2" draw:id="id2">
          <draw:custom-shape draw:style-name="gr184" draw:text-style-name="P115" draw:layer="layout" svg:width="2.606cm" svg:height="0.698cm" svg:x="7.342cm" svg:y="2.793cm">
            <text:p text:style-name="P110"><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5" draw:text-style-name="P111" draw:layer="layout" svg:width="4.047cm" svg:height="0.391cm" svg:x="10.615cm" svg:y="1.287cm">
            <text:p text:style-name="P110"><text:span text:style-name="T41">med_EvtpoolBuf</text:span></text:p>
            <draw:enhanced-geometry svg:viewBox="0 0 21600 21600" draw:mirror-horizontal="false" draw:mirror-vertical="false" draw:type="rectangle" draw:enhanced-path="M 0 0 L 21600 0 21600 21600 0 21600 0 0 Z N"/>
          </draw:custom-shape>
        </draw:g>
        <draw:g draw:style-name="gr39" xml:id="id6" draw:id="id6">
          <draw:custom-shape draw:style-name="gr186" draw:text-style-name="P117" draw:layer="layout" svg:width="4.047cm" svg:height="0.602cm" svg:x="10.615cm" svg:y="2.274cm">
            <text:p text:style-name="P116"><text:span text:style-name="T42">«mutable»</text:span></text:p>
            <draw:enhanced-geometry svg:viewBox="0 0 21600 21600" draw:mirror-horizontal="false" draw:mirror-vertical="false" draw:type="rectangle" draw:enhanced-path="M 0 0 L 21600 0 21600 21600 0 21600 0 0 Z N"/>
          </draw:custom-shape>
        </draw:g>
        <draw:g draw:style-name="gr39">
          <draw:custom-shape draw:style-name="gr187" draw:text-style-name="P111" draw:layer="layout" svg:width="4.047cm" svg:height="0.602cm" svg:x="10.615cm" svg:y="1.677cm">
            <text:p/>
            <draw:enhanced-geometry svg:viewBox="0 0 21600 21600" draw:mirror-horizontal="false" draw:mirror-vertical="false" draw:type="rectangle" draw:enhanced-path="M 0 0 L 21600 0 21600 21600 0 21600 0 0 Z N"/>
          </draw:custom-shape>
        </draw:g>
        <draw:g draw:style-name="gr39">
          <draw:custom-shape draw:style-name="gr188" draw:text-style-name="P111" draw:layer="layout" svg:width="4.047cm" svg:height="0.604cm" svg:x="10.615cm" svg:y="2.853cm">
            <text:p/>
            <draw:enhanced-geometry svg:viewBox="0 0 21600 21600" draw:mirror-horizontal="false" draw:mirror-vertical="false" draw:type="rectangle" draw:enhanced-path="M 0 0 L 21600 0 21600 21600 0 21600 0 0 Z N"/>
          </draw:custom-shape>
        </draw:g>
        <draw:connector draw:style-name="gr189" draw:text-style-name="P2" draw:layer="layout" draw:line-skew="0.018cm" svg:x1="5.829cm" svg:y1="1.286cm" svg:x2="7.342cm" svg:y2="3.142cm" draw:start-shape="id1" draw:start-glue-point="1" draw:end-shape="id2" svg:d="M5829 1286h775v1856h738" svg:viewBox="0 0 1514 1857">
          <text:p/>
        </draw:connector>
        <draw:connector draw:style-name="gr190" draw:text-style-name="P2" draw:layer="layout" draw:line-skew="0.252cm" svg:x1="5.829cm" svg:y1="1.075cm" svg:x2="7.342cm" svg:y2="1.773cm" draw:start-shape="id3" draw:start-glue-point="1" draw:end-shape="id4" draw:end-glue-point="3" svg:d="M5829 1075h1009v698h504" svg:viewBox="0 0 1514 699">
          <text:p/>
        </draw:connector>
        <draw:connector draw:style-name="gr191" draw:text-style-name="P2" draw:layer="layout" draw:line-skew="2cm" svg:x1="5.829cm" svg:y1="0.855cm" svg:x2="10.615cm" svg:y2="2.575cm" draw:start-shape="id5" draw:start-glue-point="1" draw:end-shape="id6" draw:end-glue-point="3" svg:d="M5829 855h4393v1720h393" svg:viewBox="0 0 4787 1721">
          <text:p/>
        </draw:connector>
        <draw:g draw:style-name="gr39" xml:id="id8" draw:id="id8">
          <draw:custom-shape draw:style-name="gr192" draw:text-style-name="P118" draw:layer="layout" svg:width="2.367cm" svg:height="0.596cm" svg:x="11.376cm" svg:y="0.339cm">
            <text:p text:style-name="P113"><text:span text:style-name="T43"><text:s text:c="3"/></text:span><text:span text:style-name="T43">evt123 : QEvt</text:span><text:span text:style-name="T43"><text:line-break/></text:span><text:span text:style-name="T42">«immutable»</text:span></text:p>
            <draw:enhanced-geometry svg:viewBox="0 0 21600 21600" draw:mirror-horizontal="false" draw:mirror-vertical="false" draw:type="rectangle" draw:enhanced-path="M 0 0 L 21600 0 21600 21600 0 21600 0 0 Z N"/>
          </draw:custom-shape>
        </draw:g>
        <draw:connector draw:style-name="gr193" draw:text-style-name="P2" draw:layer="layout" svg:x1="5.829cm" svg:y1="0.634cm" svg:x2="11.376cm" svg:y2="0.637cm" draw:start-shape="id7" draw:start-glue-point="1" draw:end-shape="id8" draw:end-glue-point="3" svg:d="M5829 634h2773v3h2774" svg:viewBox="0 0 5548 4">
          <text:p/>
        </draw:connector>
        <draw:polyline draw:style-name="gr173" draw:text-style-name="P2" draw:layer="layout" svg:width="2.557cm" svg:height="1.327cm" svg:x="1.913cm" svg:y="0.51cm" svg:viewBox="0 0 2558 1328" draw:points="0,1328 1738,1328 2558,0">
          <text:p/>
        </draw:polyline>
        <draw:frame draw:style-name="gr76" draw:text-style-name="P12" draw:layer="layout" svg:width="0.421cm" svg:height="0.319cm" svg:x="7.238cm" svg:y="0.962cm">
          <draw:text-box>
            <text:p text:style-name="P11"><text:span text:style-name="T4">4A</text:span></text:p>
          </draw:text-box>
        </draw:frame>
        <draw:frame draw:style-name="gr76" draw:text-style-name="P12" draw:layer="layout" svg:width="0.438cm" svg:height="0.319cm" svg:x="10.59cm" svg:y="1.258cm">
          <draw:text-box>
            <text:p text:style-name="P11"><text:span text:style-name="T4">4B</text:span></text:p>
          </draw:text-box>
        </draw:frame>
        <draw:frame draw:style-name="gr76" draw:text-style-name="P12" draw:layer="layout" svg:width="0.462cm" svg:height="0.319cm" svg:x="11.284cm" svg:y="0.225cm">
          <draw:text-box>
            <text:p text:style-name="P11"><text:span text:style-name="T4">3A</text:span></text:p>
          </draw:text-box>
        </draw:frame>
        <draw:g draw:style-name="gr39">
          <draw:custom-shape draw:style-name="gr156" draw:text-style-name="P88" draw:layer="layout" svg:width="0.445cm" svg:height="0.464cm" svg:x="14.373cm" svg:y="0.302cm">
            <text:p/>
            <draw:enhanced-geometry svg:viewBox="0 0 21600 21600" draw:type="rectangle" draw:enhanced-path="M 0 0 L 21600 0 21600 21600 0 21600 0 0 Z N"/>
          </draw:custom-shape>
          <draw:custom-shape draw:style-name="gr157" draw:text-style-name="P88" draw:layer="layout" svg:width="0.316cm" svg:height="0.123cm" svg:x="14.2cm" svg:y="0.384cm">
            <text:p/>
            <draw:enhanced-geometry svg:viewBox="0 0 21600 21600" draw:type="rectangle" draw:enhanced-path="M 0 0 L 21600 0 21600 21600 0 21600 0 0 Z N"/>
          </draw:custom-shape>
          <draw:custom-shape draw:style-name="gr157" draw:text-style-name="P88" draw:layer="layout" svg:width="0.316cm" svg:height="0.123cm" svg:x="14.2cm" svg:y="0.572cm">
            <text:p/>
            <draw:enhanced-geometry svg:viewBox="0 0 21600 21600" draw:type="rectangle" draw:enhanced-path="M 0 0 L 21600 0 21600 21600 0 21600 0 0 Z N"/>
          </draw:custom-shape>
        </draw:g>
        <draw:frame draw:style-name="gr76" draw:text-style-name="P12" draw:layer="layout" svg:width="0.462cm" svg:height="0.319cm" svg:x="0.478cm" svg:y="0.758cm">
          <draw:text-box>
            <text:p text:style-name="P11"><text:span text:style-name="T4">1A</text:span></text:p>
          </draw:text-box>
        </draw:frame>
        <draw:g draw:style-name="gr39" xml:id="id7" draw:id="id7">
          <draw:custom-shape draw:style-name="gr194" draw:text-style-name="P119" draw:layer="layout" svg:width="1.362cm" svg:height="0.225cm" svg:x="4.467cm" svg:y="0.522cm">
            <text:p/>
            <draw:enhanced-geometry svg:viewBox="0 0 21600 21600" draw:mirror-horizontal="false" draw:mirror-vertical="false" draw:type="rectangle" draw:enhanced-path="M 0 0 L 21600 0 21600 21600 0 21600 0 0 Z N"/>
          </draw:custom-shape>
        </draw:g>
        <draw:g draw:style-name="gr39" xml:id="id5" draw:id="id5">
          <draw:custom-shape draw:style-name="gr195" draw:text-style-name="P119" draw:layer="layout" svg:width="1.362cm" svg:height="0.225cm" svg:x="4.467cm" svg:y="0.743cm">
            <text:p/>
            <draw:enhanced-geometry svg:viewBox="0 0 21600 21600" draw:mirror-horizontal="false" draw:mirror-vertical="false" draw:type="rectangle" draw:enhanced-path="M 0 0 L 21600 0 21600 21600 0 21600 0 0 Z N"/>
          </draw:custom-shape>
        </draw:g>
        <draw:g draw:style-name="gr39" xml:id="id3" draw:id="id3">
          <draw:custom-shape draw:style-name="gr196" draw:text-style-name="P119" draw:layer="layout" svg:width="1.362cm" svg:height="0.224cm" svg:x="4.467cm" svg:y="0.963cm">
            <text:p/>
            <draw:enhanced-geometry svg:viewBox="0 0 21600 21600" draw:mirror-horizontal="false" draw:mirror-vertical="false" draw:type="rectangle" draw:enhanced-path="M 0 0 L 21600 0 21600 21600 0 21600 0 0 Z N"/>
          </draw:custom-shape>
        </draw:g>
        <draw:g draw:style-name="gr39" xml:id="id1" draw:id="id1">
          <draw:custom-shape draw:style-name="gr197" draw:text-style-name="P119" draw:layer="layout" svg:width="1.362cm" svg:height="0.224cm" svg:x="4.467cm" svg:y="1.174cm">
            <text:p/>
            <draw:enhanced-geometry svg:viewBox="0 0 21600 21600" draw:mirror-horizontal="false" draw:mirror-vertical="false" draw:type="rectangle" draw:enhanced-path="M 0 0 L 21600 0 21600 21600 0 21600 0 0 Z N"/>
          </draw:custom-shape>
        </draw:g>
        <draw:g draw:style-name="gr39" xml:id="id9" draw:id="id9">
          <draw:custom-shape draw:style-name="gr198" draw:text-style-name="P119" draw:layer="layout" svg:width="1.362cm" svg:height="0.224cm" svg:x="4.467cm" svg:y="1.384cm">
            <text:p/>
            <draw:enhanced-geometry svg:viewBox="0 0 21600 21600" draw:mirror-horizontal="false" draw:mirror-vertical="false" draw:type="rectangle" draw:enhanced-path="M 0 0 L 21600 0 21600 21600 0 21600 0 0 Z N"/>
          </draw:custom-shape>
        </draw:g>
        <draw:g draw:style-name="gr39">
          <draw:custom-shape draw:style-name="gr199" draw:text-style-name="P111" draw:layer="layout" svg:width="1.362cm" svg:height="0.225cm" svg:x="4.467cm" svg:y="1.596cm">
            <text:p/>
            <draw:enhanced-geometry svg:viewBox="0 0 21600 21600" draw:mirror-horizontal="false" draw:mirror-vertical="false" draw:type="rectangle" draw:enhanced-path="M 0 0 L 21600 0 21600 21600 0 21600 0 0 Z N"/>
          </draw:custom-shape>
        </draw:g>
        <draw:g draw:style-name="gr39">
          <draw:custom-shape draw:style-name="gr200" draw:text-style-name="P111" draw:layer="layout" svg:width="1.362cm" svg:height="0.225cm" svg:x="4.467cm" svg:y="1.827cm">
            <text:p/>
            <draw:enhanced-geometry svg:viewBox="0 0 21600 21600" draw:mirror-horizontal="false" draw:mirror-vertical="false" draw:type="rectangle" draw:enhanced-path="M 0 0 L 21600 0 21600 21600 0 21600 0 0 Z N"/>
          </draw:custom-shape>
        </draw:g>
        <draw:frame draw:style-name="gr76" draw:text-style-name="P12" draw:layer="layout" svg:width="0.462cm" svg:height="0.319cm" svg:x="4.508cm" svg:y="0.495cm">
          <draw:text-box>
            <text:p text:style-name="P11"><text:span text:style-name="T4">2A</text:span></text:p>
          </draw:text-box>
        </draw:frame>
        <draw:connector draw:style-name="gr189" draw:text-style-name="P2" draw:layer="layout" svg:x1="5.829cm" svg:y1="1.496cm" svg:x2="3.091cm" svg:y2="2.515cm" draw:start-shape="id9" draw:start-glue-point="1" draw:end-shape="id10" draw:end-glue-point="1" svg:d="M5829 1496h509v1019h-3247" svg:viewBox="0 0 3248 1020">
          <text:p/>
        </draw:connector>
        <draw:g draw:style-name="gr39" xml:id="id10" draw:id="id10">
          <draw:custom-shape draw:style-name="gr201" draw:text-style-name="P120" draw:layer="layout" svg:width="2.317cm" svg:height="0.383cm" svg:x="0.774cm" svg:y="2.324cm">
            <text:p text:style-name="P110"><text:span text:style-name="T44">timeEvt</text:span></text:p>
            <draw:enhanced-geometry svg:viewBox="0 0 21600 21600" draw:mirror-horizontal="false" draw:mirror-vertical="false" draw:type="rectangle" draw:enhanced-path="M 0 0 L 21600 0 21600 21600 0 21600 0 0 Z N"/>
          </draw:custom-shape>
        </draw:g>
        <draw:frame draw:style-name="gr76" draw:text-style-name="P12" draw:layer="layout" svg:width="0.438cm" svg:height="0.319cm" svg:x="0.79cm" svg:y="2.359cm">
          <draw:text-box>
            <text:p text:style-name="P11"><text:span text:style-name="T4">5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Cascadia Code Light" svg:font-family="'Cascadia Code Light'" style:font-family-generic="modern" style:font-pitch="fixed"/>
    <style:font-face style:name="Consolas" svg:font-family="Consolas" style:font-family-generic="modern" style:font-pitch="fixed"/>
    <style:font-face style:name="Consolas1" svg:font-family="Consolas" style:font-family-generic="modern" style:font-pitch="variable"/>
    <style:font-face style:name="Courier New" svg:font-family="'Courier New'" style:font-pitch="variable"/>
    <style:font-face style:name="Courier New1" svg:font-family="'Courier New'"/>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729fcf" draw:start-intensity="100%" draw:end-intensity="100%" draw:angle="0deg" draw:border="0%">
      <loext:gradient-stop svg:offset="0" loext:color-type="rgb" loext:color-value="#3465a4"/>
      <loext:gradient-stop svg:offset="1" loext:color-type="rgb" loext:color-value="#729fcf"/>
    </draw:gradient>
    <draw:gradient draw:name="Gradient_20_40" draw:display-name="Gradient 40" draw:style="linear" draw:start-color="#8080ff" draw:end-color="#e0e0ff" draw:start-intensity="100%" draw:end-intensity="100%" draw:angle="0deg" draw:border="0%">
      <loext:gradient-stop svg:offset="0" loext:color-type="rgb" loext:color-value="#8080ff"/>
      <loext:gradient-stop svg:offset="1" loext:color-type="rgb" loext:color-value="#e0e0ff"/>
    </draw:gradient>
    <draw:gradient draw:name="Gradient_20_44" draw:display-name="Gradient 44" draw:style="linear" draw:start-color="#ffff00" draw:end-color="#ffbf00" draw:start-intensity="100%" draw:end-intensity="100%" draw:angle="0deg" draw:border="0%">
      <loext:gradient-stop svg:offset="0" loext:color-type="rgb" loext:color-value="#ffff00"/>
      <loext:gradient-stop svg:offset="1" loext:color-type="rgb" loext:color-value="#ffbf00"/>
    </draw:gradient>
    <draw:gradient draw:name="Gradient_20_5" draw:display-name="Gradient 5" draw:style="linear" draw:start-color="#ffff00" draw:end-color="#ff860d" draw:start-intensity="100%" draw:end-intensity="100%" draw:angle="0deg" draw:border="0%">
      <loext:gradient-stop svg:offset="0" loext:color-type="rgb" loext:color-value="#ffff00"/>
      <loext:gradient-stop svg:offset="1" loext:color-type="rgb" loext:color-value="#ff860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4" draw:display-name="Arrowheads 1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6" draw:display-name="Arrowheads 16"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7" draw:display-name="Arrowheads 17"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8" draw:display-name="Arrowheads 18"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19" draw:display-name="Arrowheads 19"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 svg:viewBox="0 0 2239 2244" svg:d="M1125 0l-45 9-38 25-21 30-1009 2010-11 34-1 34 12 41 27 32 23 15 23 9 26 4 37-5 31-15 23-21 15-23 905-1804 899 1804 10 17 12 14 15 13 15 9 21 8 30 4 20-2 15-4 17-7 16-10 12-10 13-15 12-21 7-22 3-27-2-20-11-30-998-2012-24-33-36-23z"/>
    <draw:marker draw:name="Line_20_short" draw:display-name="Line short"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Marker_5f_1" draw:display-name="Marker_1" svg:viewBox="0 0 20 20" svg:d="M10 0l-10 20h20z"/>
    <draw:marker draw:name="Triangle"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 draw:style="rect" draw:dots1="1" draw:dots1-length="300%" draw:distance="100%"/>
    <draw:stroke-dash draw:name="Dash_5f_0" draw:display-name="Dash_0" draw:style="round" draw:dots1="1" draw:dots1-length="100%" draw:dots2="1" draw:dots2-length="100%" draw:distance="300%"/>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0cm" fo:margin-bottom="0cm" fo:margin-left="0cm" fo:margin-right="0cm" fo:page-width="15.24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2"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4"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5"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6"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7"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8"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9"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0"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1"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12"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PM0_5f_" style:display-name="PM0_"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7-11T12:18:22.909000000</dc:date>
    <meta:creation-date>2023-07-27T12:26:33Z</meta:creation-date>
    <meta:generator>LibreOffice/7.6.4.1$Windows_X86_64 LibreOffice_project/e19e193f88cd6c0525a17fb7a176ed8e6a3e2aa1</meta:generator>
    <meta:editing-duration>P4DT9H46M37S</meta:editing-duration>
    <meta:editing-cycles>280</meta:editing-cycles>
    <meta:document-statistic meta:object-count="700"/>
  </office:meta>
</office:document-meta>
</file>